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_32_3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_32_3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Normal_32_3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_32_3" style:data-style-name="N0">
      <style:table-cell-properties style:vertical-align="automatic" fo:wrap-option="wrap" fo:background-color="transparent"/>
    </style:style>
    <style:style style:name="ce6" style:family="table-cell" style:parent-style-name="Normal_32_4_32_3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_32_3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3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3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_32_3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Normal_32_3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_32_3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Normal_32_3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Normal_32_3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_32_3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Normal_32_3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Normal_32_3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_32_3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Normal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Normal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_32_3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Default" style:data-style-name="N0">
      <style:table-cell-properties fo:border-top="none" fo:border-bottom="none" fo:border-left="thin solid #BFBFBF" fo:border-right="thin solid #BFBFBF" style:vertical-align="middle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30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1" style:family="table-cell" style:parent-style-name="Default" style:data-style-name="N14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2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3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4" style:family="table-cell" style:parent-style-name="Default" style:data-style-name="N14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5" style:family="table-cell" style:parent-style-name="Default" style:data-style-name="N0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6" style:family="table-cell" style:parent-style-name="Default" style:data-style-name="N0">
      <style:table-cell-properties fo:border-top="thin dotted #BFBFBF" fo:border-bottom="thin solid #040404" fo:border-left="none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37" style:family="table-cell" style:parent-style-name="Default" style:data-style-name="N0">
      <style:table-cell-properties fo:border-top="thin dotted #BFBFBF" fo:border-bottom="thin solid #040404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8" style:family="table-cell" style:parent-style-name="Default" style:data-style-name="N3">
      <style:table-cell-properties fo:border-top="thin dotted #BFBFBF" fo:border-bottom="thin solid #040404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9" style:family="table-cell" style:parent-style-name="Default" style:data-style-name="N14">
      <style:table-cell-properties fo:border-top="thin dotted #BFBFBF" fo:border-bottom="thin solid #040404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40" style:family="table-cell" style:parent-style-name="Default" style:data-style-name="N0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1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fo:color="#0070C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2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fo:color="#00B05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3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fo:color="#7030A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4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fo:color="#BF8F0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5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6" style:family="table-cell" style:parent-style-name="Default" style:data-style-name="N14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none" fo:border-bottom="thin solid #000000" fo:border-left="none" fo:border-right="thin solid #BFBFBF" fo:background-color="transparent"/>
    </style:style>
    <style:style style:name="ce48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none" fo:border-bottom="thin solid #000000" fo:border-left="none" fo:border-right="thin solid #BFBFBF" style:vertical-align="automatic" fo:wrap-option="wrap" style:repeat-content="false"/>
      <style:paragraph-properties fo:text-align="start" fo:margin-lef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1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2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4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5" style:family="table-cell" style:parent-style-name="Default" style:data-style-name="N3">
      <style:table-cell-properties fo:border-top="thin dotted #BFBFBF" fo:border-bottom="thin solid #040404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6" style:family="table-cell" style:parent-style-name="Default" style:data-style-name="N19">
      <style:table-cell-properties fo:border-top="thin dotted #BFBFBF" fo:border-bottom="thin solid #040404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7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9" style:family="table-cell" style:parent-style-name="Normal_32_4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60" style:family="table-cell" style:parent-style-name="Normal_32_4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1" style:family="table-cell" style:parent-style-name="Normal_32_4_32_4" style:data-style-name="N0">
      <style:table-cell-properties style:vertical-align="automatic" fo:background-color="transparent"/>
    </style:style>
    <style:style style:name="ce62" style:family="table-cell" style:parent-style-name="Normal_32_4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63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5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6" style:family="table-cell" style:parent-style-name="Normal_32_4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67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8" style:family="table-cell" style:parent-style-name="Normal_32_4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69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70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71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2" style:family="table-cell" style:parent-style-name="Normal_32_4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73" style:family="table-cell" style:parent-style-name="Normal_32_4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74" style:family="table-cell" style:parent-style-name="Porcentaje_32_4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75" style:family="table-cell" style:parent-style-name="Normal_32_4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76" style:family="table-cell" style:parent-style-name="Porcentaje_32_4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77" style:family="table-cell" style:parent-style-name="Normal_32_4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78" style:family="table-cell" style:parent-style-name="Normal_32_4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9" style:family="table-cell" style:parent-style-name="Normal_32_4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0" style:family="table-cell" style:parent-style-name="Porcentaje_32_4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1" style:family="table-cell" style:parent-style-name="Normal_32_4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2" style:family="table-cell" style:parent-style-name="Normal_32_4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3" style:family="table-cell" style:parent-style-name="Porcentaje_32_4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4" style:family="table-cell" style:parent-style-name="Normal_32_4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5" style:family="table-cell" style:parent-style-name="Normal_32_4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6" style:family="table-cell" style:parent-style-name="Porcentaje_32_4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7" style:family="table-cell" style:parent-style-name="Normal_32_4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88" style:family="table-cell" style:parent-style-name="Normal_32_4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9" style:family="table-cell" style:parent-style-name="Normal_32_4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90" style:family="table-cell" style:parent-style-name="Porcentaje_32_4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91" style:family="table-cell" style:parent-style-name="Porcentaje_32_4" style:data-style-name="N36"/>
    <style:style style:name="ce92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3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4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6" style:family="table-cell" style:parent-style-name="Normal_32_4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7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8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9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00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01" style:family="table-cell" style:parent-style-name="Default" style:data-style-name="N0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02" style:family="table-cell" style:parent-style-name="Default" style:data-style-name="N3">
      <style:table-cell-properties fo:border-top="thin solid #000000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03" style:family="table-cell" style:parent-style-name="Default" style:data-style-name="N14">
      <style:table-cell-properties fo:border-top="thin solid #000000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04" style:family="table-cell" style:parent-style-name="Default" style:data-style-name="N3">
      <style:table-cell-properties fo:border-top="thin dotted #E6E6E6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05" style:family="table-cell" style:parent-style-name="Default" style:data-style-name="N14">
      <style:table-cell-properties fo:border-top="thin dotted #E6E6E6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06" style:family="table-cell" style:parent-style-name="Default" style:data-style-name="N0">
      <style:table-cell-properties fo:border-top="thin dotted #E6E6E6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07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108" style:family="table-cell" style:parent-style-name="Default" style:data-style-name="N0">
      <style:table-cell-properties fo:border-top="thin dotted #E6E6E6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09" style:family="table-cell" style:parent-style-name="Default" style:data-style-name="N14">
      <style:table-cell-properties fo:border-top="thin dotted #E6E6E6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10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11" style:family="table-cell" style:parent-style-name="Default" style:data-style-name="N3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12" style:family="table-cell" style:parent-style-name="Default" style:data-style-name="N14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13" style:family="table-cell" style:parent-style-name="Normal_32_5" style:data-style-name="N0">
      <style:table-cell-properties style:vertical-align="automatic" fo:background-color="transparent"/>
    </style:style>
    <style:style style:name="ce114" style:family="table-cell" style:parent-style-name="Normal_32_5" style:data-style-name="N0">
      <style:table-cell-properties fo:border-top="thin solid #000000" fo:border-bottom="2pt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15" style:family="table-cell" style:parent-style-name="Normal_32_5" style:data-style-name="N0">
      <style:table-cell-properties fo:border-top="none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116" style:family="table-cell" style:parent-style-name="Normal_32_4_32_4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7" style:family="table-cell" style:parent-style-name="Porcentaje_32_4" style:data-style-name="N36">
      <style:table-cell-properties fo:border-top="none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118" style:family="table-cell" style:parent-style-name="Normal_32_5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119" style:family="table-cell" style:parent-style-name="Normal_32_4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0" style:family="table-cell" style:parent-style-name="Normal_32_5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121" style:family="table-cell" style:parent-style-name="Normal_32_5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2" style:family="table-cell" style:parent-style-name="Normal_32_5" style:data-style-name="N3">
      <style:table-cell-properties fo:border-top="thin solid #000000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3" style:family="table-cell" style:parent-style-name="Normal_32_5" style:data-style-name="N14">
      <style:table-cell-properties fo:border-top="thin solid #000000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4" style:family="table-cell" style:parent-style-name="Default" style:data-style-name="N0">
      <style:table-cell-properties fo:border-top="none" fo:border-bottom="2pt solid #000000" fo:border-left="none" fo:border-right="thin solid #BFBFBF" fo:background-color="transparent"/>
    </style:style>
    <style:style style:name="ce125" style:family="table-cell" style:parent-style-name="Normal_32_5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6" style:family="table-cell" style:parent-style-name="Normal_32_5" style:data-style-name="N0">
      <style:table-cell-properties fo:border-top="none" fo:border-bottom="thin solid #000000" fo:border-left="thin solid #BFBFBF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7" style:family="table-cell" style:parent-style-name="Normal_32_5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28" style:family="table-cell" style:parent-style-name="Normal_32_5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9" style:family="table-cell" style:parent-style-name="Normal_32_5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0" style:family="table-cell" style:parent-style-name="Normal_32_5" style:data-style-name="N0">
      <style:table-cell-properties style:vertical-align="top" fo:background-color="transparent" style:repeat-content="false"/>
      <style:paragraph-properties fo:text-align="start" fo:margin-left="0cm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131" style:family="table-cell" style:parent-style-name="Normal_32_5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132" style:family="table-cell" style:parent-style-name="Normal_32_5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3" style:family="table-cell" style:parent-style-name="Normal_32_5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4" style:family="table-cell" style:parent-style-name="Normal_32_5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5" style:family="table-cell" style:parent-style-name="Normal_32_5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136" style:family="table-cell" style:parent-style-name="Normal_32_5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7" style:family="table-cell" style:parent-style-name="Normal_32_5" style:data-style-name="N0">
      <style:table-cell-properties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8" style:family="table-cell" style:parent-style-name="Normal_32_5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9" style:family="table-cell" style:parent-style-name="Normal_32_5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40" style:family="table-cell" style:parent-style-name="Porcentaje_32_4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40404" style:text-line-through-style="none" style:font-name="Arial" style:font-name-asian="Arial" style:font-name-complex="Arial" fo:font-size="7pt" style:font-size-asian="7pt" style:font-size-complex="7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7pt" style:font-size-asian="7pt" style:font-size-complex="7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27pt" style:use-optimal-row-height="true" fo:break-before="auto"/>
    </style:style>
    <style:style style:name="ro7" style:family="table-row">
      <style:table-row-properties style:row-height="18pt" style:use-optimal-row-height="true" fo:break-before="auto"/>
    </style:style>
    <style:style style:name="ro8" style:family="table-row">
      <style:table-row-properties style:row-height="65.25pt" style:use-optimal-row-height="true" fo:break-before="auto"/>
    </style:style>
    <style:style style:name="ro9" style:family="table-row">
      <style:table-row-properties style:row-height="29.25pt" style:use-optimal-row-height="false" fo:break-before="auto"/>
    </style:style>
    <style:style style:name="ro10" style:family="table-row">
      <style:table-row-properties style:row-height="33pt" style:use-optimal-row-height="true" fo:break-before="auto"/>
    </style:style>
    <style:style style:name="ro11" style:family="table-row">
      <style:table-row-properties style:row-height="33pt" style:use-optimal-row-height="false" fo:break-before="auto"/>
    </style:style>
    <style:style style:name="ro12" style:family="table-row">
      <style:table-row-properties style:row-height="23.25pt" style:use-optimal-row-height="false" fo:break-before="auto"/>
    </style:style>
    <style:style style:name="ro13" style:family="table-row">
      <style:table-row-properties style:row-height="45pt" style:use-optimal-row-height="true" fo:break-before="auto"/>
    </style:style>
    <style:style style:name="ro14" style:family="table-row">
      <style:table-row-properties style:row-height="15pt" style:use-optimal-row-height="false" fo:break-before="auto"/>
    </style:style>
    <style:style style:name="ro15" style:family="table-row">
      <style:table-row-properties style:row-height="48.75pt" style:use-optimal-row-height="true" fo:break-before="auto"/>
    </style:style>
    <style:style style:name="ro16" style:family="table-row">
      <style:table-row-properties style:row-height="24pt" style:use-optimal-row-height="true" fo:break-before="auto"/>
    </style:style>
    <style:style style:name="ro17" style:family="table-row">
      <style:table-row-properties style:row-height="51pt" style:use-optimal-row-height="tru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1421630" table:style-name="ce7">
            <text:p>11.421.630</text:p>
          </table:table-cell>
          <table:table-cell office:value-type="float" office:value="966000" table:style-name="ce7">
            <text:p>966.000</text:p>
          </table:table-cell>
          <table:table-cell office:value-type="float" office:value="2716140" table:style-name="ce7">
            <text:p>2.716.14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6974470" table:style-name="ce9">
            <text:p>16.974.470</text:p>
          </table:table-cell>
          <table:table-cell office:value-type="float" office:value="17345965.5" table:style-name="ce9">
            <text:p>17.345.966</text:p>
          </table:table-cell>
          <table:table-cell office:value-type="percentage" office:value="1" table:style-name="ce10">
            <text:p>100,0%</text:p>
          </table:table-cell>
          <table:table-cell office:value-type="float" office:value="7489790" table:style-name="ce8">
            <text:p>7.489.790</text:p>
          </table:table-cell>
          <table:table-cell office:value-type="float" office:value="7354043" table:style-name="ce8">
            <text:p>7.354.043</text:p>
          </table:table-cell>
          <table:table-cell office:value-type="float" office:value="4230763" table:style-name="ce8">
            <text:p>4.230.763</text:p>
          </table:table-cell>
          <table:table-cell office:value-type="date" office:date-value="2022-09-28T00:00:00" table:style-name="ce11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860819" table:style-name="ce7">
            <text:p>1.860.819</text:p>
          </table:table-cell>
          <table:table-cell office:value-type="float" office:value="148930" table:style-name="ce7">
            <text:p>148.930</text:p>
          </table:table-cell>
          <table:table-cell office:value-type="float" office:value="423230" table:style-name="ce7">
            <text:p>423.230</text:p>
          </table:table-cell>
          <table:table-cell office:value-type="float" office:value="252500" table:style-name="ce7">
            <text:p>252.500</text:p>
          </table:table-cell>
          <table:table-cell office:value-type="float" office:value="58035" table:style-name="ce13">
            <text:p>58.035</text:p>
          </table:table-cell>
          <table:table-cell office:value-type="float" office:value="2743514" table:style-name="ce14">
            <text:p>2.743.514</text:p>
          </table:table-cell>
          <table:table-cell office:value-type="float" office:value="2688866.5" table:style-name="ce14">
            <text:p>2.688.867</text:p>
          </table:table-cell>
          <table:table-cell office:value-type="percentage" office:value="0.98008120242871" table:style-name="ce15">
            <text:p>98,0%</text:p>
          </table:table-cell>
          <table:table-cell office:value-type="float" office:value="1152357" table:style-name="ce13">
            <text:p>1.152.357</text:p>
          </table:table-cell>
          <table:table-cell office:value-type="float" office:value="1132336" table:style-name="ce13">
            <text:p>1.132.336</text:p>
          </table:table-cell>
          <table:table-cell office:value-type="float" office:value="733164" table:style-name="ce13">
            <text:p>733.16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569227" table:style-name="ce7">
            <text:p>1.569.227</text:p>
          </table:table-cell>
          <table:table-cell office:value-type="float" office:value="114000" table:style-name="ce7">
            <text:p>114.000</text:p>
          </table:table-cell>
          <table:table-cell office:value-type="float" office:value="507370" table:style-name="ce7">
            <text:p>507.370</text:p>
          </table:table-cell>
          <table:table-cell office:value-type="float" office:value="219760" table:style-name="ce7">
            <text:p>219.760</text:p>
          </table:table-cell>
          <table:table-cell office:value-type="float" office:value="42940" table:style-name="ce13">
            <text:p>42.940</text:p>
          </table:table-cell>
          <table:table-cell office:value-type="float" office:value="2453297" table:style-name="ce14">
            <text:p>2.453.297</text:p>
          </table:table-cell>
          <table:table-cell office:value-type="float" office:value="2303602.5" table:style-name="ce14">
            <text:p>2.303.603</text:p>
          </table:table-cell>
          <table:table-cell office:value-type="percentage" office:value="0.93898231645006702" table:style-name="ce15">
            <text:p>93,9%</text:p>
          </table:table-cell>
          <table:table-cell office:value-type="float" office:value="929877" table:style-name="ce13">
            <text:p>929.877</text:p>
          </table:table-cell>
          <table:table-cell office:value-type="float" office:value="920754" table:style-name="ce13">
            <text:p>920.754</text:p>
          </table:table-cell>
          <table:table-cell office:value-type="float" office:value="730328" table:style-name="ce13">
            <text:p>730.328</text:p>
          </table:table-cell>
          <table:table-cell office:value-type="date" office:date-value="2022-09-27T00:00:00" table:style-name="ce16">
            <text:p>27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284972" table:style-name="ce7">
            <text:p>1.284.972</text:p>
          </table:table-cell>
          <table:table-cell office:value-type="float" office:value="125540" table:style-name="ce7">
            <text:p>125.540</text:p>
          </table:table-cell>
          <table:table-cell office:value-type="float" office:value="433690" table:style-name="ce7">
            <text:p>433.690</text:p>
          </table:table-cell>
          <table:table-cell office:value-type="float" office:value="225400" table:style-name="ce7">
            <text:p>225.400</text:p>
          </table:table-cell>
          <table:table-cell office:value-type="float" office:value="50040" table:style-name="ce13">
            <text:p>50.040</text:p>
          </table:table-cell>
          <table:table-cell office:value-type="float" office:value="2119642" table:style-name="ce14">
            <text:p>2.119.642</text:p>
          </table:table-cell>
          <table:table-cell office:value-type="float" office:value="2061099.5" table:style-name="ce14">
            <text:p>2.061.100</text:p>
          </table:table-cell>
          <table:table-cell office:value-type="percentage" office:value="0.97238094923576712" table:style-name="ce15">
            <text:p>97,2%</text:p>
          </table:table-cell>
          <table:table-cell office:value-type="float" office:value="929415" table:style-name="ce13">
            <text:p>929.415</text:p>
          </table:table-cell>
          <table:table-cell office:value-type="float" office:value="914426" table:style-name="ce13">
            <text:p>914.426</text:p>
          </table:table-cell>
          <table:table-cell office:value-type="float" office:value="495504" table:style-name="ce13">
            <text:p>495.50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834748" table:style-name="ce7">
            <text:p>2.834.748</text:p>
          </table:table-cell>
          <table:table-cell office:value-type="float" office:value="230540" table:style-name="ce7">
            <text:p>230.540</text:p>
          </table:table-cell>
          <table:table-cell office:value-type="float" office:value="796470" table:style-name="ce7">
            <text:p>796.470</text:p>
          </table:table-cell>
          <table:table-cell office:value-type="float" office:value="455710" table:style-name="ce7">
            <text:p>455.710</text:p>
          </table:table-cell>
          <table:table-cell office:value-type="float" office:value="132660" table:style-name="ce13">
            <text:p>132.660</text:p>
          </table:table-cell>
          <table:table-cell office:value-type="float" office:value="4450128" table:style-name="ce14">
            <text:p>4.450.128</text:p>
          </table:table-cell>
          <table:table-cell office:value-type="float" office:value="4199799" table:style-name="ce14">
            <text:p>4.199.799</text:p>
          </table:table-cell>
          <table:table-cell office:value-type="percentage" office:value="0.94374791017247139" table:style-name="ce15">
            <text:p>94,4%</text:p>
          </table:table-cell>
          <table:table-cell office:value-type="float" office:value="1824946" table:style-name="ce13">
            <text:p>1.824.946</text:p>
          </table:table-cell>
          <table:table-cell office:value-type="float" office:value="1769849" table:style-name="ce13">
            <text:p>1.769.849</text:p>
          </table:table-cell>
          <table:table-cell office:value-type="float" office:value="1026047" table:style-name="ce13">
            <text:p>1.026.047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919185" table:style-name="ce7">
            <text:p>919.185</text:p>
          </table:table-cell>
          <table:table-cell office:value-type="float" office:value="60000" table:style-name="ce7">
            <text:p>60.000</text:p>
          </table:table-cell>
          <table:table-cell office:value-type="float" office:value="175400" table:style-name="ce7">
            <text:p>175.400</text:p>
          </table:table-cell>
          <table:table-cell office:value-type="float" office:value="120490" table:style-name="ce7">
            <text:p>120.490</text:p>
          </table:table-cell>
          <table:table-cell office:value-type="float" office:value="22145" table:style-name="ce13">
            <text:p>22.145</text:p>
          </table:table-cell>
          <table:table-cell office:value-type="float" office:value="1297220" table:style-name="ce14">
            <text:p>1.297.220</text:p>
          </table:table-cell>
          <table:table-cell office:value-type="float" office:value="1270078" table:style-name="ce14">
            <text:p>1.270.078</text:p>
          </table:table-cell>
          <table:table-cell office:value-type="percentage" office:value="0.97907679499236833" table:style-name="ce15">
            <text:p>97,9%</text:p>
          </table:table-cell>
          <table:table-cell office:value-type="float" office:value="520251" table:style-name="ce13">
            <text:p>520.251</text:p>
          </table:table-cell>
          <table:table-cell office:value-type="float" office:value="517331" table:style-name="ce13">
            <text:p>517.331</text:p>
          </table:table-cell>
          <table:table-cell office:value-type="float" office:value="355898" table:style-name="ce13">
            <text:p>355.898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4084695" table:style-name="ce7">
            <text:p>4.084.695</text:p>
          </table:table-cell>
          <table:table-cell office:value-type="float" office:value="280480" table:style-name="ce7">
            <text:p>280.480</text:p>
          </table:table-cell>
          <table:table-cell office:value-type="float" office:value="691850" table:style-name="ce7">
            <text:p>691.850</text:p>
          </table:table-cell>
          <table:table-cell office:value-type="float" office:value="472170" table:style-name="ce7">
            <text:p>472.170</text:p>
          </table:table-cell>
          <table:table-cell office:value-type="float" office:value="94635" table:style-name="ce13">
            <text:p>94.635</text:p>
          </table:table-cell>
          <table:table-cell office:value-type="float" office:value="5623830" table:style-name="ce14">
            <text:p>5.623.830</text:p>
          </table:table-cell>
          <table:table-cell office:value-type="float" office:value="5358041" table:style-name="ce14">
            <text:p>5.358.041</text:p>
          </table:table-cell>
          <table:table-cell office:value-type="percentage" office:value="0.95273879189093558" table:style-name="ce15">
            <text:p>95,3%</text:p>
          </table:table-cell>
          <table:table-cell office:value-type="float" office:value="2152901" table:style-name="ce13">
            <text:p>2.152.901</text:p>
          </table:table-cell>
          <table:table-cell office:value-type="float" office:value="2127808" table:style-name="ce13">
            <text:p>2.127.808</text:p>
          </table:table-cell>
          <table:table-cell office:value-type="float" office:value="1541575" table:style-name="ce13">
            <text:p>1.541.575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762769" table:style-name="ce7">
            <text:p>2.762.769</text:p>
          </table:table-cell>
          <table:table-cell office:value-type="float" office:value="258000" table:style-name="ce7">
            <text:p>258.000</text:p>
          </table:table-cell>
          <table:table-cell office:value-type="float" office:value="712830" table:style-name="ce7">
            <text:p>712.830</text:p>
          </table:table-cell>
          <table:table-cell office:value-type="float" office:value="381270" table:style-name="ce7">
            <text:p>381.270</text:p>
          </table:table-cell>
          <table:table-cell office:value-type="float" office:value="93045" table:style-name="ce13">
            <text:p>93.045</text:p>
          </table:table-cell>
          <table:table-cell office:value-type="float" office:value="4207914" table:style-name="ce14">
            <text:p>4.207.914</text:p>
          </table:table-cell>
          <table:table-cell office:value-type="float" office:value="4044428.5" table:style-name="ce14">
            <text:p>4.044.429</text:p>
          </table:table-cell>
          <table:table-cell office:value-type="percentage" office:value="0.96114808905315086" table:style-name="ce15">
            <text:p>96,1%</text:p>
          </table:table-cell>
          <table:table-cell office:value-type="float" office:value="1769298" table:style-name="ce13">
            <text:p>1.769.298</text:p>
          </table:table-cell>
          <table:table-cell office:value-type="float" office:value="1718991" table:style-name="ce13">
            <text:p>1.718.991</text:p>
          </table:table-cell>
          <table:table-cell office:value-type="float" office:value="1112154" table:style-name="ce13">
            <text:p>1.112.15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911334" table:style-name="ce7">
            <text:p>8.911.334</text:p>
          </table:table-cell>
          <table:table-cell office:value-type="float" office:value="507070" table:style-name="ce7">
            <text:p>507.070</text:p>
          </table:table-cell>
          <table:table-cell office:value-type="float" office:value="3139230" table:style-name="ce7">
            <text:p>3.139.230</text:p>
          </table:table-cell>
          <table:table-cell office:value-type="float" office:value="1484370" table:style-name="ce7">
            <text:p>1.484.370</text:p>
          </table:table-cell>
          <table:table-cell office:value-type="float" office:value="352320" table:style-name="ce13">
            <text:p>352.320</text:p>
          </table:table-cell>
          <table:table-cell office:value-type="float" office:value="14394324" table:style-name="ce14">
            <text:p>14.394.324</text:p>
          </table:table-cell>
          <table:table-cell office:value-type="float" office:value="14410872.5" table:style-name="ce14">
            <text:p>14.410.873</text:p>
          </table:table-cell>
          <table:table-cell office:value-type="percentage" office:value="1" table:style-name="ce15">
            <text:p>100,0%</text:p>
          </table:table-cell>
          <table:table-cell office:value-type="float" office:value="6502940" table:style-name="ce13">
            <text:p>6.502.940</text:p>
          </table:table-cell>
          <table:table-cell office:value-type="float" office:value="6369201" table:style-name="ce13">
            <text:p>6.369.201</text:p>
          </table:table-cell>
          <table:table-cell office:value-type="float" office:value="3916209" table:style-name="ce13">
            <text:p>3.916.209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708172" table:style-name="ce7">
            <text:p>6.708.172</text:p>
          </table:table-cell>
          <table:table-cell office:value-type="float" office:value="543670" table:style-name="ce7">
            <text:p>543.670</text:p>
          </table:table-cell>
          <table:table-cell office:value-type="float" office:value="2120240" table:style-name="ce7">
            <text:p>2.120.240</text:p>
          </table:table-cell>
          <table:table-cell office:value-type="float" office:value="857060" table:style-name="ce7">
            <text:p>857.060</text:p>
          </table:table-cell>
          <table:table-cell office:value-type="float" office:value="208530" table:style-name="ce13">
            <text:p>208.530</text:p>
          </table:table-cell>
          <table:table-cell office:value-type="float" office:value="10437672" table:style-name="ce14">
            <text:p>10.437.672</text:p>
          </table:table-cell>
          <table:table-cell office:value-type="float" office:value="10223978" table:style-name="ce14">
            <text:p>10.223.978</text:p>
          </table:table-cell>
          <table:table-cell office:value-type="percentage" office:value="0.97952666073430938" table:style-name="ce15">
            <text:p>98,0%</text:p>
          </table:table-cell>
          <table:table-cell office:value-type="float" office:value="4454726" table:style-name="ce13">
            <text:p>4.454.726</text:p>
          </table:table-cell>
          <table:table-cell office:value-type="float" office:value="4394597" table:style-name="ce13">
            <text:p>4.394.597</text:p>
          </table:table-cell>
          <table:table-cell office:value-type="float" office:value="3008334" table:style-name="ce13">
            <text:p>3.008.33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639481" table:style-name="ce7">
            <text:p>1.639.481</text:p>
          </table:table-cell>
          <table:table-cell office:value-type="float" office:value="155680" table:style-name="ce7">
            <text:p>155.680</text:p>
          </table:table-cell>
          <table:table-cell office:value-type="float" office:value="303980" table:style-name="ce7">
            <text:p>303.980</text:p>
          </table:table-cell>
          <table:table-cell office:value-type="float" office:value="182380" table:style-name="ce7">
            <text:p>182.380</text:p>
          </table:table-cell>
          <table:table-cell office:value-type="float" office:value="37450" table:style-name="ce13">
            <text:p>37.450</text:p>
          </table:table-cell>
          <table:table-cell office:value-type="float" office:value="2318971" table:style-name="ce14">
            <text:p>2.318.971</text:p>
          </table:table-cell>
          <table:table-cell office:value-type="float" office:value="2356949" table:style-name="ce14">
            <text:p>2.356.949</text:p>
          </table:table-cell>
          <table:table-cell office:value-type="percentage" office:value="1" table:style-name="ce15">
            <text:p>100,0%</text:p>
          </table:table-cell>
          <table:table-cell office:value-type="float" office:value="970673" table:style-name="ce13">
            <text:p>970.673</text:p>
          </table:table-cell>
          <table:table-cell office:value-type="float" office:value="953469" table:style-name="ce13">
            <text:p>953.469</text:p>
          </table:table-cell>
          <table:table-cell office:value-type="float" office:value="658800" table:style-name="ce13">
            <text:p>658.800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4138999" table:style-name="ce7">
            <text:p>4.138.999</text:p>
          </table:table-cell>
          <table:table-cell office:value-type="float" office:value="253800" table:style-name="ce7">
            <text:p>253.800</text:p>
          </table:table-cell>
          <table:table-cell office:value-type="float" office:value="969980" table:style-name="ce7">
            <text:p>969.980</text:p>
          </table:table-cell>
          <table:table-cell office:value-type="float" office:value="571870" table:style-name="ce7">
            <text:p>571.870</text:p>
          </table:table-cell>
          <table:table-cell office:value-type="float" office:value="122525" table:style-name="ce13">
            <text:p>122.525</text:p>
          </table:table-cell>
          <table:table-cell office:value-type="float" office:value="6057174" table:style-name="ce14">
            <text:p>6.057.174</text:p>
          </table:table-cell>
          <table:table-cell office:value-type="float" office:value="6180832" table:style-name="ce14">
            <text:p>6.180.832</text:p>
          </table:table-cell>
          <table:table-cell office:value-type="percentage" office:value="1" table:style-name="ce15">
            <text:p>100,0%</text:p>
          </table:table-cell>
          <table:table-cell office:value-type="float" office:value="2483258" table:style-name="ce13">
            <text:p>2.483.258</text:p>
          </table:table-cell>
          <table:table-cell office:value-type="float" office:value="2459083" table:style-name="ce13">
            <text:p>2.459.083</text:p>
          </table:table-cell>
          <table:table-cell office:value-type="float" office:value="2003827" table:style-name="ce13">
            <text:p>2.003.827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63727" table:style-name="ce7">
            <text:p>463.727</text:p>
          </table:table-cell>
          <table:table-cell office:value-type="float" office:value="47140" table:style-name="ce7">
            <text:p>47.140</text:p>
          </table:table-cell>
          <table:table-cell office:value-type="float" office:value="108710" table:style-name="ce7">
            <text:p>108.710</text:p>
          </table:table-cell>
          <table:table-cell office:value-type="float" office:value="53270" table:style-name="ce7">
            <text:p>53.270</text:p>
          </table:table-cell>
          <table:table-cell office:value-type="float" office:value="15200" table:style-name="ce13">
            <text:p>15.200</text:p>
          </table:table-cell>
          <table:table-cell office:value-type="float" office:value="688047" table:style-name="ce14">
            <text:p>688.047</text:p>
          </table:table-cell>
          <table:table-cell office:value-type="float" office:value="659498" table:style-name="ce14">
            <text:p>659.498</text:p>
          </table:table-cell>
          <table:table-cell office:value-type="percentage" office:value="0.95850719500266701" table:style-name="ce15">
            <text:p>95,9%</text:p>
          </table:table-cell>
          <table:table-cell office:value-type="float" office:value="284790" table:style-name="ce13">
            <text:p>284.790</text:p>
          </table:table-cell>
          <table:table-cell office:value-type="float" office:value="287017" table:style-name="ce13">
            <text:p>287.017</text:p>
          </table:table-cell>
          <table:table-cell office:value-type="float" office:value="188315" table:style-name="ce13">
            <text:p>188.315</text:p>
          </table:table-cell>
          <table:table-cell office:value-type="date" office:date-value="2022-09-21T00:00:00" table:style-name="ce16">
            <text:p>21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9317025" table:style-name="ce7">
            <text:p>9.317.025</text:p>
          </table:table-cell>
          <table:table-cell office:value-type="float" office:value="756000" table:style-name="ce7">
            <text:p>756.000</text:p>
          </table:table-cell>
          <table:table-cell office:value-type="float" office:value="2168580" table:style-name="ce7">
            <text:p>2.168.580</text:p>
          </table:table-cell>
          <table:table-cell office:value-type="float" office:value="1182300" table:style-name="ce7">
            <text:p>1.182.300</text:p>
          </table:table-cell>
          <table:table-cell office:value-type="float" office:value="253150" table:style-name="ce13">
            <text:p>253.150</text:p>
          </table:table-cell>
          <table:table-cell office:value-type="float" office:value="13677055" table:style-name="ce14">
            <text:p>13.677.055</text:p>
          </table:table-cell>
          <table:table-cell office:value-type="float" office:value="13493663" table:style-name="ce14">
            <text:p>13.493.663</text:p>
          </table:table-cell>
          <table:table-cell office:value-type="percentage" office:value="0.98659126544420561" table:style-name="ce15">
            <text:p>98,7%</text:p>
          </table:table-cell>
          <table:table-cell office:value-type="float" office:value="5779341" table:style-name="ce13">
            <text:p>5.779.341</text:p>
          </table:table-cell>
          <table:table-cell office:value-type="float" office:value="5736895" table:style-name="ce13">
            <text:p>5.736.895</text:p>
          </table:table-cell>
          <table:table-cell office:value-type="float" office:value="3524967" table:style-name="ce13">
            <text:p>3.524.967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784465" table:style-name="ce7">
            <text:p>1.784.465</text:p>
          </table:table-cell>
          <table:table-cell office:value-type="float" office:value="204000" table:style-name="ce7">
            <text:p>204.000</text:p>
          </table:table-cell>
          <table:table-cell office:value-type="float" office:value="625500" table:style-name="ce7">
            <text:p>625.5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935275" table:style-name="ce14">
            <text:p>2.935.275</text:p>
          </table:table-cell>
          <table:table-cell office:value-type="float" office:value="2852721" table:style-name="ce14">
            <text:p>2.852.721</text:p>
          </table:table-cell>
          <table:table-cell office:value-type="percentage" office:value="0.97187520760405754" table:style-name="ce15">
            <text:p>97,2%</text:p>
          </table:table-cell>
          <table:table-cell office:value-type="float" office:value="1301883" table:style-name="ce13">
            <text:p>1.301.883</text:p>
          </table:table-cell>
          <table:table-cell office:value-type="float" office:value="1283075" table:style-name="ce13">
            <text:p>1.283.075</text:p>
          </table:table-cell>
          <table:table-cell office:value-type="float" office:value="716214" table:style-name="ce13">
            <text:p>716.21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95749" table:style-name="ce7">
            <text:p>895.749</text:p>
          </table:table-cell>
          <table:table-cell office:value-type="float" office:value="77800" table:style-name="ce7">
            <text:p>77.800</text:p>
          </table:table-cell>
          <table:table-cell office:value-type="float" office:value="273760" table:style-name="ce7">
            <text:p>273.760</text:p>
          </table:table-cell>
          <table:table-cell office:value-type="float" office:value="135150" table:style-name="ce7">
            <text:p>135.150</text:p>
          </table:table-cell>
          <table:table-cell office:value-type="float" office:value="23710" table:style-name="ce13">
            <text:p>23.710</text:p>
          </table:table-cell>
          <table:table-cell office:value-type="float" office:value="1406169" table:style-name="ce14">
            <text:p>1.406.169</text:p>
          </table:table-cell>
          <table:table-cell office:value-type="float" office:value="1337155" table:style-name="ce14">
            <text:p>1.337.155</text:p>
          </table:table-cell>
          <table:table-cell office:value-type="percentage" office:value="0.95092055080150395" table:style-name="ce15">
            <text:p>95,1%</text:p>
          </table:table-cell>
          <table:table-cell office:value-type="float" office:value="568981" table:style-name="ce13">
            <text:p>568.981</text:p>
          </table:table-cell>
          <table:table-cell office:value-type="float" office:value="563709" table:style-name="ce13">
            <text:p>563.709</text:p>
          </table:table-cell>
          <table:table-cell office:value-type="float" office:value="371490" table:style-name="ce13">
            <text:p>371.490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976528" table:style-name="ce7">
            <text:p>2.976.528</text:p>
          </table:table-cell>
          <table:table-cell office:value-type="float" office:value="180000" table:style-name="ce7">
            <text:p>180.000</text:p>
          </table:table-cell>
          <table:table-cell office:value-type="float" office:value="817900" table:style-name="ce7">
            <text:p>817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5" table:style-name="ce13">
            <text:p>101.305</text:p>
          </table:table-cell>
          <table:table-cell office:value-type="float" office:value="4519933" table:style-name="ce14">
            <text:p>4.519.933</text:p>
          </table:table-cell>
          <table:table-cell office:value-type="float" office:value="4462662" table:style-name="ce14">
            <text:p>4.462.662</text:p>
          </table:table-cell>
          <table:table-cell office:value-type="percentage" office:value="0.98732923695992836" table:style-name="ce15">
            <text:p>98,7%</text:p>
          </table:table-cell>
          <table:table-cell office:value-type="float" office:value="1953544" table:style-name="ce13">
            <text:p>1.953.544</text:p>
          </table:table-cell>
          <table:table-cell office:value-type="float" office:value="1918126" table:style-name="ce13">
            <text:p>1.918.126</text:p>
          </table:table-cell>
          <table:table-cell office:value-type="float" office:value="1234422" table:style-name="ce13">
            <text:p>1.234.422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116496" table:style-name="ce7">
            <text:p>116.496</text:p>
          </table:table-cell>
          <table:table-cell office:value-type="float" office:value="12000" table:style-name="ce7">
            <text:p>12.000</text:p>
          </table:table-cell>
          <table:table-cell office:value-type="float" office:value="24620" table:style-name="ce7">
            <text:p>24.620</text:p>
          </table:table-cell>
          <table:table-cell office:value-type="float" office:value="17540" table:style-name="ce7">
            <text:p>17.540</text:p>
          </table:table-cell>
          <table:table-cell office:value-type="float" office:value="3935" table:style-name="ce13">
            <text:p>3.935</text:p>
          </table:table-cell>
          <table:table-cell office:value-type="float" office:value="174591" table:style-name="ce14">
            <text:p>174.591</text:p>
          </table:table-cell>
          <table:table-cell office:value-type="float" office:value="160367.5" table:style-name="ce14">
            <text:p>160.368</text:p>
          </table:table-cell>
          <table:table-cell office:value-type="percentage" office:value="0.91853245585396726" table:style-name="ce15">
            <text:p>91,9%</text:p>
          </table:table-cell>
          <table:table-cell office:value-type="float" office:value="68574" table:style-name="ce13">
            <text:p>68.574</text:p>
          </table:table-cell>
          <table:table-cell office:value-type="float" office:value="65735" table:style-name="ce13">
            <text:p>65.735</text:p>
          </table:table-cell>
          <table:table-cell office:value-type="float" office:value="43939" table:style-name="ce13">
            <text:p>43.939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108450" table:style-name="ce7">
            <text:p>108.450</text:p>
          </table:table-cell>
          <table:table-cell office:value-type="float" office:value="12000" table:style-name="ce7">
            <text:p>12.000</text:p>
          </table:table-cell>
          <table:table-cell office:value-type="float" office:value="21500" table:style-name="ce7">
            <text:p>21.500</text:p>
          </table:table-cell>
          <table:table-cell office:value-type="float" office:value="12660" table:style-name="ce7">
            <text:p>12.660</text:p>
          </table:table-cell>
          <table:table-cell office:value-type="float" office:value="3830" table:style-name="ce13">
            <text:p>3.830</text:p>
          </table:table-cell>
          <table:table-cell office:value-type="float" office:value="158440" table:style-name="ce14">
            <text:p>158.440</text:p>
          </table:table-cell>
          <table:table-cell office:value-type="float" office:value="151336.5" table:style-name="ce14">
            <text:p>151.337</text:p>
          </table:table-cell>
          <table:table-cell office:value-type="percentage" office:value="0.95516599343600106" table:style-name="ce15">
            <text:p>95,5%</text:p>
          </table:table-cell>
          <table:table-cell office:value-type="float" office:value="66602" table:style-name="ce13">
            <text:p>66.602</text:p>
          </table:table-cell>
          <table:table-cell office:value-type="float" office:value="63364" table:style-name="ce13">
            <text:p>63.364</text:p>
          </table:table-cell>
          <table:table-cell office:value-type="float" office:value="37033" table:style-name="ce13">
            <text:p>37.033</text:p>
          </table:table-cell>
          <table:table-cell office:value-type="date" office:date-value="2022-09-28T00:00:00" table:style-name="ce17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58986" table:style-name="ce7">
            <text:p>58.986</text:p>
          </table:table-cell>
          <table:table-cell office:value-type="float" office:value="0" table:style-name="ce7">
            <text:p>0</text:p>
          </table:table-cell>
          <table:table-cell office:value-type="float" office:value="58510" table:style-name="ce7">
            <text:p>58.51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23296" table:style-name="ce14">
            <text:p>223.296</text:p>
          </table:table-cell>
          <table:table-cell office:value-type="float" office:value="207742" table:style-name="ce14">
            <text:p>207.742</text:p>
          </table:table-cell>
          <table:table-cell office:value-type="percentage" office:value="0.93034357982229865" table:style-name="ce15">
            <text:p>93,0%</text:p>
          </table:table-cell>
          <table:table-cell office:value-type="float" office:value="95153" table:style-name="ce13">
            <text:p>95.153</text:p>
          </table:table-cell>
          <table:table-cell office:value-type="float" office:value="94785" table:style-name="ce13">
            <text:p>94.785</text:p>
          </table:table-cell>
          <table:table-cell office:value-type="float" office:value="51251" table:style-name="ce13">
            <text:p>51.251</text:p>
          </table:table-cell>
          <table:table-cell office:value-type="date" office:date-value="2022-08-01T00:00:00" table:style-name="ce17">
            <text:p>01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8400" table:style-name="ce7">
            <text:p>8.400</text:p>
          </table:table-cell>
          <table:table-cell office:value-type="float" office:value="0" table:style-name="ce7">
            <text:p>0</text:p>
          </table:table-cell>
          <table:table-cell office:value-type="float" office:value="4705" table:style-name="ce13">
            <text:p>4.705</text:p>
          </table:table-cell>
          <table:table-cell office:value-type="float" office:value="13105" table:style-name="ce14">
            <text:p>13.105</text:p>
          </table:table-cell>
          <table:table-cell office:value-type="float" office:value="13468.5" table:style-name="ce14">
            <text:p>13.469</text:p>
          </table:table-cell>
          <table:table-cell office:value-type="percentage" office:value="1" table:style-name="ce15">
            <text:p>100,0%</text:p>
          </table:table-cell>
          <table:table-cell office:value-type="float" office:value="8128" table:style-name="ce13">
            <text:p>8.128</text:p>
          </table:table-cell>
          <table:table-cell office:value-type="float" office:value="8140" table:style-name="ce13">
            <text:p>8.140</text:p>
          </table:table-cell>
          <table:table-cell office:value-type="float" office:value="4121" table:style-name="ce13">
            <text:p>4.121</text:p>
          </table:table-cell>
          <table:table-cell office:value-type="date" office:date-value="2022-09-21T00:00:00" table:style-name="ce17">
            <text:p>21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63857457" table:style-name="ce19">
            <text:p>63.857.457</text:p>
          </table:table-cell>
          <table:table-cell office:value-type="float" office:value="4932650" table:style-name="ce19">
            <text:p>4.932.650</text:p>
          </table:table-cell>
          <table:table-cell office:value-type="float" office:value="17097890" table:style-name="ce20">
            <text:p>17.097.890</text:p>
          </table:table-cell>
          <table:table-cell office:value-type="float" office:value="8962110" table:style-name="ce21">
            <text:p>8.962.110</text:p>
          </table:table-cell>
          <table:table-cell office:value-type="float" office:value="2023960" table:style-name="ce22">
            <text:p>2.023.960</text:p>
          </table:table-cell>
          <table:table-cell office:value-type="float" office:value="96874067" table:style-name="ce23">
            <text:p>96.874.067</text:p>
          </table:table-cell>
          <table:table-cell office:value-type="float" office:value="95783125.5" table:style-name="ce23">
            <text:p>95.783.126</text:p>
          </table:table-cell>
          <table:table-cell office:value-type="percentage" office:value="0.98873855992853077" table:style-name="ce24">
            <text:p>98,9%</text:p>
          </table:table-cell>
          <table:table-cell office:value-type="float" office:value="41307428" table:style-name="ce23">
            <text:p>41.307.428</text:p>
          </table:table-cell>
          <table:table-cell office:value-type="float" office:value="40652734" table:style-name="ce23">
            <text:p>40.652.734</text:p>
          </table:table-cell>
          <table:table-cell office:value-type="float" office:value="25984355" table:style-name="ce23">
            <text:p>25.984.355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Comunicacion_1" table:style-name="ta2">
        <table:table-column table:style-name="co4" table:number-columns-repeated="16384" table:default-cell-style-name="ce1"/>
        <table:table-row table:style-name="ro6">
          <table:table-cell table:number-columns-spanned="1" table:number-rows-spanned="2" table:style-name="ce47"/>
          <table:table-cell office:value-type="string" table:number-columns-spanned="1" table:number-rows-spanned="2" table:style-name="ce48">
            <text:p>Dosis entregadas Pfizer<text:s/><text:span text:style-name="T2">(1)</text:span></text:p>
          </table:table-cell>
          <table:table-cell office:value-type="string" table:number-columns-spanned="1" table:number-rows-spanned="2" table:style-name="ce48">
            <text:p>Dosis entregadas Pfizer pediátrica<text:span text:style-name="T2">(1)</text:span></text:p>
          </table:table-cell>
          <table:table-cell office:value-type="string" table:style-name="ce27">
            <text:p>Dosis entregadas Pfizer</text:p>
          </table:table-cell>
          <table:table-cell office:value-type="string" table:number-columns-spanned="1" table:number-rows-spanned="2" table:style-name="ce48">
            <text:p>Dosis entregadas Moderna<text:s/><text:span text:style-name="T2">(1)</text:span></text:p>
          </table:table-cell>
          <table:table-cell office:value-type="string" table:number-columns-spanned="1" table:number-rows-spanned="2" table:style-name="ce48">
            <text:p>Dosis entregadas Moderna adaptada<text:s/><text:span text:style-name="T2">(1)</text:span></text:p>
          </table:table-cell>
          <table:table-cell office:value-type="string" table:number-columns-spanned="1" table:number-rows-spanned="2" table:style-name="ce48">
            <text:p>Dosis entregadas AstraZeneca<text:s/><text:span text:style-name="T2">(1)</text:span></text:p>
          </table:table-cell>
          <table:table-cell office:value-type="string" table:number-columns-spanned="1" table:number-rows-spanned="2" table:style-name="ce48">
            <text:p>Dosis entregadas Janssen<text:s/><text:span text:style-name="T2">(1)</text:span></text:p>
          </table:table-cell>
          <table:table-cell office:value-type="string" table:number-columns-spanned="1" table:number-rows-spanned="2" table:style-name="ce48">
            <text:p>Dosis entregadas total<text:s/><text:span text:style-name="T2">(1)</text:span></text:p>
          </table:table-cell>
          <table:table-cell office:value-type="string" table:number-columns-spanned="1" table:number-rows-spanned="2" table:style-name="ce48">
            <text:p>Dosis administradas<text:s/><text:span text:style-name="T2">(2)*</text:span></text:p>
          </table:table-cell>
          <table:table-cell office:value-type="string" table:number-columns-spanned="1" table:number-rows-spanned="2" table:style-name="ce48">
            <text:p>% sobre entregadas</text:p>
          </table:table-cell>
          <table:table-cell table:number-columns-repeated="16373"/>
        </table:table-row>
        <table:table-row table:style-name="ro5">
          <table:covered-table-cell/>
          <table:covered-table-cell/>
          <table:covered-table-cell/>
          <table:table-cell office:value-type="string" table:style-name="ce28">
            <text:p>adaptada<text:s/><text:span text:style-name="T2">(1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5">
          <table:table-cell office:value-type="string" table:style-name="ce29">
            <text:p>Andalucía</text:p>
          </table:table-cell>
          <table:table-cell office:value-type="float" office:value="11421630" table:style-name="ce30">
            <text:p>11.421.630</text:p>
          </table:table-cell>
          <table:table-cell office:value-type="float" office:value="997000" table:style-name="ce30">
            <text:p>997.000</text:p>
          </table:table-cell>
          <table:table-cell office:value-type="float" office:value="1866240" table:style-name="ce30">
            <text:p>1.866.240</text:p>
          </table:table-cell>
          <table:table-cell office:value-type="float" office:value="2716140" table:style-name="ce30">
            <text:p>2.716.140</text:p>
          </table:table-cell>
          <table:table-cell office:value-type="float" office:value="177000" table:style-name="ce30">
            <text:p>177.000</text:p>
          </table:table-cell>
          <table:table-cell office:value-type="float" office:value="1537200" table:style-name="ce30">
            <text:p>1.537.200</text:p>
          </table:table-cell>
          <table:table-cell office:value-type="float" office:value="333500" table:style-name="ce30">
            <text:p>333.500</text:p>
          </table:table-cell>
          <table:table-cell office:value-type="float" office:value="19048710" table:style-name="ce30">
            <text:p>19.048.710</text:p>
          </table:table-cell>
          <table:table-cell office:value-type="float" office:value="18307581" table:style-name="ce30">
            <text:p>18.307.581</text:p>
          </table:table-cell>
          <table:table-cell office:value-type="percentage" office:value="0.96109295590095078" table:style-name="ce31">
            <text:p>96,11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Aragón</text:p>
          </table:table-cell>
          <table:table-cell office:value-type="float" office:value="1864329" table:style-name="ce33">
            <text:p>1.864.329</text:p>
          </table:table-cell>
          <table:table-cell office:value-type="float" office:value="150930" table:style-name="ce33">
            <text:p>150.930</text:p>
          </table:table-cell>
          <table:table-cell office:value-type="float" office:value="383040" table:style-name="ce33">
            <text:p>383.040</text:p>
          </table:table-cell>
          <table:table-cell office:value-type="float" office:value="423230" table:style-name="ce33">
            <text:p>423.230</text:p>
          </table:table-cell>
          <table:table-cell office:value-type="float" office:value="33000" table:style-name="ce33">
            <text:p>33.000</text:p>
          </table:table-cell>
          <table:table-cell office:value-type="float" office:value="252500" table:style-name="ce33">
            <text:p>252.500</text:p>
          </table:table-cell>
          <table:table-cell office:value-type="float" office:value="58035" table:style-name="ce33">
            <text:p>58.035</text:p>
          </table:table-cell>
          <table:table-cell office:value-type="float" office:value="3165064" table:style-name="ce33">
            <text:p>3.165.064</text:p>
          </table:table-cell>
          <table:table-cell office:value-type="float" office:value="2929677" table:style-name="ce33">
            <text:p>2.929.677</text:p>
          </table:table-cell>
          <table:table-cell office:value-type="percentage" office:value="0.92562962391913717" table:style-name="ce34">
            <text:p>92,56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Asturias<text:s/></text:p>
          </table:table-cell>
          <table:table-cell office:value-type="float" office:value="1497221" table:style-name="ce33">
            <text:p>1.497.221</text:p>
          </table:table-cell>
          <table:table-cell office:value-type="float" office:value="116000" table:style-name="ce33">
            <text:p>116.000</text:p>
          </table:table-cell>
          <table:table-cell office:value-type="float" office:value="506880" table:style-name="ce33">
            <text:p>506.880</text:p>
          </table:table-cell>
          <table:table-cell office:value-type="float" office:value="369610" table:style-name="ce33">
            <text:p>369.610</text:p>
          </table:table-cell>
          <table:table-cell office:value-type="float" office:value="30600" table:style-name="ce33">
            <text:p>30.600</text:p>
          </table:table-cell>
          <table:table-cell office:value-type="float" office:value="219760" table:style-name="ce33">
            <text:p>219.760</text:p>
          </table:table-cell>
          <table:table-cell office:value-type="float" office:value="42940" table:style-name="ce33">
            <text:p>42.940</text:p>
          </table:table-cell>
          <table:table-cell office:value-type="float" office:value="2783011" table:style-name="ce33">
            <text:p>2.783.011</text:p>
          </table:table-cell>
          <table:table-cell office:value-type="float" office:value="2593524" table:style-name="ce33">
            <text:p>2.593.524</text:p>
          </table:table-cell>
          <table:table-cell office:value-type="percentage" office:value="0.93191295327255264" table:style-name="ce34">
            <text:p>93,19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Baleares</text:p>
          </table:table-cell>
          <table:table-cell office:value-type="float" office:value="1291146" table:style-name="ce33">
            <text:p>1.291.146</text:p>
          </table:table-cell>
          <table:table-cell office:value-type="float" office:value="99860" table:style-name="ce33">
            <text:p>99.860</text:p>
          </table:table-cell>
          <table:table-cell office:value-type="float" office:value="252198" table:style-name="ce33">
            <text:p>252.198</text:p>
          </table:table-cell>
          <table:table-cell office:value-type="float" office:value="433590" table:style-name="ce33">
            <text:p>433.590</text:p>
          </table:table-cell>
          <table:table-cell office:value-type="float" office:value="22200" table:style-name="ce33">
            <text:p>22.200</text:p>
          </table:table-cell>
          <table:table-cell office:value-type="float" office:value="225400" table:style-name="ce33">
            <text:p>225.400</text:p>
          </table:table-cell>
          <table:table-cell office:value-type="float" office:value="50040" table:style-name="ce33">
            <text:p>50.040</text:p>
          </table:table-cell>
          <table:table-cell office:value-type="float" office:value="2374434" table:style-name="ce33">
            <text:p>2.374.434</text:p>
          </table:table-cell>
          <table:table-cell office:value-type="float" office:value="2200736" table:style-name="ce33">
            <text:p>2.200.736</text:p>
          </table:table-cell>
          <table:table-cell office:value-type="percentage" office:value="0.92684656638171459" table:style-name="ce34">
            <text:p>92,68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anarias</text:p>
          </table:table-cell>
          <table:table-cell office:value-type="float" office:value="2834748" table:style-name="ce33">
            <text:p>2.834.748</text:p>
          </table:table-cell>
          <table:table-cell office:value-type="float" office:value="232040" table:style-name="ce33">
            <text:p>232.040</text:p>
          </table:table-cell>
          <table:table-cell office:value-type="float" office:value="604800" table:style-name="ce33">
            <text:p>604.800</text:p>
          </table:table-cell>
          <table:table-cell office:value-type="float" office:value="796470" table:style-name="ce33">
            <text:p>796.470</text:p>
          </table:table-cell>
          <table:table-cell office:value-type="float" office:value="43200" table:style-name="ce33">
            <text:p>43.200</text:p>
          </table:table-cell>
          <table:table-cell office:value-type="float" office:value="455710" table:style-name="ce33">
            <text:p>455.710</text:p>
          </table:table-cell>
          <table:table-cell office:value-type="float" office:value="132660" table:style-name="ce33">
            <text:p>132.660</text:p>
          </table:table-cell>
          <table:table-cell office:value-type="float" office:value="5099628" table:style-name="ce33">
            <text:p>5.099.628</text:p>
          </table:table-cell>
          <table:table-cell office:value-type="float" office:value="4389062.5" table:style-name="ce33">
            <text:p>4.389.063</text:p>
          </table:table-cell>
          <table:table-cell office:value-type="percentage" office:value="0.86066326798739046" table:style-name="ce34">
            <text:p>86,07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antabria</text:p>
          </table:table-cell>
          <table:table-cell office:value-type="float" office:value="919185" table:style-name="ce33">
            <text:p>919.185</text:p>
          </table:table-cell>
          <table:table-cell office:value-type="float" office:value="60000" table:style-name="ce33">
            <text:p>60.000</text:p>
          </table:table-cell>
          <table:table-cell office:value-type="float" office:value="144000" table:style-name="ce33">
            <text:p>144.000</text:p>
          </table:table-cell>
          <table:table-cell office:value-type="float" office:value="175400" table:style-name="ce33">
            <text:p>175.400</text:p>
          </table:table-cell>
          <table:table-cell office:value-type="float" office:value="15600" table:style-name="ce33">
            <text:p>15.600</text:p>
          </table:table-cell>
          <table:table-cell office:value-type="float" office:value="120490" table:style-name="ce33">
            <text:p>120.490</text:p>
          </table:table-cell>
          <table:table-cell office:value-type="float" office:value="22145" table:style-name="ce33">
            <text:p>22.145</text:p>
          </table:table-cell>
          <table:table-cell office:value-type="float" office:value="1456820" table:style-name="ce33">
            <text:p>1.456.820</text:p>
          </table:table-cell>
          <table:table-cell office:value-type="float" office:value="1365463" table:style-name="ce33">
            <text:p>1.365.463</text:p>
          </table:table-cell>
          <table:table-cell office:value-type="percentage" office:value="0.93729012506692655" table:style-name="ce34">
            <text:p>93,73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astilla y León</text:p>
          </table:table-cell>
          <table:table-cell office:value-type="float" office:value="4084647" table:style-name="ce33">
            <text:p>4.084.647</text:p>
          </table:table-cell>
          <table:table-cell office:value-type="float" office:value="281660" table:style-name="ce33">
            <text:p>281.660</text:p>
          </table:table-cell>
          <table:table-cell office:value-type="float" office:value="852480" table:style-name="ce33">
            <text:p>852.480</text:p>
          </table:table-cell>
          <table:table-cell office:value-type="float" office:value="691580" table:style-name="ce33">
            <text:p>691.580</text:p>
          </table:table-cell>
          <table:table-cell office:value-type="float" office:value="0" table:style-name="ce35">
            <text:p>0</text:p>
          </table:table-cell>
          <table:table-cell office:value-type="float" office:value="472170" table:style-name="ce33">
            <text:p>472.170</text:p>
          </table:table-cell>
          <table:table-cell office:value-type="float" office:value="94635" table:style-name="ce33">
            <text:p>94.635</text:p>
          </table:table-cell>
          <table:table-cell office:value-type="float" office:value="6477172" table:style-name="ce33">
            <text:p>6.477.172</text:p>
          </table:table-cell>
          <table:table-cell office:value-type="float" office:value="5913529" table:style-name="ce33">
            <text:p>5.913.529</text:p>
          </table:table-cell>
          <table:table-cell office:value-type="percentage" office:value="0.91298007834283235" table:style-name="ce34">
            <text:p>91,30%</text:p>
          </table:table-cell>
          <table:table-cell table:number-columns-repeated="16373"/>
        </table:table-row>
        <table:table-row table:style-name="ro7">
          <table:table-cell office:value-type="string" table:style-name="ce32">
            <text:p>Castilla - La Mancha</text:p>
          </table:table-cell>
          <table:table-cell office:value-type="float" office:value="2762739" table:style-name="ce33">
            <text:p>2.762.739</text:p>
          </table:table-cell>
          <table:table-cell office:value-type="float" office:value="259590" table:style-name="ce33">
            <text:p>259.590</text:p>
          </table:table-cell>
          <table:table-cell office:value-type="float" office:value="782760" table:style-name="ce33">
            <text:p>782.760</text:p>
          </table:table-cell>
          <table:table-cell office:value-type="float" office:value="712830" table:style-name="ce33">
            <text:p>712.830</text:p>
          </table:table-cell>
          <table:table-cell office:value-type="float" office:value="91200" table:style-name="ce33">
            <text:p>91.200</text:p>
          </table:table-cell>
          <table:table-cell office:value-type="float" office:value="381270" table:style-name="ce33">
            <text:p>381.270</text:p>
          </table:table-cell>
          <table:table-cell office:value-type="float" office:value="93045" table:style-name="ce33">
            <text:p>93.045</text:p>
          </table:table-cell>
          <table:table-cell office:value-type="float" office:value="5083434" table:style-name="ce33">
            <text:p>5.083.434</text:p>
          </table:table-cell>
          <table:table-cell office:value-type="float" office:value="4363243.5" table:style-name="ce33">
            <text:p>4.363.244</text:p>
          </table:table-cell>
          <table:table-cell office:value-type="percentage" office:value="0.85832598593785225" table:style-name="ce34">
            <text:p>85,83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ataluña</text:p>
          </table:table-cell>
          <table:table-cell office:value-type="float" office:value="8920694" table:style-name="ce33">
            <text:p>8.920.694</text:p>
          </table:table-cell>
          <table:table-cell office:value-type="float" office:value="513870" table:style-name="ce33">
            <text:p>513.870</text:p>
          </table:table-cell>
          <table:table-cell office:value-type="float" office:value="1785600" table:style-name="ce33">
            <text:p>1.785.600</text:p>
          </table:table-cell>
          <table:table-cell office:value-type="float" office:value="3139230" table:style-name="ce33">
            <text:p>3.139.230</text:p>
          </table:table-cell>
          <table:table-cell office:value-type="float" office:value="0" table:style-name="ce35">
            <text:p>0</text:p>
          </table:table-cell>
          <table:table-cell office:value-type="float" office:value="1484370" table:style-name="ce33">
            <text:p>1.484.370</text:p>
          </table:table-cell>
          <table:table-cell office:value-type="float" office:value="352320" table:style-name="ce33">
            <text:p>352.320</text:p>
          </table:table-cell>
          <table:table-cell office:value-type="float" office:value="16196084" table:style-name="ce33">
            <text:p>16.196.084</text:p>
          </table:table-cell>
          <table:table-cell office:value-type="float" office:value="15495795.5" table:style-name="ce33">
            <text:p>15.495.796</text:p>
          </table:table-cell>
          <table:table-cell office:value-type="percentage" office:value="0.95676186292933529" table:style-name="ce34">
            <text:p>95,68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. Valenciana</text:p>
          </table:table-cell>
          <table:table-cell office:value-type="float" office:value="6709972" table:style-name="ce33">
            <text:p>6.709.972</text:p>
          </table:table-cell>
          <table:table-cell office:value-type="float" office:value="554670" table:style-name="ce33">
            <text:p>554.670</text:p>
          </table:table-cell>
          <table:table-cell office:value-type="float" office:value="1618560" table:style-name="ce33">
            <text:p>1.618.560</text:p>
          </table:table-cell>
          <table:table-cell office:value-type="float" office:value="2120240" table:style-name="ce33">
            <text:p>2.120.240</text:p>
          </table:table-cell>
          <table:table-cell office:value-type="float" office:value="0" table:style-name="ce35">
            <text:p>0</text:p>
          </table:table-cell>
          <table:table-cell office:value-type="float" office:value="857060" table:style-name="ce33">
            <text:p>857.060</text:p>
          </table:table-cell>
          <table:table-cell office:value-type="float" office:value="208530" table:style-name="ce33">
            <text:p>208.530</text:p>
          </table:table-cell>
          <table:table-cell office:value-type="float" office:value="12069032" table:style-name="ce33">
            <text:p>12.069.032</text:p>
          </table:table-cell>
          <table:table-cell office:value-type="float" office:value="10913697.5" table:style-name="ce33">
            <text:p>10.913.698</text:p>
          </table:table-cell>
          <table:table-cell office:value-type="percentage" office:value="0.90427281160576922" table:style-name="ce34">
            <text:p>90,43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Extremadura</text:p>
          </table:table-cell>
          <table:table-cell office:value-type="float" office:value="1639481" table:style-name="ce33">
            <text:p>1.639.481</text:p>
          </table:table-cell>
          <table:table-cell office:value-type="float" office:value="156680" table:style-name="ce33">
            <text:p>156.680</text:p>
          </table:table-cell>
          <table:table-cell office:value-type="float" office:value="336960" table:style-name="ce33">
            <text:p>336.960</text:p>
          </table:table-cell>
          <table:table-cell office:value-type="float" office:value="282430" table:style-name="ce33">
            <text:p>282.430</text:p>
          </table:table-cell>
          <table:table-cell office:value-type="float" office:value="10200" table:style-name="ce33">
            <text:p>10.200</text:p>
          </table:table-cell>
          <table:table-cell office:value-type="float" office:value="182380" table:style-name="ce33">
            <text:p>182.380</text:p>
          </table:table-cell>
          <table:table-cell office:value-type="float" office:value="37450" table:style-name="ce33">
            <text:p>37.450</text:p>
          </table:table-cell>
          <table:table-cell office:value-type="float" office:value="2645581" table:style-name="ce33">
            <text:p>2.645.581</text:p>
          </table:table-cell>
          <table:table-cell office:value-type="float" office:value="2547665" table:style-name="ce33">
            <text:p>2.547.665</text:p>
          </table:table-cell>
          <table:table-cell office:value-type="percentage" office:value="0.96298884819629416" table:style-name="ce34">
            <text:p>96,30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Galicia</text:p>
          </table:table-cell>
          <table:table-cell office:value-type="float" office:value="4138999" table:style-name="ce33">
            <text:p>4.138.999</text:p>
          </table:table-cell>
          <table:table-cell office:value-type="float" office:value="261800" table:style-name="ce33">
            <text:p>261.800</text:p>
          </table:table-cell>
          <table:table-cell office:value-type="float" office:value="1042560" table:style-name="ce33">
            <text:p>1.042.560</text:p>
          </table:table-cell>
          <table:table-cell office:value-type="float" office:value="1077580" table:style-name="ce33">
            <text:p>1.077.580</text:p>
          </table:table-cell>
          <table:table-cell office:value-type="float" office:value="76800" table:style-name="ce33">
            <text:p>76.800</text:p>
          </table:table-cell>
          <table:table-cell office:value-type="float" office:value="571870" table:style-name="ce33">
            <text:p>571.870</text:p>
          </table:table-cell>
          <table:table-cell office:value-type="float" office:value="122525" table:style-name="ce33">
            <text:p>122.525</text:p>
          </table:table-cell>
          <table:table-cell office:value-type="float" office:value="7292134" table:style-name="ce33">
            <text:p>7.292.134</text:p>
          </table:table-cell>
          <table:table-cell office:value-type="float" office:value="6959173" table:style-name="ce33">
            <text:p>6.959.173</text:p>
          </table:table-cell>
          <table:table-cell office:value-type="percentage" office:value="0.9543397035764839" table:style-name="ce34">
            <text:p>95,43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La Rioja</text:p>
          </table:table-cell>
          <table:table-cell office:value-type="float" office:value="450131" table:style-name="ce33">
            <text:p>450.131</text:p>
          </table:table-cell>
          <table:table-cell office:value-type="float" office:value="31340" table:style-name="ce33">
            <text:p>31.340</text:p>
          </table:table-cell>
          <table:table-cell office:value-type="float" office:value="106560" table:style-name="ce33">
            <text:p>106.560</text:p>
          </table:table-cell>
          <table:table-cell office:value-type="float" office:value="108710" table:style-name="ce33">
            <text:p>108.710</text:p>
          </table:table-cell>
          <table:table-cell office:value-type="float" office:value="7200" table:style-name="ce33">
            <text:p>7.200</text:p>
          </table:table-cell>
          <table:table-cell office:value-type="float" office:value="53270" table:style-name="ce33">
            <text:p>53.270</text:p>
          </table:table-cell>
          <table:table-cell office:value-type="float" office:value="15200" table:style-name="ce33">
            <text:p>15.200</text:p>
          </table:table-cell>
          <table:table-cell office:value-type="float" office:value="772411" table:style-name="ce33">
            <text:p>772.411</text:p>
          </table:table-cell>
          <table:table-cell office:value-type="float" office:value="717265.5" table:style-name="ce33">
            <text:p>717.266</text:p>
          </table:table-cell>
          <table:table-cell office:value-type="percentage" office:value="0.92860601415567623" table:style-name="ce34">
            <text:p>92,86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Madrid</text:p>
          </table:table-cell>
          <table:table-cell office:value-type="float" office:value="9313515" table:style-name="ce33">
            <text:p>9.313.515</text:p>
          </table:table-cell>
          <table:table-cell office:value-type="float" office:value="758030" table:style-name="ce33">
            <text:p>758.030</text:p>
          </table:table-cell>
          <table:table-cell office:value-type="float" office:value="1480320" table:style-name="ce33">
            <text:p>1.480.320</text:p>
          </table:table-cell>
          <table:table-cell office:value-type="float" office:value="2168580" table:style-name="ce33">
            <text:p>2.168.580</text:p>
          </table:table-cell>
          <table:table-cell office:value-type="float" office:value="140400" table:style-name="ce33">
            <text:p>140.400</text:p>
          </table:table-cell>
          <table:table-cell office:value-type="float" office:value="1182300" table:style-name="ce33">
            <text:p>1.182.300</text:p>
          </table:table-cell>
          <table:table-cell office:value-type="float" office:value="253150" table:style-name="ce33">
            <text:p>253.150</text:p>
          </table:table-cell>
          <table:table-cell office:value-type="float" office:value="15296295" table:style-name="ce33">
            <text:p>15.296.295</text:p>
          </table:table-cell>
          <table:table-cell office:value-type="float" office:value="14397393" table:style-name="ce33">
            <text:p>14.397.393</text:p>
          </table:table-cell>
          <table:table-cell office:value-type="percentage" office:value="0.94123400470506091" table:style-name="ce34">
            <text:p>94,12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Murcia<text:s/></text:p>
          </table:table-cell>
          <table:table-cell office:value-type="float" office:value="1785635" table:style-name="ce33">
            <text:p>1.785.635</text:p>
          </table:table-cell>
          <table:table-cell office:value-type="float" office:value="209800" table:style-name="ce33">
            <text:p>209.800</text:p>
          </table:table-cell>
          <table:table-cell office:value-type="float" office:value="339840" table:style-name="ce33">
            <text:p>339.840</text:p>
          </table:table-cell>
          <table:table-cell office:value-type="float" office:value="625500" table:style-name="ce33">
            <text:p>625.500</text:p>
          </table:table-cell>
          <table:table-cell office:value-type="float" office:value="0" table:style-name="ce35">
            <text:p>0</text:p>
          </table:table-cell>
          <table:table-cell office:value-type="float" office:value="253010" table:style-name="ce33">
            <text:p>253.010</text:p>
          </table:table-cell>
          <table:table-cell office:value-type="float" office:value="68300" table:style-name="ce33">
            <text:p>68.300</text:p>
          </table:table-cell>
          <table:table-cell office:value-type="float" office:value="3282085" table:style-name="ce33">
            <text:p>3.282.085</text:p>
          </table:table-cell>
          <table:table-cell office:value-type="float" office:value="3035739" table:style-name="ce33">
            <text:p>3.035.739</text:p>
          </table:table-cell>
          <table:table-cell office:value-type="percentage" office:value="0.92494222422636829" table:style-name="ce34">
            <text:p>92,49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Navarra<text:s/></text:p>
          </table:table-cell>
          <table:table-cell office:value-type="float" office:value="893949" table:style-name="ce33">
            <text:p>893.949</text:p>
          </table:table-cell>
          <table:table-cell office:value-type="float" office:value="59730" table:style-name="ce33">
            <text:p>59.730</text:p>
          </table:table-cell>
          <table:table-cell office:value-type="float" office:value="178068" table:style-name="ce33">
            <text:p>178.068</text:p>
          </table:table-cell>
          <table:table-cell office:value-type="float" office:value="273640" table:style-name="ce33">
            <text:p>273.640</text:p>
          </table:table-cell>
          <table:table-cell office:value-type="float" office:value="0" table:style-name="ce35">
            <text:p>0</text:p>
          </table:table-cell>
          <table:table-cell office:value-type="float" office:value="135150" table:style-name="ce33">
            <text:p>135.150</text:p>
          </table:table-cell>
          <table:table-cell office:value-type="float" office:value="23710" table:style-name="ce33">
            <text:p>23.710</text:p>
          </table:table-cell>
          <table:table-cell office:value-type="float" office:value="1564247" table:style-name="ce33">
            <text:p>1.564.247</text:p>
          </table:table-cell>
          <table:table-cell office:value-type="float" office:value="1463163" table:style-name="ce33">
            <text:p>1.463.163</text:p>
          </table:table-cell>
          <table:table-cell office:value-type="percentage" office:value="0.93537849201564716" table:style-name="ce34">
            <text:p>93,54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País Vasco</text:p>
          </table:table-cell>
          <table:table-cell office:value-type="float" office:value="2978868" table:style-name="ce33">
            <text:p>2.978.868</text:p>
          </table:table-cell>
          <table:table-cell office:value-type="float" office:value="181500" table:style-name="ce33">
            <text:p>181.500</text:p>
          </table:table-cell>
          <table:table-cell office:value-type="float" office:value="685440" table:style-name="ce33">
            <text:p>685.440</text:p>
          </table:table-cell>
          <table:table-cell office:value-type="float" office:value="817900" table:style-name="ce33">
            <text:p>817.900</text:p>
          </table:table-cell>
          <table:table-cell office:value-type="float" office:value="0" table:style-name="ce35">
            <text:p>0</text:p>
          </table:table-cell>
          <table:table-cell office:value-type="float" office:value="444200" table:style-name="ce33">
            <text:p>444.200</text:p>
          </table:table-cell>
          <table:table-cell office:value-type="float" office:value="101305" table:style-name="ce33">
            <text:p>101.305</text:p>
          </table:table-cell>
          <table:table-cell office:value-type="float" office:value="5209213" table:style-name="ce33">
            <text:p>5.209.213</text:p>
          </table:table-cell>
          <table:table-cell office:value-type="float" office:value="4870776" table:style-name="ce33">
            <text:p>4.870.776</text:p>
          </table:table-cell>
          <table:table-cell office:value-type="percentage" office:value="0.93503106899257138" table:style-name="ce34">
            <text:p>93,50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euta</text:p>
          </table:table-cell>
          <table:table-cell office:value-type="float" office:value="108450" table:style-name="ce33">
            <text:p>108.450</text:p>
          </table:table-cell>
          <table:table-cell office:value-type="float" office:value="6910" table:style-name="ce33">
            <text:p>6.910</text:p>
          </table:table-cell>
          <table:table-cell office:value-type="float" office:value="20160" table:style-name="ce33">
            <text:p>20.160</text:p>
          </table:table-cell>
          <table:table-cell office:value-type="float" office:value="24620" table:style-name="ce33">
            <text:p>24.620</text:p>
          </table:table-cell>
          <table:table-cell office:value-type="float" office:value="1800" table:style-name="ce33">
            <text:p>1.800</text:p>
          </table:table-cell>
          <table:table-cell office:value-type="float" office:value="17540" table:style-name="ce33">
            <text:p>17.540</text:p>
          </table:table-cell>
          <table:table-cell office:value-type="float" office:value="3935" table:style-name="ce33">
            <text:p>3.935</text:p>
          </table:table-cell>
          <table:table-cell office:value-type="float" office:value="183415" table:style-name="ce33">
            <text:p>183.415</text:p>
          </table:table-cell>
          <table:table-cell office:value-type="float" office:value="164219.5" table:style-name="ce33">
            <text:p>164.220</text:p>
          </table:table-cell>
          <table:table-cell office:value-type="percentage" office:value="0.89534389226617239" table:style-name="ce34">
            <text:p>89,53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Melilla</text:p>
          </table:table-cell>
          <table:table-cell office:value-type="float" office:value="111960" table:style-name="ce33">
            <text:p>111.960</text:p>
          </table:table-cell>
          <table:table-cell office:value-type="float" office:value="12000" table:style-name="ce33">
            <text:p>12.000</text:p>
          </table:table-cell>
          <table:table-cell office:value-type="float" office:value="14400" table:style-name="ce33">
            <text:p>14.400</text:p>
          </table:table-cell>
          <table:table-cell office:value-type="float" office:value="21500" table:style-name="ce33">
            <text:p>21.500</text:p>
          </table:table-cell>
          <table:table-cell office:value-type="float" office:value="1800" table:style-name="ce33">
            <text:p>1.800</text:p>
          </table:table-cell>
          <table:table-cell office:value-type="float" office:value="12660" table:style-name="ce33">
            <text:p>12.660</text:p>
          </table:table-cell>
          <table:table-cell office:value-type="float" office:value="3830" table:style-name="ce33">
            <text:p>3.830</text:p>
          </table:table-cell>
          <table:table-cell office:value-type="float" office:value="178150" table:style-name="ce33">
            <text:p>178.150</text:p>
          </table:table-cell>
          <table:table-cell office:value-type="float" office:value="155484.5" table:style-name="ce33">
            <text:p>155.485</text:p>
          </table:table-cell>
          <table:table-cell office:value-type="percentage" office:value="0.87277294414818973" table:style-name="ce34">
            <text:p>87,28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Fuerzas Armadas</text:p>
          </table:table-cell>
          <table:table-cell office:value-type="float" office:value="58986" table:style-name="ce33">
            <text:p>58.986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58710" table:style-name="ce33">
            <text:p>58.710</text:p>
          </table:table-cell>
          <table:table-cell office:value-type="float" office:value="2000" table:style-name="ce33">
            <text:p>2.000</text:p>
          </table:table-cell>
          <table:table-cell office:value-type="float" office:value="103800" table:style-name="ce33">
            <text:p>103.800</text:p>
          </table:table-cell>
          <table:table-cell office:value-type="float" office:value="2000" table:style-name="ce33">
            <text:p>2.000</text:p>
          </table:table-cell>
          <table:table-cell office:value-type="float" office:value="225496" table:style-name="ce33">
            <text:p>225.496</text:p>
          </table:table-cell>
          <table:table-cell office:value-type="float" office:value="208396" table:style-name="ce33">
            <text:p>208.396</text:p>
          </table:table-cell>
          <table:table-cell office:value-type="percentage" office:value="0.92416716926242592" table:style-name="ce34">
            <text:p>92,42%</text:p>
          </table:table-cell>
          <table:table-cell table:number-columns-repeated="16373"/>
        </table:table-row>
        <table:table-row table:style-name="ro7">
          <table:table-cell office:value-type="string" table:style-name="ce36">
            <text:p>Sanidad Exterior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8400" table:style-name="ce38">
            <text:p>8.40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4705" table:style-name="ce38">
            <text:p>4.705</text:p>
          </table:table-cell>
          <table:table-cell office:value-type="float" office:value="13105" table:style-name="ce38">
            <text:p>13.105</text:p>
          </table:table-cell>
          <table:table-cell office:value-type="float" office:value="13589.5" table:style-name="ce38">
            <text:p>13.590</text:p>
          </table:table-cell>
          <table:table-cell office:value-type="percentage" office:value="1" table:style-name="ce39">
            <text:p>100,00%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Totales</text:p>
          </table:table-cell>
          <table:table-cell office:value-type="float" office:value="63786285" table:style-name="ce41">
            <text:p>63.786.285</text:p>
          </table:table-cell>
          <table:table-cell office:value-type="float" office:value="4943410" table:style-name="ce41">
            <text:p>4.943.410</text:p>
          </table:table-cell>
          <table:table-cell office:value-type="float" office:value="13000866" table:style-name="ce41">
            <text:p>13.000.866</text:p>
          </table:table-cell>
          <table:table-cell office:value-type="float" office:value="17045890" table:style-name="ce42">
            <text:p>17.045.890</text:p>
          </table:table-cell>
          <table:table-cell office:value-type="float" office:value="653000" table:style-name="ce42">
            <text:p>653.000</text:p>
          </table:table-cell>
          <table:table-cell office:value-type="float" office:value="8962110" table:style-name="ce43">
            <text:p>8.962.110</text:p>
          </table:table-cell>
          <table:table-cell office:value-type="float" office:value="2023960" table:style-name="ce44">
            <text:p>2.023.960</text:p>
          </table:table-cell>
          <table:table-cell office:value-type="float" office:value="110415521" table:style-name="ce45">
            <text:p>110.415.521</text:p>
          </table:table-cell>
          <table:table-cell office:value-type="float" office:value="103005173" table:style-name="ce45">
            <text:p>103.005.173</text:p>
          </table:table-cell>
          <table:table-cell office:value-type="percentage" office:value="0.93288671798233869" table:style-name="ce46">
            <text:p>93,29%</text:p>
          </table:table-cell>
          <table:table-cell table:number-columns-repeated="16373"/>
        </table:table-row>
        <table:table-row table:number-rows-repeated="1048552" table:style-name="ro5">
          <table:table-cell table:number-columns-repeated="16384"/>
        </table:table-row>
      </table:table>
      <table:table table:name="Comunicacion_2" table:style-name="ta2">
        <table:table-column table:style-name="co4" table:number-columns-repeated="16384" table:default-cell-style-name="ce1"/>
        <table:table-row table:style-name="ro6">
          <table:table-cell table:style-name="ce49"/>
          <table:table-cell office:value-type="string" table:style-name="ce50">
            <text:p>Nº Personas con al menos 1 dosis</text:p>
          </table:table-cell>
          <table:table-cell office:value-type="string" table:style-name="ce50">
            <text:p>Nº Personas con pauta completa</text:p>
          </table:table-cell>
          <table:table-cell office:value-type="string" table:style-name="ce50">
            <text:p>% Pautas incompletas</text:p>
          </table:table-cell>
          <table:table-cell office:value-type="string" table:style-name="ce50">
            <text:p>Nº Personas con 1ª dosis de recuerdo<text:span text:style-name="T3">(2)</text:span></text:p>
          </table:table-cell>
          <table:table-cell office:value-type="string" table:style-name="ce50">
            <text:p>Fecha de la última vacuna registrada<text:span text:style-name="T3">(1)</text:span></text:p>
          </table:table-cell>
          <table:table-cell table:number-columns-repeated="16378"/>
        </table:table-row>
        <table:table-row table:style-name="ro5">
          <table:table-cell office:value-type="string" table:style-name="ce29">
            <text:p>Andalucía</text:p>
          </table:table-cell>
          <table:table-cell office:value-type="float" office:value="7489919" table:style-name="ce51">
            <text:p>7.489.919</text:p>
          </table:table-cell>
          <table:table-cell office:value-type="float" office:value="7354210" table:style-name="ce51">
            <text:p>7.354.210</text:p>
          </table:table-cell>
          <table:table-cell office:value-type="percentage" office:value="1.8118887534030743E-2" table:style-name="ce31">
            <text:p>1,81%</text:p>
          </table:table-cell>
          <table:table-cell office:value-type="float" office:value="4268762" table:style-name="ce51">
            <text:p>4.268.762</text:p>
          </table:table-cell>
          <table:table-cell office:value-type="date" office:date-value="2022-11-16T00:00:00" table:style-name="ce52">
            <text:p>16/11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Aragón</text:p>
          </table:table-cell>
          <table:table-cell office:value-type="float" office:value="1152769" table:style-name="ce53">
            <text:p>1.152.769</text:p>
          </table:table-cell>
          <table:table-cell office:value-type="float" office:value="1132844" table:style-name="ce53">
            <text:p>1.132.844</text:p>
          </table:table-cell>
          <table:table-cell office:value-type="percentage" office:value="1.7284468961257633E-2" table:style-name="ce34">
            <text:p>1,73%</text:p>
          </table:table-cell>
          <table:table-cell office:value-type="float" office:value="741558" table:style-name="ce53">
            <text:p>741.558</text:p>
          </table:table-cell>
          <table:table-cell office:value-type="date" office:date-value="2022-11-30T00:00:00" table:style-name="ce54">
            <text:p>30/11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Asturias<text:s/></text:p>
          </table:table-cell>
          <table:table-cell office:value-type="float" office:value="930314" table:style-name="ce53">
            <text:p>930.314</text:p>
          </table:table-cell>
          <table:table-cell office:value-type="float" office:value="921178" table:style-name="ce53">
            <text:p>921.178</text:p>
          </table:table-cell>
          <table:table-cell office:value-type="percentage" office:value="9.8203402292129319E-3" table:style-name="ce34">
            <text:p>0,98%</text:p>
          </table:table-cell>
          <table:table-cell office:value-type="float" office:value="735024" table:style-name="ce53">
            <text:p>735.024</text:p>
          </table:table-cell>
          <table:table-cell office:value-type="date" office:date-value="2022-11-30T00:00:00" table:style-name="ce54">
            <text:p>30/11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Baleares</text:p>
          </table:table-cell>
          <table:table-cell office:value-type="float" office:value="929768" table:style-name="ce53">
            <text:p>929.768</text:p>
          </table:table-cell>
          <table:table-cell office:value-type="float" office:value="915167" table:style-name="ce53">
            <text:p>915.167</text:p>
          </table:table-cell>
          <table:table-cell office:value-type="percentage" office:value="1.5703917536417686E-2" table:style-name="ce34">
            <text:p>1,57%</text:p>
          </table:table-cell>
          <table:table-cell office:value-type="float" office:value="505757" table:style-name="ce53">
            <text:p>505.757</text:p>
          </table:table-cell>
          <table:table-cell office:value-type="date" office:date-value="2022-12-01T00:00:00" table:style-name="ce54">
            <text:p>01/12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anarias</text:p>
          </table:table-cell>
          <table:table-cell office:value-type="float" office:value="1826797" table:style-name="ce53">
            <text:p>1.826.797</text:p>
          </table:table-cell>
          <table:table-cell office:value-type="float" office:value="1773109" table:style-name="ce53">
            <text:p>1.773.109</text:p>
          </table:table-cell>
          <table:table-cell office:value-type="percentage" office:value="2.9389143949765627E-2" table:style-name="ce34">
            <text:p>2,94%</text:p>
          </table:table-cell>
          <table:table-cell office:value-type="float" office:value="1034962" table:style-name="ce53">
            <text:p>1.034.962</text:p>
          </table:table-cell>
          <table:table-cell office:value-type="date" office:date-value="2022-11-30T00:00:00" table:style-name="ce54">
            <text:p>30/11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antabria</text:p>
          </table:table-cell>
          <table:table-cell office:value-type="float" office:value="520402" table:style-name="ce53">
            <text:p>520.402</text:p>
          </table:table-cell>
          <table:table-cell office:value-type="float" office:value="516909" table:style-name="ce53">
            <text:p>516.909</text:p>
          </table:table-cell>
          <table:table-cell office:value-type="percentage" office:value="6.712118708229407E-3" table:style-name="ce34">
            <text:p>0,67%</text:p>
          </table:table-cell>
          <table:table-cell office:value-type="float" office:value="366406" table:style-name="ce53">
            <text:p>366.406</text:p>
          </table:table-cell>
          <table:table-cell office:value-type="date" office:date-value="2022-11-30T00:00:00" table:style-name="ce54">
            <text:p>30/11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astilla y León</text:p>
          </table:table-cell>
          <table:table-cell office:value-type="float" office:value="2153601" table:style-name="ce53">
            <text:p>2.153.601</text:p>
          </table:table-cell>
          <table:table-cell office:value-type="float" office:value="2128968" table:style-name="ce53">
            <text:p>2.128.968</text:p>
          </table:table-cell>
          <table:table-cell office:value-type="percentage" office:value="1.1438051895406809E-2" table:style-name="ce34">
            <text:p>1,14%</text:p>
          </table:table-cell>
          <table:table-cell office:value-type="float" office:value="1565488" table:style-name="ce53">
            <text:p>1.565.488</text:p>
          </table:table-cell>
          <table:table-cell office:value-type="date" office:date-value="2022-11-30T00:00:00" table:style-name="ce54">
            <text:p>30/11/2022</text:p>
          </table:table-cell>
          <table:table-cell table:number-columns-repeated="16378"/>
        </table:table-row>
        <table:table-row table:style-name="ro7">
          <table:table-cell office:value-type="string" table:style-name="ce32">
            <text:p>Castilla - La Mancha</text:p>
          </table:table-cell>
          <table:table-cell office:value-type="float" office:value="1770450" table:style-name="ce53">
            <text:p>1.770.450</text:p>
          </table:table-cell>
          <table:table-cell office:value-type="float" office:value="1720203" table:style-name="ce53">
            <text:p>1.720.203</text:p>
          </table:table-cell>
          <table:table-cell office:value-type="percentage" office:value="2.8380920105058036E-2" table:style-name="ce34">
            <text:p>2,84%</text:p>
          </table:table-cell>
          <table:table-cell office:value-type="float" office:value="1123216" table:style-name="ce53">
            <text:p>1.123.216</text:p>
          </table:table-cell>
          <table:table-cell office:value-type="date" office:date-value="2022-11-30T00:00:00" table:style-name="ce54">
            <text:p>30/11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ataluña</text:p>
          </table:table-cell>
          <table:table-cell office:value-type="float" office:value="6505041" table:style-name="ce53">
            <text:p>6.505.041</text:p>
          </table:table-cell>
          <table:table-cell office:value-type="float" office:value="6371708" table:style-name="ce53">
            <text:p>6.371.708</text:p>
          </table:table-cell>
          <table:table-cell office:value-type="percentage" office:value="2.0496873117325471E-2" table:style-name="ce34">
            <text:p>2,05%</text:p>
          </table:table-cell>
          <table:table-cell office:value-type="float" office:value="3967508" table:style-name="ce53">
            <text:p>3.967.508</text:p>
          </table:table-cell>
          <table:table-cell office:value-type="date" office:date-value="2022-11-30T00:00:00" table:style-name="ce54">
            <text:p>30/11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. Valenciana</text:p>
          </table:table-cell>
          <table:table-cell office:value-type="float" office:value="4456336" table:style-name="ce53">
            <text:p>4.456.336</text:p>
          </table:table-cell>
          <table:table-cell office:value-type="float" office:value="4397239" table:style-name="ce53">
            <text:p>4.397.239</text:p>
          </table:table-cell>
          <table:table-cell office:value-type="percentage" office:value="1.3261342950800838E-2" table:style-name="ce34">
            <text:p>1,33%</text:p>
          </table:table-cell>
          <table:table-cell office:value-type="float" office:value="3043843" table:style-name="ce53">
            <text:p>3.043.843</text:p>
          </table:table-cell>
          <table:table-cell office:value-type="date" office:date-value="2022-11-30T00:00:00" table:style-name="ce54">
            <text:p>30/11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Extremadura</text:p>
          </table:table-cell>
          <table:table-cell office:value-type="float" office:value="971277" table:style-name="ce53">
            <text:p>971.277</text:p>
          </table:table-cell>
          <table:table-cell office:value-type="float" office:value="954023" table:style-name="ce53">
            <text:p>954.023</text:p>
          </table:table-cell>
          <table:table-cell office:value-type="percentage" office:value="1.7764242332516882E-2" table:style-name="ce34">
            <text:p>1,78%</text:p>
          </table:table-cell>
          <table:table-cell office:value-type="float" office:value="663863" table:style-name="ce53">
            <text:p>663.863</text:p>
          </table:table-cell>
          <table:table-cell office:value-type="date" office:date-value="2022-11-30T00:00:00" table:style-name="ce54">
            <text:p>30/11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Galicia</text:p>
          </table:table-cell>
          <table:table-cell office:value-type="float" office:value="2485175" table:style-name="ce53">
            <text:p>2.485.175</text:p>
          </table:table-cell>
          <table:table-cell office:value-type="float" office:value="2460548" table:style-name="ce53">
            <text:p>2.460.548</text:p>
          </table:table-cell>
          <table:table-cell office:value-type="percentage" office:value="9.9095637128170048E-3" table:style-name="ce34">
            <text:p>0,99%</text:p>
          </table:table-cell>
          <table:table-cell office:value-type="float" office:value="2012094" table:style-name="ce53">
            <text:p>2.012.094</text:p>
          </table:table-cell>
          <table:table-cell office:value-type="date" office:date-value="2022-11-30T00:00:00" table:style-name="ce54">
            <text:p>30/11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La Rioja</text:p>
          </table:table-cell>
          <table:table-cell office:value-type="float" office:value="284916" table:style-name="ce53">
            <text:p>284.916</text:p>
          </table:table-cell>
          <table:table-cell office:value-type="float" office:value="287188" table:style-name="ce53">
            <text:p>287.188</text:p>
          </table:table-cell>
          <table:table-cell office:value-type="percentage" office:value="0" table:style-name="ce34">
            <text:p>0,00%</text:p>
          </table:table-cell>
          <table:table-cell office:value-type="float" office:value="189664" table:style-name="ce53">
            <text:p>189.664</text:p>
          </table:table-cell>
          <table:table-cell office:value-type="date" office:date-value="2022-11-30T00:00:00" table:style-name="ce54">
            <text:p>30/11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Madrid</text:p>
          </table:table-cell>
          <table:table-cell office:value-type="float" office:value="5782893" table:style-name="ce53">
            <text:p>5.782.893</text:p>
          </table:table-cell>
          <table:table-cell office:value-type="float" office:value="5743747" table:style-name="ce53">
            <text:p>5.743.747</text:p>
          </table:table-cell>
          <table:table-cell office:value-type="percentage" office:value="6.7692762082922856E-3" table:style-name="ce34">
            <text:p>0,68%</text:p>
          </table:table-cell>
          <table:table-cell office:value-type="float" office:value="3564368" table:style-name="ce53">
            <text:p>3.564.368</text:p>
          </table:table-cell>
          <table:table-cell office:value-type="date" office:date-value="2022-11-30T00:00:00" table:style-name="ce54">
            <text:p>30/11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Murcia<text:s/></text:p>
          </table:table-cell>
          <table:table-cell office:value-type="float" office:value="1302246" table:style-name="ce53">
            <text:p>1.302.246</text:p>
          </table:table-cell>
          <table:table-cell office:value-type="float" office:value="1283671" table:style-name="ce53">
            <text:p>1.283.671</text:p>
          </table:table-cell>
          <table:table-cell office:value-type="percentage" office:value="1.4263818049738683E-2" table:style-name="ce34">
            <text:p>1,43%</text:p>
          </table:table-cell>
          <table:table-cell office:value-type="float" office:value="724760" table:style-name="ce53">
            <text:p>724.760</text:p>
          </table:table-cell>
          <table:table-cell office:value-type="date" office:date-value="2022-11-30T00:00:00" table:style-name="ce54">
            <text:p>30/11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Navarra<text:s/></text:p>
          </table:table-cell>
          <table:table-cell office:value-type="float" office:value="569116" table:style-name="ce53">
            <text:p>569.116</text:p>
          </table:table-cell>
          <table:table-cell office:value-type="float" office:value="564240" table:style-name="ce53">
            <text:p>564.240</text:p>
          </table:table-cell>
          <table:table-cell office:value-type="percentage" office:value="8.5676733741451658E-3" table:style-name="ce34">
            <text:p>0,86%</text:p>
          </table:table-cell>
          <table:table-cell office:value-type="float" office:value="374121" table:style-name="ce53">
            <text:p>374.121</text:p>
          </table:table-cell>
          <table:table-cell office:value-type="date" office:date-value="2022-11-30T00:00:00" table:style-name="ce54">
            <text:p>30/11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País Vasco</text:p>
          </table:table-cell>
          <table:table-cell office:value-type="float" office:value="1956473" table:style-name="ce53">
            <text:p>1.956.473</text:p>
          </table:table-cell>
          <table:table-cell office:value-type="float" office:value="1922789" table:style-name="ce53">
            <text:p>1.922.789</text:p>
          </table:table-cell>
          <table:table-cell office:value-type="percentage" office:value="1.7216695553682569E-2" table:style-name="ce34">
            <text:p>1,72%</text:p>
          </table:table-cell>
          <table:table-cell office:value-type="float" office:value="1257131" table:style-name="ce53">
            <text:p>1.257.131</text:p>
          </table:table-cell>
          <table:table-cell office:value-type="date" office:date-value="2022-11-30T00:00:00" table:style-name="ce54">
            <text:p>30/11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euta</text:p>
          </table:table-cell>
          <table:table-cell office:value-type="float" office:value="68692" table:style-name="ce53">
            <text:p>68.692</text:p>
          </table:table-cell>
          <table:table-cell office:value-type="float" office:value="65854" table:style-name="ce53">
            <text:p>65.854</text:p>
          </table:table-cell>
          <table:table-cell office:value-type="percentage" office:value="4.131485471379491E-2" table:style-name="ce34">
            <text:p>4,13%</text:p>
          </table:table-cell>
          <table:table-cell office:value-type="float" office:value="44117" table:style-name="ce53">
            <text:p>44.117</text:p>
          </table:table-cell>
          <table:table-cell office:value-type="date" office:date-value="2022-11-30T00:00:00" table:style-name="ce54">
            <text:p>30/11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Melilla</text:p>
          </table:table-cell>
          <table:table-cell office:value-type="float" office:value="66606" table:style-name="ce53">
            <text:p>66.606</text:p>
          </table:table-cell>
          <table:table-cell office:value-type="float" office:value="63346" table:style-name="ce53">
            <text:p>63.346</text:p>
          </table:table-cell>
          <table:table-cell office:value-type="percentage" office:value="4.8944539530973184E-2" table:style-name="ce34">
            <text:p>4,89%</text:p>
          </table:table-cell>
          <table:table-cell office:value-type="float" office:value="37287" table:style-name="ce53">
            <text:p>37.287</text:p>
          </table:table-cell>
          <table:table-cell office:value-type="date" office:date-value="2022-11-30T00:00:00" table:style-name="ce54">
            <text:p>30/11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Fuerzas Armadas</text:p>
          </table:table-cell>
          <table:table-cell office:value-type="float" office:value="95165" table:style-name="ce53">
            <text:p>95.165</text:p>
          </table:table-cell>
          <table:table-cell office:value-type="float" office:value="94833" table:style-name="ce53">
            <text:p>94.833</text:p>
          </table:table-cell>
          <table:table-cell office:value-type="percentage" office:value="3.4886775600273209E-3" table:style-name="ce34">
            <text:p>0,35%</text:p>
          </table:table-cell>
          <table:table-cell office:value-type="float" office:value="51857" table:style-name="ce53">
            <text:p>51.857</text:p>
          </table:table-cell>
          <table:table-cell office:value-type="date" office:date-value="2022-11-14T00:00:00" table:style-name="ce54">
            <text:p>14/11/2022</text:p>
          </table:table-cell>
          <table:table-cell table:number-columns-repeated="16378"/>
        </table:table-row>
        <table:table-row table:style-name="ro7">
          <table:table-cell office:value-type="string" table:style-name="ce36">
            <text:p>Sanidad Exterior</text:p>
          </table:table-cell>
          <table:table-cell office:value-type="float" office:value="8125" table:style-name="ce55">
            <text:p>8.125</text:p>
          </table:table-cell>
          <table:table-cell office:value-type="float" office:value="8143" table:style-name="ce55">
            <text:p>8.143</text:p>
          </table:table-cell>
          <table:table-cell office:value-type="percentage" office:value="0" table:style-name="ce39">
            <text:p>0,00%</text:p>
          </table:table-cell>
          <table:table-cell office:value-type="float" office:value="4136" table:style-name="ce55">
            <text:p>4.136</text:p>
          </table:table-cell>
          <table:table-cell office:value-type="date" office:date-value="2022-11-30T00:00:00" table:style-name="ce56">
            <text:p>30/11/2022</text:p>
          </table:table-cell>
          <table:table-cell table:number-columns-repeated="16378"/>
        </table:table-row>
        <table:table-row table:style-name="ro5">
          <table:table-cell office:value-type="string" table:style-name="ce40">
            <text:p>Totales</text:p>
          </table:table-cell>
          <table:table-cell office:value-type="float" office:value="41326081" table:style-name="ce57">
            <text:p>41.326.081</text:p>
          </table:table-cell>
          <table:table-cell office:value-type="float" office:value="40679917" table:style-name="ce57">
            <text:p>40.679.917</text:p>
          </table:table-cell>
          <table:table-cell office:value-type="percentage" office:value="1.5635743442500634E-2" table:style-name="ce46">
            <text:p>1,56%</text:p>
          </table:table-cell>
          <table:table-cell office:value-type="float" office:value="26275922" table:style-name="ce57">
            <text:p>26.275.922</text:p>
          </table:table-cell>
          <table:table-cell table:style-name="ce58"/>
          <table:table-cell table:number-columns-repeated="16378"/>
        </table:table-row>
        <table:table-row table:number-rows-repeated="1048553" table:style-name="ro5">
          <table:table-cell table:number-columns-repeated="16384"/>
        </table:table-row>
      </table:table>
      <table:table table:name="Mayores_de_12_años" table:style-name="ta3">
        <table:table-column table:style-name="co5" table:default-cell-style-name="ce61"/>
        <table:table-column table:style-name="co6" table:number-columns-repeated="5" table:default-cell-style-name="ce61"/>
        <table:table-column table:style-name="co4" table:number-columns-repeated="2" table:default-cell-style-name="ce61"/>
        <table:table-column table:style-name="co3" table:number-columns-repeated="7" table:default-cell-style-name="ce61"/>
        <table:table-column table:style-name="co4" table:number-columns-repeated="16369" table:default-cell-style-name="ce61"/>
        <table:table-row table:style-name="ro8">
          <table:table-cell table:style-name="ce59"/>
          <table:table-cell office:value-type="string" table:style-name="ce60">
            <text:p>Población a vacunar mayor de 12 años</text:p>
          </table:table-cell>
          <table:table-cell office:value-type="string" table:style-name="ce60">
            <text:p>Nº Personas con 1 dosis</text:p>
          </table:table-cell>
          <table:table-cell office:value-type="string" table:style-name="ce60">
            <text:p>% 1ª dosis</text:p>
          </table:table-cell>
          <table:table-cell office:value-type="string" table:style-name="ce60">
            <text:p>Nº Personas con pauta completa</text:p>
          </table:table-cell>
          <table:table-cell office:value-type="string" table:style-name="ce60">
            <text:p>% personas con pauta completa</text:p>
          </table:table-cell>
          <table:table-cell office:value-type="string" table:style-name="ce60">
            <text:p>Fecha de la última vacuna registrada<text:s/><text:span text:style-name="T4">(2)</text:span></text:p>
          </table:table-cell>
          <table:table-cell table:number-columns-repeated="16377"/>
        </table:table-row>
        <table:table-row table:style-name="ro2">
          <table:table-cell office:value-type="string" table:style-name="ce62">
            <text:p>Andalucía</text:p>
          </table:table-cell>
          <table:table-cell office:value-type="float" office:value="7508005" table:style-name="ce63">
            <text:p>7.508.005</text:p>
          </table:table-cell>
          <table:table-cell office:value-type="float" office:value="7047342" table:style-name="ce63">
            <text:p>7.047.342</text:p>
          </table:table-cell>
          <table:table-cell office:value-type="percentage" office:value="0.93864375423298196" table:style-name="ce64">
            <text:p>93,9%</text:p>
          </table:table-cell>
          <table:table-cell office:value-type="float" office:value="7037995" table:style-name="ce63">
            <text:p>7.037.995</text:p>
          </table:table-cell>
          <table:table-cell office:value-type="percentage" office:value="0.93739881633003708" table:style-name="ce64">
            <text:p>93,7%</text:p>
          </table:table-cell>
          <table:table-cell office:value-type="date" office:date-value="2022-11-16T00:00:00" table:style-name="ce65">
            <text:p>16/11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Aragón</text:p>
          </table:table-cell>
          <table:table-cell office:value-type="float" office:value="1189408" table:style-name="ce63">
            <text:p>1.189.408</text:p>
          </table:table-cell>
          <table:table-cell office:value-type="float" office:value="1098718" table:style-name="ce63">
            <text:p>1.098.718</text:p>
          </table:table-cell>
          <table:table-cell office:value-type="percentage" office:value="0.9237519841803653" table:style-name="ce64">
            <text:p>92,4%</text:p>
          </table:table-cell>
          <table:table-cell office:value-type="float" office:value="1092667" table:style-name="ce63">
            <text:p>1.092.667</text:p>
          </table:table-cell>
          <table:table-cell office:value-type="percentage" office:value="0.91866457935376256" table:style-name="ce67">
            <text:p>91,9%</text:p>
          </table:table-cell>
          <table:table-cell office:value-type="date" office:date-value="2022-11-30T00:00:00" table:style-name="ce65">
            <text:p>30/11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Asturias<text:s/></text:p>
          </table:table-cell>
          <table:table-cell office:value-type="float" office:value="930447" table:style-name="ce63">
            <text:p>930.447</text:p>
          </table:table-cell>
          <table:table-cell office:value-type="float" office:value="886197" table:style-name="ce63">
            <text:p>886.197</text:p>
          </table:table-cell>
          <table:table-cell office:value-type="percentage" office:value="0.95244221325878853" table:style-name="ce64">
            <text:p>95,2%</text:p>
          </table:table-cell>
          <table:table-cell office:value-type="float" office:value="886992" table:style-name="ce63">
            <text:p>886.992</text:p>
          </table:table-cell>
          <table:table-cell office:value-type="percentage" office:value="0.95329664129176617" table:style-name="ce67">
            <text:p>95,3%</text:p>
          </table:table-cell>
          <table:table-cell office:value-type="date" office:date-value="2022-11-30T00:00:00" table:style-name="ce65">
            <text:p>30/11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Baleares</text:p>
          </table:table-cell>
          <table:table-cell office:value-type="float" office:value="1083187" table:style-name="ce63">
            <text:p>1.083.187</text:p>
          </table:table-cell>
          <table:table-cell office:value-type="float" office:value="898009" table:style-name="ce63">
            <text:p>898.009</text:p>
          </table:table-cell>
          <table:table-cell office:value-type="percentage" office:value="0.82904336924279931" table:style-name="ce64">
            <text:p>82,9%</text:p>
          </table:table-cell>
          <table:table-cell office:value-type="float" office:value="892754" table:style-name="ce63">
            <text:p>892.754</text:p>
          </table:table-cell>
          <table:table-cell office:value-type="percentage" office:value="0.82419194469652979" table:style-name="ce67">
            <text:p>82,4%</text:p>
          </table:table-cell>
          <table:table-cell office:value-type="date" office:date-value="2022-12-01T00:00:00" table:style-name="ce65">
            <text:p>01/12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Canarias</text:p>
          </table:table-cell>
          <table:table-cell office:value-type="float" office:value="2033513" table:style-name="ce63">
            <text:p>2.033.513</text:p>
          </table:table-cell>
          <table:table-cell office:value-type="float" office:value="1750332" table:style-name="ce63">
            <text:p>1.750.332</text:p>
          </table:table-cell>
          <table:table-cell office:value-type="percentage" office:value="0.86074296058102406" table:style-name="ce64">
            <text:p>86,1%</text:p>
          </table:table-cell>
          <table:table-cell office:value-type="float" office:value="1719013" table:style-name="ce63">
            <text:p>1.719.013</text:p>
          </table:table-cell>
          <table:table-cell office:value-type="percentage" office:value="0.84534153457587924" table:style-name="ce67">
            <text:p>84,5%</text:p>
          </table:table-cell>
          <table:table-cell office:value-type="date" office:date-value="2022-11-30T00:00:00" table:style-name="ce65">
            <text:p>30/11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Cantabria</text:p>
          </table:table-cell>
          <table:table-cell office:value-type="float" office:value="527062" table:style-name="ce63">
            <text:p>527.062</text:p>
          </table:table-cell>
          <table:table-cell office:value-type="float" office:value="495216" table:style-name="ce63">
            <text:p>495.216</text:p>
          </table:table-cell>
          <table:table-cell office:value-type="percentage" office:value="0.93957826593455795" table:style-name="ce64">
            <text:p>94,0%</text:p>
          </table:table-cell>
          <table:table-cell office:value-type="float" office:value="496589" table:style-name="ce63">
            <text:p>496.589</text:p>
          </table:table-cell>
          <table:table-cell office:value-type="percentage" office:value="0.94218327255616985" table:style-name="ce67">
            <text:p>94,2%</text:p>
          </table:table-cell>
          <table:table-cell office:value-type="date" office:date-value="2022-11-30T00:00:00" table:style-name="ce65">
            <text:p>30/11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Castilla y Leon<text:s/></text:p>
          </table:table-cell>
          <table:table-cell office:value-type="float" office:value="2172149" table:style-name="ce63">
            <text:p>2.172.149</text:p>
          </table:table-cell>
          <table:table-cell office:value-type="float" office:value="2049829" table:style-name="ce63">
            <text:p>2.049.829</text:p>
          </table:table-cell>
          <table:table-cell office:value-type="percentage" office:value="0.94368710433768588" table:style-name="ce64">
            <text:p>94,4%</text:p>
          </table:table-cell>
          <table:table-cell office:value-type="float" office:value="2042329" table:style-name="ce63">
            <text:p>2.042.329</text:p>
          </table:table-cell>
          <table:table-cell office:value-type="percentage" office:value="0.9402343025271287" table:style-name="ce67">
            <text:p>94,0%</text:p>
          </table:table-cell>
          <table:table-cell office:value-type="date" office:date-value="2022-11-30T00:00:00" table:style-name="ce65">
            <text:p>30/11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Castilla - La Mancha</text:p>
          </table:table-cell>
          <table:table-cell office:value-type="float" office:value="1816082" table:style-name="ce63">
            <text:p>1.816.082</text:p>
          </table:table-cell>
          <table:table-cell office:value-type="float" office:value="1665328" table:style-name="ce63">
            <text:p>1.665.328</text:p>
          </table:table-cell>
          <table:table-cell office:value-type="percentage" office:value="0.91698943109397046" table:style-name="ce64">
            <text:p>91,7%</text:p>
          </table:table-cell>
          <table:table-cell office:value-type="float" office:value="1643323" table:style-name="ce63">
            <text:p>1.643.323</text:p>
          </table:table-cell>
          <table:table-cell office:value-type="percentage" office:value="0.90487268746675531" table:style-name="ce67">
            <text:p>90,5%</text:p>
          </table:table-cell>
          <table:table-cell office:value-type="date" office:date-value="2022-11-30T00:00:00" table:style-name="ce65">
            <text:p>30/11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Cataluña</text:p>
          </table:table-cell>
          <table:table-cell office:value-type="float" office:value="6782414" table:style-name="ce63">
            <text:p>6.782.414</text:p>
          </table:table-cell>
          <table:table-cell office:value-type="float" office:value="6260900" table:style-name="ce63">
            <text:p>6.260.900</text:p>
          </table:table-cell>
          <table:table-cell office:value-type="percentage" office:value="0.92310790818726196" table:style-name="ce64">
            <text:p>92,3%</text:p>
          </table:table-cell>
          <table:table-cell office:value-type="float" office:value="6194445" table:style-name="ce63">
            <text:p>6.194.445</text:p>
          </table:table-cell>
          <table:table-cell office:value-type="percentage" office:value="0.91330977436647187" table:style-name="ce67">
            <text:p>91,3%</text:p>
          </table:table-cell>
          <table:table-cell office:value-type="date" office:date-value="2022-11-30T00:00:00" table:style-name="ce65">
            <text:p>30/11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C. Valenciana</text:p>
          </table:table-cell>
          <table:table-cell office:value-type="float" office:value="4492026" table:style-name="ce63">
            <text:p>4.492.026</text:p>
          </table:table-cell>
          <table:table-cell office:value-type="float" office:value="4198858" table:style-name="ce63">
            <text:p>4.198.858</text:p>
          </table:table-cell>
          <table:table-cell office:value-type="percentage" office:value="0.93473590758379399" table:style-name="ce64">
            <text:p>93,5%</text:p>
          </table:table-cell>
          <table:table-cell office:value-type="float" office:value="4223281" table:style-name="ce63">
            <text:p>4.223.281</text:p>
          </table:table-cell>
          <table:table-cell office:value-type="percentage" office:value="0.94017287522378545" table:style-name="ce67">
            <text:p>94,0%</text:p>
          </table:table-cell>
          <table:table-cell office:value-type="date" office:date-value="2022-11-30T00:00:00" table:style-name="ce65">
            <text:p>30/11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Extremadura</text:p>
          </table:table-cell>
          <table:table-cell office:value-type="float" office:value="949890" table:style-name="ce63">
            <text:p>949.890</text:p>
          </table:table-cell>
          <table:table-cell office:value-type="float" office:value="910419" table:style-name="ce63">
            <text:p>910.419</text:p>
          </table:table-cell>
          <table:table-cell office:value-type="percentage" office:value="0.95844676752044977" table:style-name="ce64">
            <text:p>95,8%</text:p>
          </table:table-cell>
          <table:table-cell office:value-type="float" office:value="907989" table:style-name="ce63">
            <text:p>907.989</text:p>
          </table:table-cell>
          <table:table-cell office:value-type="percentage" office:value="0.95588857657202408" table:style-name="ce67">
            <text:p>95,6%</text:p>
          </table:table-cell>
          <table:table-cell office:value-type="date" office:date-value="2022-11-30T00:00:00" table:style-name="ce65">
            <text:p>30/11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Galicia</text:p>
          </table:table-cell>
          <table:table-cell office:value-type="float" office:value="2456127" table:style-name="ce63">
            <text:p>2.456.127</text:p>
          </table:table-cell>
          <table:table-cell office:value-type="float" office:value="2342997" table:style-name="ce63">
            <text:p>2.342.997</text:p>
          </table:table-cell>
          <table:table-cell office:value-type="percentage" office:value="0.95393967820067938" table:style-name="ce64">
            <text:p>95,4%</text:p>
          </table:table-cell>
          <table:table-cell office:value-type="float" office:value="2349387" table:style-name="ce63">
            <text:p>2.349.387</text:p>
          </table:table-cell>
          <table:table-cell office:value-type="percentage" office:value="0.95654133519968632" table:style-name="ce67">
            <text:p>95,7%</text:p>
          </table:table-cell>
          <table:table-cell office:value-type="date" office:date-value="2022-11-30T00:00:00" table:style-name="ce65">
            <text:p>30/11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La Rioja</text:p>
          </table:table-cell>
          <table:table-cell office:value-type="float" office:value="281479" table:style-name="ce63">
            <text:p>281.479</text:p>
          </table:table-cell>
          <table:table-cell office:value-type="float" office:value="269506" table:style-name="ce63">
            <text:p>269.506</text:p>
          </table:table-cell>
          <table:table-cell office:value-type="percentage" office:value="0.95746396711655224" table:style-name="ce64">
            <text:p>95,7%</text:p>
          </table:table-cell>
          <table:table-cell office:value-type="float" office:value="274323" table:style-name="ce63">
            <text:p>274.323</text:p>
          </table:table-cell>
          <table:table-cell office:value-type="percentage" office:value="0.97457714429850895" table:style-name="ce67">
            <text:p>97,5%</text:p>
          </table:table-cell>
          <table:table-cell office:value-type="date" office:date-value="2022-11-30T00:00:00" table:style-name="ce65">
            <text:p>30/11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Madrid</text:p>
          </table:table-cell>
          <table:table-cell office:value-type="float" office:value="5970908" table:style-name="ce63">
            <text:p>5.970.908</text:p>
          </table:table-cell>
          <table:table-cell office:value-type="float" office:value="5526668" table:style-name="ce63">
            <text:p>5.526.668</text:p>
          </table:table-cell>
          <table:table-cell office:value-type="percentage" office:value="0.92559925559060696" table:style-name="ce64">
            <text:p>92,6%</text:p>
          </table:table-cell>
          <table:table-cell office:value-type="float" office:value="5539383" table:style-name="ce63">
            <text:p>5.539.383</text:p>
          </table:table-cell>
          <table:table-cell office:value-type="percentage" office:value="0.9277287474534861" table:style-name="ce67">
            <text:p>92,8%</text:p>
          </table:table-cell>
          <table:table-cell office:value-type="date" office:date-value="2022-11-30T00:00:00" table:style-name="ce65">
            <text:p>30/11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Murcia<text:s/></text:p>
          </table:table-cell>
          <table:table-cell office:value-type="float" office:value="1317614" table:style-name="ce63">
            <text:p>1.317.614</text:p>
          </table:table-cell>
          <table:table-cell office:value-type="float" office:value="1233177" table:style-name="ce63">
            <text:p>1.233.177</text:p>
          </table:table-cell>
          <table:table-cell office:value-type="percentage" office:value="0.93591674041107642" table:style-name="ce64">
            <text:p>93,6%</text:p>
          </table:table-cell>
          <table:table-cell office:value-type="float" office:value="1238806" table:style-name="ce63">
            <text:p>1.238.806</text:p>
          </table:table-cell>
          <table:table-cell office:value-type="percentage" office:value="0.94018885652398954" table:style-name="ce67">
            <text:p>94,0%</text:p>
          </table:table-cell>
          <table:table-cell office:value-type="date" office:date-value="2022-11-30T00:00:00" table:style-name="ce65">
            <text:p>30/11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Navarra</text:p>
          </table:table-cell>
          <table:table-cell office:value-type="float" office:value="580174" table:style-name="ce63">
            <text:p>580.174</text:p>
          </table:table-cell>
          <table:table-cell office:value-type="float" office:value="540375" table:style-name="ce63">
            <text:p>540.375</text:p>
          </table:table-cell>
          <table:table-cell office:value-type="percentage" office:value="0.93140161399855903" table:style-name="ce64">
            <text:p>93,1%</text:p>
          </table:table-cell>
          <table:table-cell office:value-type="float" office:value="541689" table:style-name="ce63">
            <text:p>541.689</text:p>
          </table:table-cell>
          <table:table-cell office:value-type="percentage" office:value="0.9336664517886013" table:style-name="ce67">
            <text:p>93,4%</text:p>
          </table:table-cell>
          <table:table-cell office:value-type="date" office:date-value="2022-11-30T00:00:00" table:style-name="ce65">
            <text:p>30/11/2022</text:p>
          </table:table-cell>
          <table:table-cell table:number-columns-repeated="16377" table:style-name="ce61"/>
        </table:table-row>
        <table:table-row table:style-name="ro2">
          <table:table-cell office:value-type="string" table:style-name="ce66">
            <text:p>País Vasco</text:p>
          </table:table-cell>
          <table:table-cell office:value-type="float" office:value="1955253" table:style-name="ce63">
            <text:p>1.955.253</text:p>
          </table:table-cell>
          <table:table-cell office:value-type="float" office:value="1870964" table:style-name="ce63">
            <text:p>1.870.964</text:p>
          </table:table-cell>
          <table:table-cell office:value-type="percentage" office:value="0.95689100080654521" table:style-name="ce64">
            <text:p>95,7%</text:p>
          </table:table-cell>
          <table:table-cell office:value-type="float" office:value="1861775" table:style-name="ce63">
            <text:p>1.861.775</text:p>
          </table:table-cell>
          <table:table-cell office:value-type="percentage" office:value="0.95219135324175441" table:style-name="ce67">
            <text:p>95,2%</text:p>
          </table:table-cell>
          <table:table-cell office:value-type="date" office:date-value="2022-11-30T00:00:00" table:style-name="ce65">
            <text:p>30/11/2022</text:p>
          </table:table-cell>
          <table:table-cell table:number-columns-repeated="16377" table:style-name="ce61"/>
        </table:table-row>
        <table:table-row table:style-name="ro2">
          <table:table-cell office:value-type="string" table:style-name="ce66">
            <text:p>Ceuta</text:p>
          </table:table-cell>
          <table:table-cell office:value-type="float" office:value="71029" table:style-name="ce63">
            <text:p>71.029</text:p>
          </table:table-cell>
          <table:table-cell office:value-type="float" office:value="65674" table:style-name="ce63">
            <text:p>65.674</text:p>
          </table:table-cell>
          <table:table-cell office:value-type="percentage" office:value="0.92460825859860052" table:style-name="ce64">
            <text:p>92,5%</text:p>
          </table:table-cell>
          <table:table-cell office:value-type="float" office:value="63947" table:style-name="ce63">
            <text:p>63.947</text:p>
          </table:table-cell>
          <table:table-cell office:value-type="percentage" office:value="0.90029424601219221" table:style-name="ce67">
            <text:p>90,0%</text:p>
          </table:table-cell>
          <table:table-cell office:value-type="date" office:date-value="2022-11-30T00:00:00" table:style-name="ce65">
            <text:p>30/11/2022</text:p>
          </table:table-cell>
          <table:table-cell table:number-columns-repeated="16377" table:style-name="ce61"/>
        </table:table-row>
        <table:table-row table:style-name="ro2">
          <table:table-cell office:value-type="string" table:style-name="ce66">
            <text:p>Melilla</text:p>
          </table:table-cell>
          <table:table-cell office:value-type="float" office:value="68266" table:style-name="ce63">
            <text:p>68.266</text:p>
          </table:table-cell>
          <table:table-cell office:value-type="float" office:value="63118" table:style-name="ce63">
            <text:p>63.118</text:p>
          </table:table-cell>
          <table:table-cell office:value-type="percentage" office:value="0.92458910731550115" table:style-name="ce64">
            <text:p>92,5%</text:p>
          </table:table-cell>
          <table:table-cell office:value-type="float" office:value="61499" table:style-name="ce63">
            <text:p>61.499</text:p>
          </table:table-cell>
          <table:table-cell office:value-type="percentage" office:value="0.90087305540093165" table:style-name="ce67">
            <text:p>90,1%</text:p>
          </table:table-cell>
          <table:table-cell office:value-type="date" office:date-value="2022-11-30T00:00:00" table:style-name="ce65">
            <text:p>30/11/2022</text:p>
          </table:table-cell>
          <table:table-cell table:number-columns-repeated="16377" table:style-name="ce61"/>
        </table:table-row>
        <table:table-row table:style-name="ro2">
          <table:table-cell office:value-type="string" table:style-name="ce66">
            <text:p>FF.AA.</text:p>
          </table:table-cell>
          <table:table-cell office:value-type="string" table:style-name="ce63">
            <text:p>-</text:p>
          </table:table-cell>
          <table:table-cell office:value-type="float" office:value="95165" table:style-name="ce63">
            <text:p>95.165</text:p>
          </table:table-cell>
          <table:table-cell office:value-type="string" table:style-name="ce64">
            <text:p>-</text:p>
          </table:table-cell>
          <table:table-cell office:value-type="float" office:value="94833" table:style-name="ce63">
            <text:p>94.833</text:p>
          </table:table-cell>
          <table:table-cell office:value-type="string" table:style-name="ce67">
            <text:p>-</text:p>
          </table:table-cell>
          <table:table-cell office:value-type="date" office:date-value="2022-11-14T00:00:00" table:style-name="ce65">
            <text:p>14/11/2022</text:p>
          </table:table-cell>
          <table:table-cell table:number-columns-repeated="16377" table:style-name="ce61"/>
        </table:table-row>
        <table:table-row table:style-name="ro2">
          <table:table-cell office:value-type="string" table:style-name="ce66">
            <text:p>Sanidad Exterior</text:p>
          </table:table-cell>
          <table:table-cell office:value-type="string" table:style-name="ce63">
            <text:p>-</text:p>
          </table:table-cell>
          <table:table-cell office:value-type="float" office:value="8125" table:style-name="ce63">
            <text:p>8.125</text:p>
          </table:table-cell>
          <table:table-cell office:value-type="string" table:style-name="ce64">
            <text:p>-</text:p>
          </table:table-cell>
          <table:table-cell office:value-type="float" office:value="8143" table:style-name="ce63">
            <text:p>8.143</text:p>
          </table:table-cell>
          <table:table-cell office:value-type="string" table:style-name="ce67">
            <text:p>-</text:p>
          </table:table-cell>
          <table:table-cell office:value-type="date" office:date-value="2022-11-30T00:00:00" table:style-name="ce65">
            <text:p>30/11/2022</text:p>
          </table:table-cell>
          <table:table-cell table:number-columns-repeated="16377" table:style-name="ce61"/>
        </table:table-row>
        <table:table-row table:style-name="ro2">
          <table:table-cell office:value-type="string" table:style-name="ce68">
            <text:p>Totales</text:p>
          </table:table-cell>
          <table:table-cell office:value-type="float" office:value="42185033" table:style-name="ce69">
            <text:p>42.185.033</text:p>
          </table:table-cell>
          <table:table-cell office:value-type="float" office:value="39276917" table:style-name="ce69">
            <text:p>39.276.917</text:p>
          </table:table-cell>
          <table:table-cell office:value-type="percentage" office:value="0.93106284875965373" table:style-name="ce70">
            <text:p>93,1%</text:p>
          </table:table-cell>
          <table:table-cell office:value-type="float" office:value="39171162" table:style-name="ce69">
            <text:p>39.171.162</text:p>
          </table:table-cell>
          <table:table-cell office:value-type="percentage" office:value="0.92855591697652573" table:style-name="ce70">
            <text:p>92,9%</text:p>
          </table:table-cell>
          <table:table-cell table:style-name="ce71"/>
          <table:table-cell table:number-columns-repeated="16377" table:style-name="ce6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3">
        <table:table-column table:style-name="co7" table:default-cell-style-name="ce6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87"/>
        <table:table-column table:style-name="co4" table:default-cell-style-name="ce91"/>
        <table:table-column table:style-name="co4" table:default-cell-style-name="ce61"/>
        <table:table-column table:style-name="co4" table:default-cell-style-name="ce91"/>
        <table:table-column table:style-name="co4" table:number-columns-repeated="2" table:default-cell-style-name="ce61"/>
        <table:table-column table:style-name="co4" table:default-cell-style-name="ce91"/>
        <table:table-column table:style-name="co4" table:number-columns-repeated="2" table:default-cell-style-name="ce61"/>
        <table:table-column table:style-name="co3" table:number-columns-repeated="20" table:default-cell-style-name="ce61"/>
        <table:table-column table:style-name="co4" table:number-columns-repeated="16344" table:default-cell-style-name="ce61"/>
        <table:table-row table:style-name="ro10">
          <table:table-cell table:style-name="ce72"/>
          <table:table-cell office:value-type="string" table:style-name="ce73">
            <text:p>Personas con al menos 1 dosis ≥80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70-7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60-6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50-5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40-4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30-3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20-2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12-19 años</text:p>
          </table:table-cell>
          <table:table-cell office:value-type="string" table:style-name="ce74">
            <text:p>%</text:p>
          </table:table-cell>
          <table:table-cell office:value-type="string" table:style-name="ce75">
            <text:p>Total Personas con al menos 1 dosis</text:p>
          </table:table-cell>
          <table:table-cell office:value-type="string" table:style-name="ce75">
            <text:p>Total Población INE Población a Vacunar (1)</text:p>
          </table:table-cell>
          <table:table-cell office:value-type="string" table:style-name="ce76">
            <text:p>% Con al menos 1 dosis sobre Población a Vacunar INE</text:p>
          </table:table-cell>
          <table:table-cell office:value-type="string" table:style-name="ce76">
            <text:p>% Con al menos 1 dosis sobre Total Población INE</text:p>
          </table:table-cell>
          <table:table-cell table:number-columns-repeated="16363" table:style-name="ce77"/>
        </table:table-row>
        <table:table-row table:style-name="ro5">
          <table:table-cell office:value-type="string" table:style-name="ce78">
            <text:p>Andalucía</text:p>
          </table:table-cell>
          <table:table-cell office:value-type="float" office:value="435667" table:style-name="ce79">
            <text:p>435.667</text:p>
          </table:table-cell>
          <table:table-cell office:value-type="percentage" office:value="1" table:style-name="ce80">
            <text:p>100,0%</text:p>
          </table:table-cell>
          <table:table-cell office:value-type="float" office:value="656766" table:style-name="ce79">
            <text:p>656.766</text:p>
          </table:table-cell>
          <table:table-cell office:value-type="percentage" office:value="1" table:style-name="ce80">
            <text:p>100,0%</text:p>
          </table:table-cell>
          <table:table-cell office:value-type="float" office:value="937950" table:style-name="ce79">
            <text:p>937.950</text:p>
          </table:table-cell>
          <table:table-cell office:value-type="percentage" office:value="0.97883700034125454" table:style-name="ce80">
            <text:p>97,9%</text:p>
          </table:table-cell>
          <table:table-cell office:value-type="float" office:value="1230229" table:style-name="ce79">
            <text:p>1.230.229</text:p>
          </table:table-cell>
          <table:table-cell office:value-type="percentage" office:value="0.95545013905813259" table:style-name="ce80">
            <text:p>95,5%</text:p>
          </table:table-cell>
          <table:table-cell office:value-type="float" office:value="1278421" table:style-name="ce79">
            <text:p>1.278.421</text:p>
          </table:table-cell>
          <table:table-cell office:value-type="percentage" office:value="0.9234903953953375" table:style-name="ce80">
            <text:p>92,3%</text:p>
          </table:table-cell>
          <table:table-cell office:value-type="float" office:value="970000" table:style-name="ce79">
            <text:p>970.000</text:p>
          </table:table-cell>
          <table:table-cell office:value-type="percentage" office:value="0.88039913847952345" table:style-name="ce80">
            <text:p>88,0%</text:p>
          </table:table-cell>
          <table:table-cell office:value-type="float" office:value="814224" table:style-name="ce79">
            <text:p>814.224</text:p>
          </table:table-cell>
          <table:table-cell office:value-type="percentage" office:value="0.87918523893438372" table:style-name="ce80">
            <text:p>87,9%</text:p>
          </table:table-cell>
          <table:table-cell office:value-type="float" office:value="724085" table:style-name="ce79">
            <text:p>724.085</text:p>
          </table:table-cell>
          <table:table-cell office:value-type="percentage" office:value="0.93690722343131749" table:style-name="ce80">
            <text:p>93,7%</text:p>
          </table:table-cell>
          <table:table-cell office:value-type="float" office:value="7047342" table:style-name="ce79">
            <text:p>7.047.342</text:p>
          </table:table-cell>
          <table:table-cell office:value-type="float" office:value="7508005" table:style-name="ce79">
            <text:p>7.508.005</text:p>
          </table:table-cell>
          <table:table-cell office:value-type="percentage" office:value="0.93864375423298196" table:style-name="ce80">
            <text:p>93,9%</text:p>
          </table:table-cell>
          <table:table-cell office:value-type="percentage" office:value="0.82888286666877597" table:style-name="ce80">
            <text:p>82,9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Aragón</text:p>
          </table:table-cell>
          <table:table-cell office:value-type="float" office:value="101769" table:style-name="ce82">
            <text:p>101.769</text:p>
          </table:table-cell>
          <table:table-cell office:value-type="percentage" office:value="1" table:style-name="ce83">
            <text:p>100,0%</text:p>
          </table:table-cell>
          <table:table-cell office:value-type="float" office:value="119938" table:style-name="ce82">
            <text:p>119.938</text:p>
          </table:table-cell>
          <table:table-cell office:value-type="percentage" office:value="1" table:style-name="ce83">
            <text:p>100,0%</text:p>
          </table:table-cell>
          <table:table-cell office:value-type="float" office:value="156156" table:style-name="ce82">
            <text:p>156.156</text:p>
          </table:table-cell>
          <table:table-cell office:value-type="percentage" office:value="0.9680490980100428" table:style-name="ce83">
            <text:p>96,8%</text:p>
          </table:table-cell>
          <table:table-cell office:value-type="float" office:value="188722" table:style-name="ce82">
            <text:p>188.722</text:p>
          </table:table-cell>
          <table:table-cell office:value-type="percentage" office:value="0.93905558043489079" table:style-name="ce83">
            <text:p>93,9%</text:p>
          </table:table-cell>
          <table:table-cell office:value-type="float" office:value="192644" table:style-name="ce82">
            <text:p>192.644</text:p>
          </table:table-cell>
          <table:table-cell office:value-type="percentage" office:value="0.90173518632072158" table:style-name="ce83">
            <text:p>90,2%</text:p>
          </table:table-cell>
          <table:table-cell office:value-type="float" office:value="132394" table:style-name="ce82">
            <text:p>132.394</text:p>
          </table:table-cell>
          <table:table-cell office:value-type="percentage" office:value="0.83646495406815857" table:style-name="ce83">
            <text:p>83,6%</text:p>
          </table:table-cell>
          <table:table-cell office:value-type="float" office:value="111211" table:style-name="ce82">
            <text:p>111.211</text:p>
          </table:table-cell>
          <table:table-cell office:value-type="percentage" office:value="0.85025000382268845" table:style-name="ce83">
            <text:p>85,0%</text:p>
          </table:table-cell>
          <table:table-cell office:value-type="float" office:value="95884" table:style-name="ce82">
            <text:p>95.884</text:p>
          </table:table-cell>
          <table:table-cell office:value-type="percentage" office:value="0.89580238609079099" table:style-name="ce83">
            <text:p>89,6%</text:p>
          </table:table-cell>
          <table:table-cell office:value-type="float" office:value="1098718" table:style-name="ce82">
            <text:p>1.098.718</text:p>
          </table:table-cell>
          <table:table-cell office:value-type="float" office:value="1189408" table:style-name="ce82">
            <text:p>1.189.408</text:p>
          </table:table-cell>
          <table:table-cell office:value-type="percentage" office:value="0.9237519841803653" table:style-name="ce83">
            <text:p>92,4%</text:p>
          </table:table-cell>
          <table:table-cell office:value-type="percentage" office:value="0.82540061736881287" table:style-name="ce83">
            <text:p>82,5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Asturias<text:s/></text:p>
          </table:table-cell>
          <table:table-cell office:value-type="float" office:value="89319" table:style-name="ce82">
            <text:p>89.319</text:p>
          </table:table-cell>
          <table:table-cell office:value-type="percentage" office:value="1" table:style-name="ce83">
            <text:p>100,0%</text:p>
          </table:table-cell>
          <table:table-cell office:value-type="float" office:value="114864" table:style-name="ce82">
            <text:p>114.864</text:p>
          </table:table-cell>
          <table:table-cell office:value-type="percentage" office:value="1" table:style-name="ce83">
            <text:p>100,0%</text:p>
          </table:table-cell>
          <table:table-cell office:value-type="float" office:value="149268" table:style-name="ce82">
            <text:p>149.268</text:p>
          </table:table-cell>
          <table:table-cell office:value-type="percentage" office:value="0.98209092703467338" table:style-name="ce83">
            <text:p>98,2%</text:p>
          </table:table-cell>
          <table:table-cell office:value-type="float" office:value="154550" table:style-name="ce82">
            <text:p>154.550</text:p>
          </table:table-cell>
          <table:table-cell office:value-type="percentage" office:value="0.95352381187416324" table:style-name="ce83">
            <text:p>95,4%</text:p>
          </table:table-cell>
          <table:table-cell office:value-type="float" office:value="152702" table:style-name="ce82">
            <text:p>152.702</text:p>
          </table:table-cell>
          <table:table-cell office:value-type="percentage" office:value="0.92033510125361617" table:style-name="ce83">
            <text:p>92,0%</text:p>
          </table:table-cell>
          <table:table-cell office:value-type="float" office:value="93267" table:style-name="ce82">
            <text:p>93.267</text:p>
          </table:table-cell>
          <table:table-cell office:value-type="percentage" office:value="0.85888333287288998" table:style-name="ce83">
            <text:p>85,9%</text:p>
          </table:table-cell>
          <table:table-cell office:value-type="float" office:value="69043" table:style-name="ce82">
            <text:p>69.043</text:p>
          </table:table-cell>
          <table:table-cell office:value-type="percentage" office:value="0.87129300118623965" table:style-name="ce83">
            <text:p>87,1%</text:p>
          </table:table-cell>
          <table:table-cell office:value-type="float" office:value="63184" table:style-name="ce82">
            <text:p>63.184</text:p>
          </table:table-cell>
          <table:table-cell office:value-type="percentage" office:value="0.96824813044011282" table:style-name="ce83">
            <text:p>96,8%</text:p>
          </table:table-cell>
          <table:table-cell office:value-type="float" office:value="886197" table:style-name="ce82">
            <text:p>886.197</text:p>
          </table:table-cell>
          <table:table-cell office:value-type="float" office:value="930447" table:style-name="ce82">
            <text:p>930.447</text:p>
          </table:table-cell>
          <table:table-cell office:value-type="percentage" office:value="0.95244221325878853" table:style-name="ce83">
            <text:p>95,2%</text:p>
          </table:table-cell>
          <table:table-cell office:value-type="percentage" office:value="0.87492015413337498" table:style-name="ce83">
            <text:p>87,5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Baleares</text:p>
          </table:table-cell>
          <table:table-cell office:value-type="float" office:value="51885" table:style-name="ce82">
            <text:p>51.885</text:p>
          </table:table-cell>
          <table:table-cell office:value-type="percentage" office:value="0.96740812559431688" table:style-name="ce83">
            <text:p>96,7%</text:p>
          </table:table-cell>
          <table:table-cell office:value-type="float" office:value="79977" table:style-name="ce82">
            <text:p>79.977</text:p>
          </table:table-cell>
          <table:table-cell office:value-type="percentage" office:value="0.91680995941949239" table:style-name="ce83">
            <text:p>91,7%</text:p>
          </table:table-cell>
          <table:table-cell office:value-type="float" office:value="112273" table:style-name="ce82">
            <text:p>112.273</text:p>
          </table:table-cell>
          <table:table-cell office:value-type="percentage" office:value="0.88131216000879165" table:style-name="ce83">
            <text:p>88,1%</text:p>
          </table:table-cell>
          <table:table-cell office:value-type="float" office:value="153831" table:style-name="ce82">
            <text:p>153.831</text:p>
          </table:table-cell>
          <table:table-cell office:value-type="percentage" office:value="0.86661446244676299" table:style-name="ce83">
            <text:p>86,7%</text:p>
          </table:table-cell>
          <table:table-cell office:value-type="float" office:value="174115" table:style-name="ce82">
            <text:p>174.115</text:p>
          </table:table-cell>
          <table:table-cell office:value-type="percentage" office:value="0.80376968281299765" table:style-name="ce83">
            <text:p>80,4%</text:p>
          </table:table-cell>
          <table:table-cell office:value-type="float" office:value="135783" table:style-name="ce82">
            <text:p>135.783</text:p>
          </table:table-cell>
          <table:table-cell office:value-type="percentage" office:value="0.73776263671779496" table:style-name="ce83">
            <text:p>73,8%</text:p>
          </table:table-cell>
          <table:table-cell office:value-type="float" office:value="105193" table:style-name="ce82">
            <text:p>105.193</text:p>
          </table:table-cell>
          <table:table-cell office:value-type="percentage" office:value="0.7666401871542784" table:style-name="ce83">
            <text:p>76,7%</text:p>
          </table:table-cell>
          <table:table-cell office:value-type="float" office:value="84952" table:style-name="ce82">
            <text:p>84.952</text:p>
          </table:table-cell>
          <table:table-cell office:value-type="percentage" office:value="0.85348014788619198" table:style-name="ce83">
            <text:p>85,3%</text:p>
          </table:table-cell>
          <table:table-cell office:value-type="float" office:value="898009" table:style-name="ce82">
            <text:p>898.009</text:p>
          </table:table-cell>
          <table:table-cell office:value-type="float" office:value="1083187" table:style-name="ce82">
            <text:p>1.083.187</text:p>
          </table:table-cell>
          <table:table-cell office:value-type="percentage" office:value="0.82904336924279931" table:style-name="ce83">
            <text:p>82,9%</text:p>
          </table:table-cell>
          <table:table-cell office:value-type="percentage" office:value="0.73620872701932738" table:style-name="ce83">
            <text:p>73,6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narias</text:p>
          </table:table-cell>
          <table:table-cell office:value-type="float" office:value="94980" table:style-name="ce82">
            <text:p>94.980</text:p>
          </table:table-cell>
          <table:table-cell office:value-type="percentage" office:value="0.94637412566509238" table:style-name="ce83">
            <text:p>94,6%</text:p>
          </table:table-cell>
          <table:table-cell office:value-type="float" office:value="156395" table:style-name="ce82">
            <text:p>156.395</text:p>
          </table:table-cell>
          <table:table-cell office:value-type="percentage" office:value="0.93400260382451661" table:style-name="ce83">
            <text:p>93,4%</text:p>
          </table:table-cell>
          <table:table-cell office:value-type="float" office:value="229773" table:style-name="ce82">
            <text:p>229.773</text:p>
          </table:table-cell>
          <table:table-cell office:value-type="percentage" office:value="0.91341058615412141" table:style-name="ce83">
            <text:p>91,3%</text:p>
          </table:table-cell>
          <table:table-cell office:value-type="float" office:value="326367" table:style-name="ce82">
            <text:p>326.367</text:p>
          </table:table-cell>
          <table:table-cell office:value-type="percentage" office:value="0.88627198592249223" table:style-name="ce83">
            <text:p>88,6%</text:p>
          </table:table-cell>
          <table:table-cell office:value-type="float" office:value="325632" table:style-name="ce82">
            <text:p>325.632</text:p>
          </table:table-cell>
          <table:table-cell office:value-type="percentage" office:value="0.82625696197713805" table:style-name="ce83">
            <text:p>82,6%</text:p>
          </table:table-cell>
          <table:table-cell office:value-type="float" office:value="240478" table:style-name="ce82">
            <text:p>240.478</text:p>
          </table:table-cell>
          <table:table-cell office:value-type="percentage" office:value="0.7686392083410577" table:style-name="ce83">
            <text:p>76,9%</text:p>
          </table:table-cell>
          <table:table-cell office:value-type="float" office:value="202888" table:style-name="ce82">
            <text:p>202.888</text:p>
          </table:table-cell>
          <table:table-cell office:value-type="percentage" office:value="0.79666707241892476" table:style-name="ce83">
            <text:p>79,7%</text:p>
          </table:table-cell>
          <table:table-cell office:value-type="float" office:value="173819" table:style-name="ce82">
            <text:p>173.819</text:p>
          </table:table-cell>
          <table:table-cell office:value-type="percentage" office:value="0.94330990692752281" table:style-name="ce83">
            <text:p>94,3%</text:p>
          </table:table-cell>
          <table:table-cell office:value-type="float" office:value="1750332" table:style-name="ce82">
            <text:p>1.750.332</text:p>
          </table:table-cell>
          <table:table-cell office:value-type="float" office:value="2033513" table:style-name="ce82">
            <text:p>2.033.513</text:p>
          </table:table-cell>
          <table:table-cell office:value-type="percentage" office:value="0.86074296058102406" table:style-name="ce83">
            <text:p>86,1%</text:p>
          </table:table-cell>
          <table:table-cell office:value-type="percentage" office:value="0.77987710577004044" table:style-name="ce83">
            <text:p>78,0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ntabria</text:p>
          </table:table-cell>
          <table:table-cell office:value-type="float" office:value="42611" table:style-name="ce82">
            <text:p>42.611</text:p>
          </table:table-cell>
          <table:table-cell office:value-type="percentage" office:value="1" table:style-name="ce83">
            <text:p>100,0%</text:p>
          </table:table-cell>
          <table:table-cell office:value-type="float" office:value="56241" table:style-name="ce82">
            <text:p>56.241</text:p>
          </table:table-cell>
          <table:table-cell office:value-type="percentage" office:value="1" table:style-name="ce83">
            <text:p>100,0%</text:p>
          </table:table-cell>
          <table:table-cell office:value-type="float" office:value="77322" table:style-name="ce82">
            <text:p>77.322</text:p>
          </table:table-cell>
          <table:table-cell office:value-type="percentage" office:value="0.97558575267799685" table:style-name="ce83">
            <text:p>97,6%</text:p>
          </table:table-cell>
          <table:table-cell office:value-type="float" office:value="85273" table:style-name="ce82">
            <text:p>85.273</text:p>
          </table:table-cell>
          <table:table-cell office:value-type="percentage" office:value="0.93737495877761901" table:style-name="ce83">
            <text:p>93,7%</text:p>
          </table:table-cell>
          <table:table-cell office:value-type="float" office:value="89613" table:style-name="ce82">
            <text:p>89.613</text:p>
          </table:table-cell>
          <table:table-cell office:value-type="percentage" office:value="0.92018359928531823" table:style-name="ce83">
            <text:p>92,0%</text:p>
          </table:table-cell>
          <table:table-cell office:value-type="float" office:value="57061" table:style-name="ce82">
            <text:p>57.061</text:p>
          </table:table-cell>
          <table:table-cell office:value-type="percentage" office:value="0.84965305697013016" table:style-name="ce83">
            <text:p>85,0%</text:p>
          </table:table-cell>
          <table:table-cell office:value-type="float" office:value="43667" table:style-name="ce82">
            <text:p>43.667</text:p>
          </table:table-cell>
          <table:table-cell office:value-type="percentage" office:value="0.85835315393234135" table:style-name="ce83">
            <text:p>85,8%</text:p>
          </table:table-cell>
          <table:table-cell office:value-type="float" office:value="43428" table:style-name="ce82">
            <text:p>43.428</text:p>
          </table:table-cell>
          <table:table-cell office:value-type="percentage" office:value="0.95903539959808315" table:style-name="ce83">
            <text:p>95,9%</text:p>
          </table:table-cell>
          <table:table-cell office:value-type="float" office:value="495216" table:style-name="ce82">
            <text:p>495.216</text:p>
          </table:table-cell>
          <table:table-cell office:value-type="float" office:value="527062" table:style-name="ce82">
            <text:p>527.062</text:p>
          </table:table-cell>
          <table:table-cell office:value-type="percentage" office:value="0.93957826593455795" table:style-name="ce83">
            <text:p>94,0%</text:p>
          </table:table-cell>
          <table:table-cell office:value-type="percentage" office:value="0.84847384156736427" table:style-name="ce83">
            <text:p>84,8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stilla y Leon</text:p>
          </table:table-cell>
          <table:table-cell office:value-type="float" office:value="230130" table:style-name="ce82">
            <text:p>230.130</text:p>
          </table:table-cell>
          <table:table-cell office:value-type="percentage" office:value="1" table:style-name="ce83">
            <text:p>100,0%</text:p>
          </table:table-cell>
          <table:table-cell office:value-type="float" office:value="252404" table:style-name="ce82">
            <text:p>252.404</text:p>
          </table:table-cell>
          <table:table-cell office:value-type="percentage" office:value="1" table:style-name="ce83">
            <text:p>100,0%</text:p>
          </table:table-cell>
          <table:table-cell office:value-type="float" office:value="324783" table:style-name="ce82">
            <text:p>324.783</text:p>
          </table:table-cell>
          <table:table-cell office:value-type="percentage" office:value="0.99248265050742113" table:style-name="ce83">
            <text:p>99,2%</text:p>
          </table:table-cell>
          <table:table-cell office:value-type="float" office:value="358095" table:style-name="ce82">
            <text:p>358.095</text:p>
          </table:table-cell>
          <table:table-cell office:value-type="percentage" office:value="0.93938137947497791" table:style-name="ce83">
            <text:p>93,9%</text:p>
          </table:table-cell>
          <table:table-cell office:value-type="float" office:value="326547" table:style-name="ce82">
            <text:p>326.547</text:p>
          </table:table-cell>
          <table:table-cell office:value-type="percentage" office:value="0.9065663155673761" table:style-name="ce83">
            <text:p>90,7%</text:p>
          </table:table-cell>
          <table:table-cell office:value-type="float" office:value="219441" table:style-name="ce82">
            <text:p>219.441</text:p>
          </table:table-cell>
          <table:table-cell office:value-type="percentage" office:value="0.84758325544028246" table:style-name="ce83">
            <text:p>84,8%</text:p>
          </table:table-cell>
          <table:table-cell office:value-type="float" office:value="181677" table:style-name="ce82">
            <text:p>181.677</text:p>
          </table:table-cell>
          <table:table-cell office:value-type="percentage" office:value="0.85786126103154703" table:style-name="ce83">
            <text:p>85,8%</text:p>
          </table:table-cell>
          <table:table-cell office:value-type="float" office:value="156752" table:style-name="ce82">
            <text:p>156.752</text:p>
          </table:table-cell>
          <table:table-cell office:value-type="percentage" office:value="0.93194925028835063" table:style-name="ce83">
            <text:p>93,2%</text:p>
          </table:table-cell>
          <table:table-cell office:value-type="float" office:value="2049829" table:style-name="ce82">
            <text:p>2.049.829</text:p>
          </table:table-cell>
          <table:table-cell office:value-type="float" office:value="2172149" table:style-name="ce82">
            <text:p>2.172.149</text:p>
          </table:table-cell>
          <table:table-cell office:value-type="percentage" office:value="0.94368710433768588" table:style-name="ce83">
            <text:p>94,4%</text:p>
          </table:table-cell>
          <table:table-cell office:value-type="percentage" office:value="0.85887325702271256" table:style-name="ce83">
            <text:p>85,9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stilla - La Mancha</text:p>
          </table:table-cell>
          <table:table-cell office:value-type="float" office:value="139297" table:style-name="ce82">
            <text:p>139.297</text:p>
          </table:table-cell>
          <table:table-cell office:value-type="percentage" office:value="1" table:style-name="ce83">
            <text:p>100,0%</text:p>
          </table:table-cell>
          <table:table-cell office:value-type="float" office:value="159858" table:style-name="ce82">
            <text:p>159.858</text:p>
          </table:table-cell>
          <table:table-cell office:value-type="percentage" office:value="1" table:style-name="ce83">
            <text:p>100,0%</text:p>
          </table:table-cell>
          <table:table-cell office:value-type="float" office:value="225993" table:style-name="ce82">
            <text:p>225.993</text:p>
          </table:table-cell>
          <table:table-cell office:value-type="percentage" office:value="0.99107565737541004" table:style-name="ce83">
            <text:p>99,1%</text:p>
          </table:table-cell>
          <table:table-cell office:value-type="float" office:value="290842" table:style-name="ce82">
            <text:p>290.842</text:p>
          </table:table-cell>
          <table:table-cell office:value-type="percentage" office:value="0.93396102207079479" table:style-name="ce83">
            <text:p>93,4%</text:p>
          </table:table-cell>
          <table:table-cell office:value-type="float" office:value="292983" table:style-name="ce82">
            <text:p>292.983</text:p>
          </table:table-cell>
          <table:table-cell office:value-type="percentage" office:value="0.88599889319313785" table:style-name="ce83">
            <text:p>88,6%</text:p>
          </table:table-cell>
          <table:table-cell office:value-type="float" office:value="213353" table:style-name="ce82">
            <text:p>213.353</text:p>
          </table:table-cell>
          <table:table-cell office:value-type="percentage" office:value="0.82774848594185857" table:style-name="ce83">
            <text:p>82,8%</text:p>
          </table:table-cell>
          <table:table-cell office:value-type="float" office:value="181928" table:style-name="ce82">
            <text:p>181.928</text:p>
          </table:table-cell>
          <table:table-cell office:value-type="percentage" office:value="0.83075180828523421" table:style-name="ce83">
            <text:p>83,1%</text:p>
          </table:table-cell>
          <table:table-cell office:value-type="float" office:value="161074" table:style-name="ce82">
            <text:p>161.074</text:p>
          </table:table-cell>
          <table:table-cell office:value-type="percentage" office:value="0.90584649300400411" table:style-name="ce83">
            <text:p>90,6%</text:p>
          </table:table-cell>
          <table:table-cell office:value-type="float" office:value="1665328" table:style-name="ce82">
            <text:p>1.665.328</text:p>
          </table:table-cell>
          <table:table-cell office:value-type="float" office:value="1816082" table:style-name="ce82">
            <text:p>1.816.082</text:p>
          </table:table-cell>
          <table:table-cell office:value-type="percentage" office:value="0.91698943109397046" table:style-name="ce83">
            <text:p>91,7%</text:p>
          </table:table-cell>
          <table:table-cell office:value-type="percentage" office:value="0.8128880592935076" table:style-name="ce83">
            <text:p>81,3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taluña</text:p>
          </table:table-cell>
          <table:table-cell office:value-type="float" office:value="461447" table:style-name="ce82">
            <text:p>461.447</text:p>
          </table:table-cell>
          <table:table-cell office:value-type="percentage" office:value="1" table:style-name="ce83">
            <text:p>100,0%</text:p>
          </table:table-cell>
          <table:table-cell office:value-type="float" office:value="622432" table:style-name="ce82">
            <text:p>622.432</text:p>
          </table:table-cell>
          <table:table-cell office:value-type="percentage" office:value="0.97907307435790958" table:style-name="ce83">
            <text:p>97,9%</text:p>
          </table:table-cell>
          <table:table-cell office:value-type="float" office:value="810652" table:style-name="ce82">
            <text:p>810.652</text:p>
          </table:table-cell>
          <table:table-cell office:value-type="percentage" office:value="0.95092928430328316" table:style-name="ce83">
            <text:p>95,1%</text:p>
          </table:table-cell>
          <table:table-cell office:value-type="float" office:value="1045950" table:style-name="ce82">
            <text:p>1.045.950</text:p>
          </table:table-cell>
          <table:table-cell office:value-type="percentage" office:value="0.95311558855878575" table:style-name="ce83">
            <text:p>95,3%</text:p>
          </table:table-cell>
          <table:table-cell office:value-type="float" office:value="1168512" table:style-name="ce82">
            <text:p>1.168.512</text:p>
          </table:table-cell>
          <table:table-cell office:value-type="percentage" office:value="0.91609919014056906" table:style-name="ce83">
            <text:p>91,6%</text:p>
          </table:table-cell>
          <table:table-cell office:value-type="float" office:value="836416" table:style-name="ce82">
            <text:p>836.416</text:p>
          </table:table-cell>
          <table:table-cell office:value-type="percentage" office:value="0.86529254273619216" table:style-name="ce83">
            <text:p>86,5%</text:p>
          </table:table-cell>
          <table:table-cell office:value-type="float" office:value="703521" table:style-name="ce82">
            <text:p>703.521</text:p>
          </table:table-cell>
          <table:table-cell office:value-type="percentage" office:value="0.84858796042212226" table:style-name="ce83">
            <text:p>84,9%</text:p>
          </table:table-cell>
          <table:table-cell office:value-type="float" office:value="611970" table:style-name="ce82">
            <text:p>611.970</text:p>
          </table:table-cell>
          <table:table-cell office:value-type="percentage" office:value="0.91153370084440166" table:style-name="ce83">
            <text:p>91,2%</text:p>
          </table:table-cell>
          <table:table-cell office:value-type="float" office:value="6260900" table:style-name="ce82">
            <text:p>6.260.900</text:p>
          </table:table-cell>
          <table:table-cell office:value-type="float" office:value="6782414" table:style-name="ce82">
            <text:p>6.782.414</text:p>
          </table:table-cell>
          <table:table-cell office:value-type="percentage" office:value="0.92310790818726196" table:style-name="ce83">
            <text:p>92,3%</text:p>
          </table:table-cell>
          <table:table-cell office:value-type="percentage" office:value="0.81615089477559921" table:style-name="ce83">
            <text:p>81,6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. Valenciana</text:p>
          </table:table-cell>
          <table:table-cell office:value-type="float" office:value="299247" table:style-name="ce82">
            <text:p>299.247</text:p>
          </table:table-cell>
          <table:table-cell office:value-type="percentage" office:value="1" table:style-name="ce83">
            <text:p>100,0%</text:p>
          </table:table-cell>
          <table:table-cell office:value-type="float" office:value="438028" table:style-name="ce82">
            <text:p>438.028</text:p>
          </table:table-cell>
          <table:table-cell office:value-type="percentage" office:value="0.99602524921778357" table:style-name="ce83">
            <text:p>99,6%</text:p>
          </table:table-cell>
          <table:table-cell office:value-type="float" office:value="577070" table:style-name="ce82">
            <text:p>577.070</text:p>
          </table:table-cell>
          <table:table-cell office:value-type="percentage" office:value="0.9663897913387145" table:style-name="ce83">
            <text:p>96,6%</text:p>
          </table:table-cell>
          <table:table-cell office:value-type="float" office:value="724416" table:style-name="ce82">
            <text:p>724.416</text:p>
          </table:table-cell>
          <table:table-cell office:value-type="percentage" office:value="0.95030801683335608" table:style-name="ce83">
            <text:p>95,0%</text:p>
          </table:table-cell>
          <table:table-cell office:value-type="float" office:value="768779" table:style-name="ce82">
            <text:p>768.779</text:p>
          </table:table-cell>
          <table:table-cell office:value-type="percentage" office:value="0.91442603568595127" table:style-name="ce83">
            <text:p>91,4%</text:p>
          </table:table-cell>
          <table:table-cell office:value-type="float" office:value="532138" table:style-name="ce82">
            <text:p>532.138</text:p>
          </table:table-cell>
          <table:table-cell office:value-type="percentage" office:value="0.8667857916572328" table:style-name="ce83">
            <text:p>86,7%</text:p>
          </table:table-cell>
          <table:table-cell office:value-type="float" office:value="450369" table:style-name="ce82">
            <text:p>450.369</text:p>
          </table:table-cell>
          <table:table-cell office:value-type="percentage" office:value="0.87830092458066245" table:style-name="ce83">
            <text:p>87,8%</text:p>
          </table:table-cell>
          <table:table-cell office:value-type="float" office:value="408811" table:style-name="ce82">
            <text:p>408.811</text:p>
          </table:table-cell>
          <table:table-cell office:value-type="percentage" office:value="0.94464021221483052" table:style-name="ce83">
            <text:p>94,5%</text:p>
          </table:table-cell>
          <table:table-cell office:value-type="float" office:value="4198858" table:style-name="ce82">
            <text:p>4.198.858</text:p>
          </table:table-cell>
          <table:table-cell office:value-type="float" office:value="4492026" table:style-name="ce82">
            <text:p>4.492.026</text:p>
          </table:table-cell>
          <table:table-cell office:value-type="percentage" office:value="0.93473590758379399" table:style-name="ce83">
            <text:p>93,5%</text:p>
          </table:table-cell>
          <table:table-cell office:value-type="percentage" office:value="0.83194384040562352" table:style-name="ce83">
            <text:p>83,2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Extremadura</text:p>
          </table:table-cell>
          <table:table-cell office:value-type="float" office:value="78464" table:style-name="ce82">
            <text:p>78.464</text:p>
          </table:table-cell>
          <table:table-cell office:value-type="percentage" office:value="1" table:style-name="ce83">
            <text:p>100,0%</text:p>
          </table:table-cell>
          <table:table-cell office:value-type="float" office:value="96189" table:style-name="ce82">
            <text:p>96.189</text:p>
          </table:table-cell>
          <table:table-cell office:value-type="percentage" office:value="1" table:style-name="ce83">
            <text:p>100,0%</text:p>
          </table:table-cell>
          <table:table-cell office:value-type="float" office:value="133522" table:style-name="ce82">
            <text:p>133.522</text:p>
          </table:table-cell>
          <table:table-cell office:value-type="percentage" office:value="1" table:style-name="ce83">
            <text:p>100,0%</text:p>
          </table:table-cell>
          <table:table-cell office:value-type="float" office:value="162415" table:style-name="ce82">
            <text:p>162.415</text:p>
          </table:table-cell>
          <table:table-cell office:value-type="percentage" office:value="0.96702648955362513" table:style-name="ce83">
            <text:p>96,7%</text:p>
          </table:table-cell>
          <table:table-cell office:value-type="float" office:value="147469" table:style-name="ce82">
            <text:p>147.469</text:p>
          </table:table-cell>
          <table:table-cell office:value-type="percentage" office:value="0.93609714604915706" table:style-name="ce83">
            <text:p>93,6%</text:p>
          </table:table-cell>
          <table:table-cell office:value-type="float" office:value="115004" table:style-name="ce82">
            <text:p>115.004</text:p>
          </table:table-cell>
          <table:table-cell office:value-type="percentage" office:value="0.88572264752545404" table:style-name="ce83">
            <text:p>88,6%</text:p>
          </table:table-cell>
          <table:table-cell office:value-type="float" office:value="95839" table:style-name="ce82">
            <text:p>95.839</text:p>
          </table:table-cell>
          <table:table-cell office:value-type="percentage" office:value="0.85185678986009639" table:style-name="ce83">
            <text:p>85,2%</text:p>
          </table:table-cell>
          <table:table-cell office:value-type="float" office:value="81517" table:style-name="ce82">
            <text:p>81.517</text:p>
          </table:table-cell>
          <table:table-cell office:value-type="percentage" office:value="0.95109031723622961" table:style-name="ce83">
            <text:p>95,1%</text:p>
          </table:table-cell>
          <table:table-cell office:value-type="float" office:value="910419" table:style-name="ce82">
            <text:p>910.419</text:p>
          </table:table-cell>
          <table:table-cell office:value-type="float" office:value="949890" table:style-name="ce82">
            <text:p>949.890</text:p>
          </table:table-cell>
          <table:table-cell office:value-type="percentage" office:value="0.95844676752044977" table:style-name="ce83">
            <text:p>95,8%</text:p>
          </table:table-cell>
          <table:table-cell office:value-type="percentage" office:value="0.86051026513257578" table:style-name="ce83">
            <text:p>86,1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Galicia</text:p>
          </table:table-cell>
          <table:table-cell office:value-type="float" office:value="243181" table:style-name="ce82">
            <text:p>243.181</text:p>
          </table:table-cell>
          <table:table-cell office:value-type="percentage" office:value="1" table:style-name="ce83">
            <text:p>100,0%</text:p>
          </table:table-cell>
          <table:table-cell office:value-type="float" office:value="292460" table:style-name="ce82">
            <text:p>292.460</text:p>
          </table:table-cell>
          <table:table-cell office:value-type="percentage" office:value="1" table:style-name="ce83">
            <text:p>100,0%</text:p>
          </table:table-cell>
          <table:table-cell office:value-type="float" office:value="348397" table:style-name="ce82">
            <text:p>348.397</text:p>
          </table:table-cell>
          <table:table-cell office:value-type="percentage" office:value="0.98538038159777808" table:style-name="ce83">
            <text:p>98,5%</text:p>
          </table:table-cell>
          <table:table-cell office:value-type="float" office:value="394055" table:style-name="ce82">
            <text:p>394.055</text:p>
          </table:table-cell>
          <table:table-cell office:value-type="percentage" office:value="0.9629887585532747" table:style-name="ce83">
            <text:p>96,3%</text:p>
          </table:table-cell>
          <table:table-cell office:value-type="float" office:value="412874" table:style-name="ce82">
            <text:p>412.874</text:p>
          </table:table-cell>
          <table:table-cell office:value-type="percentage" office:value="0.93233853539790035" table:style-name="ce83">
            <text:p>93,2%</text:p>
          </table:table-cell>
          <table:table-cell office:value-type="float" office:value="269393" table:style-name="ce82">
            <text:p>269.393</text:p>
          </table:table-cell>
          <table:table-cell office:value-type="percentage" office:value="0.87295769901295539" table:style-name="ce83">
            <text:p>87,3%</text:p>
          </table:table-cell>
          <table:table-cell office:value-type="float" office:value="205225" table:style-name="ce82">
            <text:p>205.225</text:p>
          </table:table-cell>
          <table:table-cell office:value-type="percentage" office:value="0.89088044035040503" table:style-name="ce83">
            <text:p>89,1%</text:p>
          </table:table-cell>
          <table:table-cell office:value-type="float" office:value="177412" table:style-name="ce82">
            <text:p>177.412</text:p>
          </table:table-cell>
          <table:table-cell office:value-type="percentage" office:value="0.96764551880617855" table:style-name="ce83">
            <text:p>96,8%</text:p>
          </table:table-cell>
          <table:table-cell office:value-type="float" office:value="2342997" table:style-name="ce82">
            <text:p>2.342.997</text:p>
          </table:table-cell>
          <table:table-cell office:value-type="float" office:value="2456127" table:style-name="ce82">
            <text:p>2.456.127</text:p>
          </table:table-cell>
          <table:table-cell office:value-type="percentage" office:value="0.95393967820067938" table:style-name="ce83">
            <text:p>95,4%</text:p>
          </table:table-cell>
          <table:table-cell office:value-type="percentage" office:value="0.86878187947832974" table:style-name="ce83">
            <text:p>86,9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La Rioja</text:p>
          </table:table-cell>
          <table:table-cell office:value-type="float" office:value="23496" table:style-name="ce82">
            <text:p>23.496</text:p>
          </table:table-cell>
          <table:table-cell office:value-type="percentage" office:value="1" table:style-name="ce83">
            <text:p>100,0%</text:p>
          </table:table-cell>
          <table:table-cell office:value-type="float" office:value="28793" table:style-name="ce82">
            <text:p>28.793</text:p>
          </table:table-cell>
          <table:table-cell office:value-type="percentage" office:value="1" table:style-name="ce83">
            <text:p>100,0%</text:p>
          </table:table-cell>
          <table:table-cell office:value-type="float" office:value="38553" table:style-name="ce82">
            <text:p>38.553</text:p>
          </table:table-cell>
          <table:table-cell office:value-type="percentage" office:value="0.99842026208111045" table:style-name="ce83">
            <text:p>99,8%</text:p>
          </table:table-cell>
          <table:table-cell office:value-type="float" office:value="45985" table:style-name="ce82">
            <text:p>45.985</text:p>
          </table:table-cell>
          <table:table-cell office:value-type="percentage" office:value="0.96810526315789469" table:style-name="ce83">
            <text:p>96,8%</text:p>
          </table:table-cell>
          <table:table-cell office:value-type="float" office:value="48563" table:style-name="ce82">
            <text:p>48.563</text:p>
          </table:table-cell>
          <table:table-cell office:value-type="percentage" office:value="0.93888717036578762" table:style-name="ce83">
            <text:p>93,9%</text:p>
          </table:table-cell>
          <table:table-cell office:value-type="float" office:value="32636" table:style-name="ce82">
            <text:p>32.636</text:p>
          </table:table-cell>
          <table:table-cell office:value-type="percentage" office:value="0.88119667350685815" table:style-name="ce83">
            <text:p>88,1%</text:p>
          </table:table-cell>
          <table:table-cell office:value-type="float" office:value="25906" table:style-name="ce82">
            <text:p>25.906</text:p>
          </table:table-cell>
          <table:table-cell office:value-type="percentage" office:value="0.85878140953391235" table:style-name="ce83">
            <text:p>85,9%</text:p>
          </table:table-cell>
          <table:table-cell office:value-type="float" office:value="25574" table:style-name="ce82">
            <text:p>25.574</text:p>
          </table:table-cell>
          <table:table-cell office:value-type="percentage" office:value="0.9841831826053492" table:style-name="ce83">
            <text:p>98,4%</text:p>
          </table:table-cell>
          <table:table-cell office:value-type="float" office:value="269506" table:style-name="ce82">
            <text:p>269.506</text:p>
          </table:table-cell>
          <table:table-cell office:value-type="float" office:value="281479" table:style-name="ce82">
            <text:p>281.479</text:p>
          </table:table-cell>
          <table:table-cell office:value-type="percentage" office:value="0.95746396711655224" table:style-name="ce83">
            <text:p>95,7%</text:p>
          </table:table-cell>
          <table:table-cell office:value-type="percentage" office:value="0.85239233844441076" table:style-name="ce83">
            <text:p>85,2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Madrid</text:p>
          </table:table-cell>
          <table:table-cell office:value-type="float" office:value="375462" table:style-name="ce82">
            <text:p>375.462</text:p>
          </table:table-cell>
          <table:table-cell office:value-type="percentage" office:value="1" table:style-name="ce83">
            <text:p>100,0%</text:p>
          </table:table-cell>
          <table:table-cell office:value-type="float" office:value="513243" table:style-name="ce82">
            <text:p>513.243</text:p>
          </table:table-cell>
          <table:table-cell office:value-type="percentage" office:value="0.97380324447395883" table:style-name="ce83">
            <text:p>97,4%</text:p>
          </table:table-cell>
          <table:table-cell office:value-type="float" office:value="695091" table:style-name="ce82">
            <text:p>695.091</text:p>
          </table:table-cell>
          <table:table-cell office:value-type="percentage" office:value="0.96479045273978492" table:style-name="ce83">
            <text:p>96,5%</text:p>
          </table:table-cell>
          <table:table-cell office:value-type="float" office:value="951818" table:style-name="ce82">
            <text:p>951.818</text:p>
          </table:table-cell>
          <table:table-cell office:value-type="percentage" office:value="0.96166642586730711" table:style-name="ce83">
            <text:p>96,2%</text:p>
          </table:table-cell>
          <table:table-cell office:value-type="float" office:value="1055541" table:style-name="ce82">
            <text:p>1.055.541</text:p>
          </table:table-cell>
          <table:table-cell office:value-type="percentage" office:value="0.91307168566987273" table:style-name="ce83">
            <text:p>91,3%</text:p>
          </table:table-cell>
          <table:table-cell office:value-type="float" office:value="784246" table:style-name="ce82">
            <text:p>784.246</text:p>
          </table:table-cell>
          <table:table-cell office:value-type="percentage" office:value="0.87056804507772712" table:style-name="ce83">
            <text:p>87,1%</text:p>
          </table:table-cell>
          <table:table-cell office:value-type="float" office:value="641765" table:style-name="ce82">
            <text:p>641.765</text:p>
          </table:table-cell>
          <table:table-cell office:value-type="percentage" office:value="0.87248846792294821" table:style-name="ce83">
            <text:p>87,2%</text:p>
          </table:table-cell>
          <table:table-cell office:value-type="float" office:value="509502" table:style-name="ce82">
            <text:p>509.502</text:p>
          </table:table-cell>
          <table:table-cell office:value-type="percentage" office:value="0.89270420857132848" table:style-name="ce83">
            <text:p>89,3%</text:p>
          </table:table-cell>
          <table:table-cell office:value-type="float" office:value="5526668" table:style-name="ce82">
            <text:p>5.526.668</text:p>
          </table:table-cell>
          <table:table-cell office:value-type="float" office:value="5970908" table:style-name="ce82">
            <text:p>5.970.908</text:p>
          </table:table-cell>
          <table:table-cell office:value-type="percentage" office:value="0.92559925559060696" table:style-name="ce83">
            <text:p>92,6%</text:p>
          </table:table-cell>
          <table:table-cell office:value-type="percentage" office:value="0.81805931116067487" table:style-name="ce83">
            <text:p>81,8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Murcia</text:p>
          </table:table-cell>
          <table:table-cell office:value-type="float" office:value="72917" table:style-name="ce82">
            <text:p>72.917</text:p>
          </table:table-cell>
          <table:table-cell office:value-type="percentage" office:value="1" table:style-name="ce83">
            <text:p>100,0%</text:p>
          </table:table-cell>
          <table:table-cell office:value-type="float" office:value="103967" table:style-name="ce82">
            <text:p>103.967</text:p>
          </table:table-cell>
          <table:table-cell office:value-type="percentage" office:value="1" table:style-name="ce83">
            <text:p>100,0%</text:p>
          </table:table-cell>
          <table:table-cell office:value-type="float" office:value="149970" table:style-name="ce82">
            <text:p>149.970</text:p>
          </table:table-cell>
          <table:table-cell office:value-type="percentage" office:value="0.97674236848789575" table:style-name="ce83">
            <text:p>97,7%</text:p>
          </table:table-cell>
          <table:table-cell office:value-type="float" office:value="210165" table:style-name="ce82">
            <text:p>210.165</text:p>
          </table:table-cell>
          <table:table-cell office:value-type="percentage" office:value="0.96360435207218609" table:style-name="ce83">
            <text:p>96,4%</text:p>
          </table:table-cell>
          <table:table-cell office:value-type="float" office:value="237214" table:style-name="ce82">
            <text:p>237.214</text:p>
          </table:table-cell>
          <table:table-cell office:value-type="percentage" office:value="0.93958046168227261" table:style-name="ce83">
            <text:p>94,0%</text:p>
          </table:table-cell>
          <table:table-cell office:value-type="float" office:value="175368" table:style-name="ce82">
            <text:p>175.368</text:p>
          </table:table-cell>
          <table:table-cell office:value-type="percentage" office:value="0.88091865336508035" table:style-name="ce83">
            <text:p>88,1%</text:p>
          </table:table-cell>
          <table:table-cell office:value-type="float" office:value="150758" table:style-name="ce82">
            <text:p>150.758</text:p>
          </table:table-cell>
          <table:table-cell office:value-type="percentage" office:value="0.86672914067575413" table:style-name="ce83">
            <text:p>86,7%</text:p>
          </table:table-cell>
          <table:table-cell office:value-type="float" office:value="132818" table:style-name="ce82">
            <text:p>132.818</text:p>
          </table:table-cell>
          <table:table-cell office:value-type="percentage" office:value="0.91841843226199038" table:style-name="ce83">
            <text:p>91,8%</text:p>
          </table:table-cell>
          <table:table-cell office:value-type="float" office:value="1233177" table:style-name="ce82">
            <text:p>1.233.177</text:p>
          </table:table-cell>
          <table:table-cell office:value-type="float" office:value="1317614" table:style-name="ce82">
            <text:p>1.317.614</text:p>
          </table:table-cell>
          <table:table-cell office:value-type="percentage" office:value="0.93591674041107642" table:style-name="ce83">
            <text:p>93,6%</text:p>
          </table:table-cell>
          <table:table-cell office:value-type="percentage" office:value="0.8150132577610113" table:style-name="ce83">
            <text:p>81,5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Navarra</text:p>
          </table:table-cell>
          <table:table-cell office:value-type="float" office:value="42598" table:style-name="ce82">
            <text:p>42.598</text:p>
          </table:table-cell>
          <table:table-cell office:value-type="percentage" office:value="1" table:style-name="ce83">
            <text:p>100,0%</text:p>
          </table:table-cell>
          <table:table-cell office:value-type="float" office:value="56019" table:style-name="ce82">
            <text:p>56.019</text:p>
          </table:table-cell>
          <table:table-cell office:value-type="percentage" office:value="0.98903601694915255" table:style-name="ce83">
            <text:p>98,9%</text:p>
          </table:table-cell>
          <table:table-cell office:value-type="float" office:value="72668" table:style-name="ce82">
            <text:p>72.668</text:p>
          </table:table-cell>
          <table:table-cell office:value-type="percentage" office:value="0.96032773886612921" table:style-name="ce83">
            <text:p>96,0%</text:p>
          </table:table-cell>
          <table:table-cell office:value-type="float" office:value="92600" table:style-name="ce82">
            <text:p>92.600</text:p>
          </table:table-cell>
          <table:table-cell office:value-type="percentage" office:value="0.94781878851153556" table:style-name="ce83">
            <text:p>94,8%</text:p>
          </table:table-cell>
          <table:table-cell office:value-type="float" office:value="96708" table:style-name="ce82">
            <text:p>96.708</text:p>
          </table:table-cell>
          <table:table-cell office:value-type="percentage" office:value="0.9147300019863227" table:style-name="ce83">
            <text:p>91,5%</text:p>
          </table:table-cell>
          <table:table-cell office:value-type="float" office:value="66182" table:style-name="ce82">
            <text:p>66.182</text:p>
          </table:table-cell>
          <table:table-cell office:value-type="percentage" office:value="0.86254219395534937" table:style-name="ce83">
            <text:p>86,3%</text:p>
          </table:table-cell>
          <table:table-cell office:value-type="float" office:value="60184" table:style-name="ce82">
            <text:p>60.184</text:p>
          </table:table-cell>
          <table:table-cell office:value-type="percentage" office:value="0.87474201331356649" table:style-name="ce83">
            <text:p>87,5%</text:p>
          </table:table-cell>
          <table:table-cell office:value-type="float" office:value="53416" table:style-name="ce82">
            <text:p>53.416</text:p>
          </table:table-cell>
          <table:table-cell office:value-type="percentage" office:value="0.92863475947914675" table:style-name="ce83">
            <text:p>92,9%</text:p>
          </table:table-cell>
          <table:table-cell office:value-type="float" office:value="540375" table:style-name="ce82">
            <text:p>540.375</text:p>
          </table:table-cell>
          <table:table-cell office:value-type="float" office:value="580174" table:style-name="ce82">
            <text:p>580.174</text:p>
          </table:table-cell>
          <table:table-cell office:value-type="percentage" office:value="0.93140161399855903" table:style-name="ce83">
            <text:p>93,1%</text:p>
          </table:table-cell>
          <table:table-cell office:value-type="percentage" office:value="0.82167066573000391" table:style-name="ce83">
            <text:p>82,2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País Vasco</text:p>
          </table:table-cell>
          <table:table-cell office:value-type="float" office:value="165529" table:style-name="ce82">
            <text:p>165.529</text:p>
          </table:table-cell>
          <table:table-cell office:value-type="percentage" office:value="1" table:style-name="ce83">
            <text:p>100,0%</text:p>
          </table:table-cell>
          <table:table-cell office:value-type="float" office:value="215443" table:style-name="ce82">
            <text:p>215.443</text:p>
          </table:table-cell>
          <table:table-cell office:value-type="percentage" office:value="0.99573408021593046" table:style-name="ce83">
            <text:p>99,6%</text:p>
          </table:table-cell>
          <table:table-cell office:value-type="float" office:value="281977" table:style-name="ce82">
            <text:p>281.977</text:p>
          </table:table-cell>
          <table:table-cell office:value-type="percentage" office:value="0.99230723211677807" table:style-name="ce83">
            <text:p>99,2%</text:p>
          </table:table-cell>
          <table:table-cell office:value-type="float" office:value="328540" table:style-name="ce82">
            <text:p>328.540</text:p>
          </table:table-cell>
          <table:table-cell office:value-type="percentage" office:value="0.9735470431182901" table:style-name="ce83">
            <text:p>97,4%</text:p>
          </table:table-cell>
          <table:table-cell office:value-type="float" office:value="327729" table:style-name="ce82">
            <text:p>327.729</text:p>
          </table:table-cell>
          <table:table-cell office:value-type="percentage" office:value="0.94157683644387236" table:style-name="ce83">
            <text:p>94,2%</text:p>
          </table:table-cell>
          <table:table-cell office:value-type="float" office:value="213388" table:style-name="ce82">
            <text:p>213.388</text:p>
          </table:table-cell>
          <table:table-cell office:value-type="percentage" office:value="0.89796536705451635" table:style-name="ce83">
            <text:p>89,8%</text:p>
          </table:table-cell>
          <table:table-cell office:value-type="float" office:value="176987" table:style-name="ce82">
            <text:p>176.987</text:p>
          </table:table-cell>
          <table:table-cell office:value-type="percentage" office:value="0.88842205657204532" table:style-name="ce83">
            <text:p>88,8%</text:p>
          </table:table-cell>
          <table:table-cell office:value-type="float" office:value="161371" table:style-name="ce82">
            <text:p>161.371</text:p>
          </table:table-cell>
          <table:table-cell office:value-type="percentage" office:value="0.93376808994485494" table:style-name="ce83">
            <text:p>93,4%</text:p>
          </table:table-cell>
          <table:table-cell office:value-type="float" office:value="1870964" table:style-name="ce82">
            <text:p>1.870.964</text:p>
          </table:table-cell>
          <table:table-cell office:value-type="float" office:value="1955253" table:style-name="ce82">
            <text:p>1.955.253</text:p>
          </table:table-cell>
          <table:table-cell office:value-type="percentage" office:value="0.95689100080654521" table:style-name="ce83">
            <text:p>95,7%</text:p>
          </table:table-cell>
          <table:table-cell office:value-type="percentage" office:value="0.85592074323347556" table:style-name="ce83">
            <text:p>85,6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Ceuta</text:p>
          </table:table-cell>
          <table:table-cell office:value-type="float" office:value="2413" table:style-name="ce82">
            <text:p>2.413</text:p>
          </table:table-cell>
          <table:table-cell office:value-type="percentage" office:value="0.85054635178004934" table:style-name="ce83">
            <text:p>85,1%</text:p>
          </table:table-cell>
          <table:table-cell office:value-type="float" office:value="3938" table:style-name="ce82">
            <text:p>3.938</text:p>
          </table:table-cell>
          <table:table-cell office:value-type="percentage" office:value="0.89418710263396917" table:style-name="ce83">
            <text:p>89,4%</text:p>
          </table:table-cell>
          <table:table-cell office:value-type="float" office:value="7730" table:style-name="ce82">
            <text:p>7.730</text:p>
          </table:table-cell>
          <table:table-cell office:value-type="percentage" office:value="0.92808260295353584" table:style-name="ce83">
            <text:p>92,8%</text:p>
          </table:table-cell>
          <table:table-cell office:value-type="float" office:value="10710" table:style-name="ce82">
            <text:p>10.710</text:p>
          </table:table-cell>
          <table:table-cell office:value-type="percentage" office:value="0.92671108419139914" table:style-name="ce83">
            <text:p>92,7%</text:p>
          </table:table-cell>
          <table:table-cell office:value-type="float" office:value="11357" table:style-name="ce82">
            <text:p>11.357</text:p>
          </table:table-cell>
          <table:table-cell office:value-type="percentage" office:value="0.91907420895039249" table:style-name="ce83">
            <text:p>91,9%</text:p>
          </table:table-cell>
          <table:table-cell office:value-type="float" office:value="9676" table:style-name="ce82">
            <text:p>9.676</text:p>
          </table:table-cell>
          <table:table-cell office:value-type="percentage" office:value="0.84884639003421358" table:style-name="ce83">
            <text:p>84,9%</text:p>
          </table:table-cell>
          <table:table-cell office:value-type="float" office:value="9943" table:style-name="ce82">
            <text:p>9.943</text:p>
          </table:table-cell>
          <table:table-cell office:value-type="percentage" office:value="0.91514035895075929" table:style-name="ce83">
            <text:p>91,5%</text:p>
          </table:table-cell>
          <table:table-cell office:value-type="float" office:value="9907" table:style-name="ce82">
            <text:p>9.907</text:p>
          </table:table-cell>
          <table:table-cell office:value-type="percentage" office:value="1.0674496282728154" table:style-name="ce83">
            <text:p>106,7%</text:p>
          </table:table-cell>
          <table:table-cell office:value-type="float" office:value="65674" table:style-name="ce82">
            <text:p>65.674</text:p>
          </table:table-cell>
          <table:table-cell office:value-type="float" office:value="71029" table:style-name="ce82">
            <text:p>71.029</text:p>
          </table:table-cell>
          <table:table-cell office:value-type="percentage" office:value="0.92460825859860052" table:style-name="ce83">
            <text:p>92,5%</text:p>
          </table:table-cell>
          <table:table-cell office:value-type="percentage" office:value="0.78635487385801695" table:style-name="ce83">
            <text:p>78,6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Melilla</text:p>
          </table:table-cell>
          <table:table-cell office:value-type="float" office:value="2102" table:style-name="ce82">
            <text:p>2.102</text:p>
          </table:table-cell>
          <table:table-cell office:value-type="percentage" office:value="0.83711668657905214" table:style-name="ce83">
            <text:p>83,7%</text:p>
          </table:table-cell>
          <table:table-cell office:value-type="float" office:value="3433" table:style-name="ce82">
            <text:p>3.433</text:p>
          </table:table-cell>
          <table:table-cell office:value-type="percentage" office:value="0.90270838811464638" table:style-name="ce83">
            <text:p>90,3%</text:p>
          </table:table-cell>
          <table:table-cell office:value-type="float" office:value="7520" table:style-name="ce82">
            <text:p>7.520</text:p>
          </table:table-cell>
          <table:table-cell office:value-type="percentage" office:value="0.93941286695815118" table:style-name="ce83">
            <text:p>93,9%</text:p>
          </table:table-cell>
          <table:table-cell office:value-type="float" office:value="10179" table:style-name="ce82">
            <text:p>10.179</text:p>
          </table:table-cell>
          <table:table-cell office:value-type="percentage" office:value="0.94241273956115179" table:style-name="ce83">
            <text:p>94,2%</text:p>
          </table:table-cell>
          <table:table-cell office:value-type="float" office:value="10723" table:style-name="ce82">
            <text:p>10.723</text:p>
          </table:table-cell>
          <table:table-cell office:value-type="percentage" office:value="0.9816900119014923" table:style-name="ce83">
            <text:p>98,2%</text:p>
          </table:table-cell>
          <table:table-cell office:value-type="float" office:value="9432" table:style-name="ce82">
            <text:p>9.432</text:p>
          </table:table-cell>
          <table:table-cell office:value-type="percentage" office:value="0.86121256391526657" table:style-name="ce83">
            <text:p>86,1%</text:p>
          </table:table-cell>
          <table:table-cell office:value-type="float" office:value="10455" table:style-name="ce82">
            <text:p>10.455</text:p>
          </table:table-cell>
          <table:table-cell office:value-type="percentage" office:value="0.89427764947395427" table:style-name="ce83">
            <text:p>89,4%</text:p>
          </table:table-cell>
          <table:table-cell office:value-type="float" office:value="9274" table:style-name="ce82">
            <text:p>9.274</text:p>
          </table:table-cell>
          <table:table-cell office:value-type="percentage" office:value="0.96805845511482258" table:style-name="ce83">
            <text:p>96,8%</text:p>
          </table:table-cell>
          <table:table-cell office:value-type="float" office:value="63118" table:style-name="ce82">
            <text:p>63.118</text:p>
          </table:table-cell>
          <table:table-cell office:value-type="float" office:value="68266" table:style-name="ce82">
            <text:p>68.266</text:p>
          </table:table-cell>
          <table:table-cell office:value-type="percentage" office:value="0.92458910731550115" table:style-name="ce83">
            <text:p>92,5%</text:p>
          </table:table-cell>
          <table:table-cell office:value-type="percentage" office:value="0.75120801694794226" table:style-name="ce83">
            <text:p>75,1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Fuerzas Armadas</text:p>
          </table:table-cell>
          <table:table-cell office:value-type="float" office:value="30" table:style-name="ce82">
            <text:p>30</text:p>
          </table:table-cell>
          <table:table-cell office:value-type="string" table:style-name="ce83">
            <text:p>-</text:p>
          </table:table-cell>
          <table:table-cell office:value-type="float" office:value="20" table:style-name="ce82">
            <text:p>20</text:p>
          </table:table-cell>
          <table:table-cell office:value-type="string" table:style-name="ce83">
            <text:p>-</text:p>
          </table:table-cell>
          <table:table-cell office:value-type="float" office:value="3697" table:style-name="ce82">
            <text:p>3.697</text:p>
          </table:table-cell>
          <table:table-cell office:value-type="string" table:style-name="ce83">
            <text:p>-</text:p>
          </table:table-cell>
          <table:table-cell office:value-type="float" office:value="9666" table:style-name="ce82">
            <text:p>9.666</text:p>
          </table:table-cell>
          <table:table-cell office:value-type="string" table:style-name="ce83">
            <text:p>-</text:p>
          </table:table-cell>
          <table:table-cell office:value-type="float" office:value="22698" table:style-name="ce82">
            <text:p>22.698</text:p>
          </table:table-cell>
          <table:table-cell office:value-type="string" table:style-name="ce83">
            <text:p>-</text:p>
          </table:table-cell>
          <table:table-cell office:value-type="float" office:value="32684" table:style-name="ce82">
            <text:p>32.684</text:p>
          </table:table-cell>
          <table:table-cell office:value-type="string" table:style-name="ce83">
            <text:p>-</text:p>
          </table:table-cell>
          <table:table-cell office:value-type="float" office:value="25134" table:style-name="ce82">
            <text:p>25.134</text:p>
          </table:table-cell>
          <table:table-cell office:value-type="string" table:style-name="ce83">
            <text:p>-</text:p>
          </table:table-cell>
          <table:table-cell office:value-type="float" office:value="1236" table:style-name="ce82">
            <text:p>1.236</text:p>
          </table:table-cell>
          <table:table-cell office:value-type="string" table:style-name="ce83">
            <text:p>-</text:p>
          </table:table-cell>
          <table:table-cell office:value-type="float" office:value="95165" table:style-name="ce82">
            <text:p>95.165</text:p>
          </table:table-cell>
          <table:table-cell office:value-type="string" table:style-name="ce82">
            <text:p>-</text:p>
          </table:table-cell>
          <table:table-cell office:value-type="string" table:style-name="ce83">
            <text:p>-</text:p>
          </table:table-cell>
          <table:table-cell office:value-type="string" table:style-name="ce83">
            <text:p>-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4">
            <text:p>Sanidad Exterior</text:p>
          </table:table-cell>
          <table:table-cell office:value-type="float" office:value="33" table:style-name="ce85">
            <text:p>33</text:p>
          </table:table-cell>
          <table:table-cell office:value-type="string" table:style-name="ce86">
            <text:p>-</text:p>
          </table:table-cell>
          <table:table-cell office:value-type="float" office:value="52" table:style-name="ce85">
            <text:p>52</text:p>
          </table:table-cell>
          <table:table-cell office:value-type="string" table:style-name="ce86">
            <text:p>-</text:p>
          </table:table-cell>
          <table:table-cell office:value-type="float" office:value="319" table:style-name="ce85">
            <text:p>319</text:p>
          </table:table-cell>
          <table:table-cell office:value-type="string" table:style-name="ce86">
            <text:p>-</text:p>
          </table:table-cell>
          <table:table-cell office:value-type="float" office:value="924" table:style-name="ce85">
            <text:p>924</text:p>
          </table:table-cell>
          <table:table-cell office:value-type="string" table:style-name="ce86">
            <text:p>-</text:p>
          </table:table-cell>
          <table:table-cell office:value-type="float" office:value="1969" table:style-name="ce85">
            <text:p>1.969</text:p>
          </table:table-cell>
          <table:table-cell office:value-type="string" table:style-name="ce86">
            <text:p>-</text:p>
          </table:table-cell>
          <table:table-cell office:value-type="float" office:value="2429" table:style-name="ce85">
            <text:p>2.429</text:p>
          </table:table-cell>
          <table:table-cell office:value-type="string" table:style-name="ce86">
            <text:p>-</text:p>
          </table:table-cell>
          <table:table-cell office:value-type="float" office:value="2128" table:style-name="ce85">
            <text:p>2.128</text:p>
          </table:table-cell>
          <table:table-cell office:value-type="string" table:style-name="ce86">
            <text:p>-</text:p>
          </table:table-cell>
          <table:table-cell office:value-type="float" office:value="271" table:style-name="ce85">
            <text:p>271</text:p>
          </table:table-cell>
          <table:table-cell office:value-type="string" table:style-name="ce86">
            <text:p>-</text:p>
          </table:table-cell>
          <table:table-cell office:value-type="float" office:value="8125" table:style-name="ce85">
            <text:p>8.125</text:p>
          </table:table-cell>
          <table:table-cell office:value-type="string" table:style-name="ce85">
            <text:p>-</text:p>
          </table:table-cell>
          <table:table-cell office:value-type="string" table:style-name="ce86">
            <text:p>-</text:p>
          </table:table-cell>
          <table:table-cell office:value-type="string" table:style-name="ce86">
            <text:p>-</text:p>
          </table:table-cell>
          <table:table-cell table:number-columns-repeated="24" table:style-name="ce61"/>
          <table:table-cell table:number-columns-repeated="16339" table:style-name="ce87"/>
        </table:table-row>
        <table:table-row table:style-name="ro5">
          <table:table-cell office:value-type="string" table:style-name="ce88">
            <text:p>Total España</text:p>
          </table:table-cell>
          <table:table-cell office:value-type="float" office:value="2952577" table:style-name="ce89">
            <text:p>2.952.577</text:p>
          </table:table-cell>
          <table:table-cell office:value-type="percentage" office:value="1" table:style-name="ce90">
            <text:p>100,0%</text:p>
          </table:table-cell>
          <table:table-cell office:value-type="float" office:value="3970460" table:style-name="ce89">
            <text:p>3.970.460</text:p>
          </table:table-cell>
          <table:table-cell office:value-type="percentage" office:value="0.99340251984760919" table:style-name="ce90">
            <text:p>99,3%</text:p>
          </table:table-cell>
          <table:table-cell office:value-type="float" office:value="5340684" table:style-name="ce89">
            <text:p>5.340.684</text:p>
          </table:table-cell>
          <table:table-cell office:value-type="percentage" office:value="0.96968295065417986" table:style-name="ce90">
            <text:p>97,0%</text:p>
          </table:table-cell>
          <table:table-cell office:value-type="float" office:value="6775332" table:style-name="ce89">
            <text:p>6.775.332</text:p>
          </table:table-cell>
          <table:table-cell office:value-type="percentage" office:value="0.95029506092390237" table:style-name="ce90">
            <text:p>95,0%</text:p>
          </table:table-cell>
          <table:table-cell office:value-type="float" office:value="7142793" table:style-name="ce89">
            <text:p>7.142.793</text:p>
          </table:table-cell>
          <table:table-cell office:value-type="percentage" office:value="0.91377362729134448" table:style-name="ce90">
            <text:p>91,4%</text:p>
          </table:table-cell>
          <table:table-cell office:value-type="float" office:value="5140769" table:style-name="ce89">
            <text:p>5.140.769</text:p>
          </table:table-cell>
          <table:table-cell office:value-type="percentage" office:value="0.86515511560041869" table:style-name="ce90">
            <text:p>86,5%</text:p>
          </table:table-cell>
          <table:table-cell office:value-type="float" office:value="4268045" table:style-name="ce89">
            <text:p>4.268.045</text:p>
          </table:table-cell>
          <table:table-cell office:value-type="percentage" office:value="0.86667763201312598" table:style-name="ce90">
            <text:p>86,7%</text:p>
          </table:table-cell>
          <table:table-cell office:value-type="float" office:value="3686257" table:style-name="ce89">
            <text:p>3.686.257</text:p>
          </table:table-cell>
          <table:table-cell office:value-type="percentage" office:value="0.92527413665090175" table:style-name="ce90">
            <text:p>92,5%</text:p>
          </table:table-cell>
          <table:table-cell office:value-type="float" office:value="39276917" table:style-name="ce89">
            <text:p>39.276.917</text:p>
          </table:table-cell>
          <table:table-cell office:value-type="float" office:value="42185033" table:style-name="ce89">
            <text:p>42.185.033</text:p>
          </table:table-cell>
          <table:table-cell office:value-type="percentage" office:value="0.93106284875965373" table:style-name="ce90">
            <text:p>93,1%</text:p>
          </table:table-cell>
          <table:table-cell office:value-type="percentage" office:value="0.82864972005454074" table:style-name="ce90">
            <text:p>82,9%</text:p>
          </table:table-cell>
          <table:table-cell table:number-columns-repeated="16363" table:style-name="ce61"/>
        </table:table-row>
        <table:table-row table:style-name="ro5">
          <table:table-cell table:number-columns-repeated="16384"/>
        </table:table-row>
        <table:table-row table:style-name="ro11">
          <table:table-cell table:number-columns-spanned="7" table:number-rows-spanned="1" table:style-name="ce26"/>
          <table:covered-table-cell table:number-columns-repeated="6"/>
          <table:table-cell table:style-name="ce61"/>
          <table:table-cell table:style-name="ce91"/>
          <table:table-cell table:style-name="ce61"/>
          <table:table-cell table:style-name="ce91"/>
          <table:table-cell table:style-name="ce87"/>
          <table:table-cell table:style-name="ce91"/>
          <table:table-cell table:style-name="ce61"/>
          <table:table-cell table:style-name="ce91"/>
          <table:table-cell table:number-columns-repeated="2" table:style-name="ce61"/>
          <table:table-cell table:style-name="ce91"/>
          <table:table-cell table:number-columns-repeated="16366" table:style-name="ce61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3">
        <table:table-column table:style-name="co7" table:default-cell-style-name="ce6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87"/>
        <table:table-column table:style-name="co4" table:default-cell-style-name="ce91"/>
        <table:table-column table:style-name="co4" table:default-cell-style-name="ce61"/>
        <table:table-column table:style-name="co4" table:default-cell-style-name="ce91"/>
        <table:table-column table:style-name="co4" table:number-columns-repeated="2" table:default-cell-style-name="ce61"/>
        <table:table-column table:style-name="co4" table:default-cell-style-name="ce91"/>
        <table:table-column table:style-name="co4" table:number-columns-repeated="3" table:default-cell-style-name="ce61"/>
        <table:table-column table:style-name="co3" table:number-columns-repeated="20" table:default-cell-style-name="ce61"/>
        <table:table-column table:style-name="co4" table:number-columns-repeated="16343" table:default-cell-style-name="ce61"/>
        <table:table-row table:style-name="ro10">
          <table:table-cell table:style-name="ce72"/>
          <table:table-cell office:value-type="string" table:style-name="ce73">
            <text:p>Personas pauta completa ≥80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70-7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60-6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50-5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40-4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30-3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20-2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12-19 años</text:p>
          </table:table-cell>
          <table:table-cell office:value-type="string" table:style-name="ce74">
            <text:p>%</text:p>
          </table:table-cell>
          <table:table-cell office:value-type="string" table:style-name="ce75">
            <text:p>Total Personas pauta completa</text:p>
          </table:table-cell>
          <table:table-cell office:value-type="string" table:style-name="ce75">
            <text:p>Total Población INE Población a Vacunar (1)</text:p>
          </table:table-cell>
          <table:table-cell office:value-type="string" table:style-name="ce76">
            <text:p>% pauta completa sobre Población a Vacunar INE</text:p>
          </table:table-cell>
          <table:table-cell office:value-type="string" table:style-name="ce76">
            <text:p>% pauta completa sobre Total Población INE</text:p>
          </table:table-cell>
          <table:table-cell table:number-columns-repeated="16363" table:style-name="ce77"/>
        </table:table-row>
        <table:table-row table:style-name="ro5">
          <table:table-cell office:value-type="string" table:style-name="ce78">
            <text:p>Andalucía</text:p>
          </table:table-cell>
          <table:table-cell office:value-type="float" office:value="430908" table:style-name="ce92">
            <text:p>430.908</text:p>
          </table:table-cell>
          <table:table-cell office:value-type="percentage" office:value="1" table:style-name="ce93">
            <text:p>100,0%</text:p>
          </table:table-cell>
          <table:table-cell office:value-type="float" office:value="653182" table:style-name="ce92">
            <text:p>653.182</text:p>
          </table:table-cell>
          <table:table-cell office:value-type="percentage" office:value="0.99825621291013766" table:style-name="ce93">
            <text:p>99,8%</text:p>
          </table:table-cell>
          <table:table-cell office:value-type="float" office:value="935026" table:style-name="ce92">
            <text:p>935.026</text:p>
          </table:table-cell>
          <table:table-cell office:value-type="percentage" office:value="0.97578553769506038" table:style-name="ce93">
            <text:p>97,6%</text:p>
          </table:table-cell>
          <table:table-cell office:value-type="float" office:value="1225552" table:style-name="ce92">
            <text:p>1.225.552</text:p>
          </table:table-cell>
          <table:table-cell office:value-type="percentage" office:value="0.95181777443303039" table:style-name="ce93">
            <text:p>95,2%</text:p>
          </table:table-cell>
          <table:table-cell office:value-type="float" office:value="1272993" table:style-name="ce92">
            <text:p>1.272.993</text:p>
          </table:table-cell>
          <table:table-cell office:value-type="percentage" office:value="0.91956938199974569" table:style-name="ce93">
            <text:p>92,0%</text:p>
          </table:table-cell>
          <table:table-cell office:value-type="float" office:value="957932" table:style-name="ce92">
            <text:p>957.932</text:p>
          </table:table-cell>
          <table:table-cell office:value-type="percentage" office:value="0.86944588404326484" table:style-name="ce93">
            <text:p>86,9%</text:p>
          </table:table-cell>
          <table:table-cell office:value-type="float" office:value="799494" table:style-name="ce92">
            <text:p>799.494</text:p>
          </table:table-cell>
          <table:table-cell office:value-type="percentage" office:value="0.86328003524411734" table:style-name="ce93">
            <text:p>86,3%</text:p>
          </table:table-cell>
          <table:table-cell office:value-type="float" office:value="762908" table:style-name="ce92">
            <text:p>762.908</text:p>
          </table:table-cell>
          <table:table-cell office:value-type="percentage" office:value="0.98714103456574787" table:style-name="ce93">
            <text:p>98,7%</text:p>
          </table:table-cell>
          <table:table-cell office:value-type="float" office:value="7037995" table:style-name="ce92">
            <text:p>7.037.995</text:p>
          </table:table-cell>
          <table:table-cell office:value-type="float" office:value="7508005" table:style-name="ce92">
            <text:p>7.508.005</text:p>
          </table:table-cell>
          <table:table-cell office:value-type="percentage" office:value="0.93739881633003708" table:style-name="ce93">
            <text:p>93,7%</text:p>
          </table:table-cell>
          <table:table-cell office:value-type="percentage" office:value="0.82778350634899112" table:style-name="ce93">
            <text:p>82,8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Aragón</text:p>
          </table:table-cell>
          <table:table-cell office:value-type="float" office:value="100544" table:style-name="ce94">
            <text:p>100.544</text:p>
          </table:table-cell>
          <table:table-cell office:value-type="percentage" office:value="1" table:style-name="ce95">
            <text:p>100,0%</text:p>
          </table:table-cell>
          <table:table-cell office:value-type="float" office:value="119284" table:style-name="ce94">
            <text:p>119.284</text:p>
          </table:table-cell>
          <table:table-cell office:value-type="percentage" office:value="0.99714942528735628" table:style-name="ce95">
            <text:p>99,7%</text:p>
          </table:table-cell>
          <table:table-cell office:value-type="float" office:value="155584" table:style-name="ce94">
            <text:p>155.584</text:p>
          </table:table-cell>
          <table:table-cell office:value-type="percentage" office:value="0.96450313061806459" table:style-name="ce95">
            <text:p>96,5%</text:p>
          </table:table-cell>
          <table:table-cell office:value-type="float" office:value="188557" table:style-name="ce94">
            <text:p>188.557</text:p>
          </table:table-cell>
          <table:table-cell office:value-type="percentage" office:value="0.93823456237249336" table:style-name="ce95">
            <text:p>93,8%</text:p>
          </table:table-cell>
          <table:table-cell office:value-type="float" office:value="191300" table:style-name="ce94">
            <text:p>191.300</text:p>
          </table:table-cell>
          <table:table-cell office:value-type="percentage" office:value="0.89544414123021765" table:style-name="ce95">
            <text:p>89,5%</text:p>
          </table:table-cell>
          <table:table-cell office:value-type="float" office:value="130306" table:style-name="ce94">
            <text:p>130.306</text:p>
          </table:table-cell>
          <table:table-cell office:value-type="percentage" office:value="0.82327297539771793" table:style-name="ce95">
            <text:p>82,3%</text:p>
          </table:table-cell>
          <table:table-cell office:value-type="float" office:value="108680" table:style-name="ce94">
            <text:p>108.680</text:p>
          </table:table-cell>
          <table:table-cell office:value-type="percentage" office:value="0.83089955503906787" table:style-name="ce95">
            <text:p>83,1%</text:p>
          </table:table-cell>
          <table:table-cell office:value-type="float" office:value="98412" table:style-name="ce94">
            <text:p>98.412</text:p>
          </table:table-cell>
          <table:table-cell office:value-type="percentage" office:value="0.9194203873426946" table:style-name="ce95">
            <text:p>91,9%</text:p>
          </table:table-cell>
          <table:table-cell office:value-type="float" office:value="1092667" table:style-name="ce94">
            <text:p>1.092.667</text:p>
          </table:table-cell>
          <table:table-cell office:value-type="float" office:value="1189408" table:style-name="ce94">
            <text:p>1.189.408</text:p>
          </table:table-cell>
          <table:table-cell office:value-type="percentage" office:value="0.91866457935376256" table:style-name="ce95">
            <text:p>91,9%</text:p>
          </table:table-cell>
          <table:table-cell office:value-type="percentage" office:value="0.82085486574219102" table:style-name="ce95">
            <text:p>82,1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Asturias<text:s/></text:p>
          </table:table-cell>
          <table:table-cell office:value-type="float" office:value="88638" table:style-name="ce94">
            <text:p>88.638</text:p>
          </table:table-cell>
          <table:table-cell office:value-type="percentage" office:value="1" table:style-name="ce95">
            <text:p>100,0%</text:p>
          </table:table-cell>
          <table:table-cell office:value-type="float" office:value="114699" table:style-name="ce94">
            <text:p>114.699</text:p>
          </table:table-cell>
          <table:table-cell office:value-type="percentage" office:value="1" table:style-name="ce95">
            <text:p>100,0%</text:p>
          </table:table-cell>
          <table:table-cell office:value-type="float" office:value="149554" table:style-name="ce94">
            <text:p>149.554</text:p>
          </table:table-cell>
          <table:table-cell office:value-type="percentage" office:value="0.98397262977827493" table:style-name="ce95">
            <text:p>98,4%</text:p>
          </table:table-cell>
          <table:table-cell office:value-type="float" office:value="155007" table:style-name="ce94">
            <text:p>155.007</text:p>
          </table:table-cell>
          <table:table-cell office:value-type="percentage" office:value="0.95634335494777367" table:style-name="ce95">
            <text:p>95,6%</text:p>
          </table:table-cell>
          <table:table-cell office:value-type="float" office:value="152419" table:style-name="ce94">
            <text:p>152.419</text:p>
          </table:table-cell>
          <table:table-cell office:value-type="percentage" office:value="0.91862945998071355" table:style-name="ce95">
            <text:p>91,9%</text:p>
          </table:table-cell>
          <table:table-cell office:value-type="float" office:value="91975" table:style-name="ce94">
            <text:p>91.975</text:p>
          </table:table-cell>
          <table:table-cell office:value-type="percentage" office:value="0.84698547761785048" table:style-name="ce95">
            <text:p>84,7%</text:p>
          </table:table-cell>
          <table:table-cell office:value-type="float" office:value="67480" table:style-name="ce94">
            <text:p>67.480</text:p>
          </table:table-cell>
          <table:table-cell office:value-type="percentage" office:value="0.85156861260442696" table:style-name="ce95">
            <text:p>85,2%</text:p>
          </table:table-cell>
          <table:table-cell office:value-type="float" office:value="67220" table:style-name="ce94">
            <text:p>67.220</text:p>
          </table:table-cell>
          <table:table-cell office:value-type="percentage" office:value="1.0300968493318623" table:style-name="ce95">
            <text:p>103,0%</text:p>
          </table:table-cell>
          <table:table-cell office:value-type="float" office:value="886992" table:style-name="ce94">
            <text:p>886.992</text:p>
          </table:table-cell>
          <table:table-cell office:value-type="float" office:value="930447" table:style-name="ce94">
            <text:p>930.447</text:p>
          </table:table-cell>
          <table:table-cell office:value-type="percentage" office:value="0.95329664129176617" table:style-name="ce95">
            <text:p>95,3%</text:p>
          </table:table-cell>
          <table:table-cell office:value-type="percentage" office:value="0.87570503776820563" table:style-name="ce95">
            <text:p>87,6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Baleares</text:p>
          </table:table-cell>
          <table:table-cell office:value-type="float" office:value="51453" table:style-name="ce94">
            <text:p>51.453</text:p>
          </table:table-cell>
          <table:table-cell office:value-type="percentage" office:value="0.95935338317826713" table:style-name="ce95">
            <text:p>95,9%</text:p>
          </table:table-cell>
          <table:table-cell office:value-type="float" office:value="79892" table:style-name="ce94">
            <text:p>79.892</text:p>
          </table:table-cell>
          <table:table-cell office:value-type="percentage" office:value="0.91583556870027738" table:style-name="ce95">
            <text:p>91,6%</text:p>
          </table:table-cell>
          <table:table-cell office:value-type="float" office:value="112222" table:style-name="ce94">
            <text:p>112.222</text:p>
          </table:table-cell>
          <table:table-cell office:value-type="percentage" office:value="0.88091182404056734" table:style-name="ce95">
            <text:p>88,1%</text:p>
          </table:table-cell>
          <table:table-cell office:value-type="float" office:value="153228" table:style-name="ce94">
            <text:p>153.228</text:p>
          </table:table-cell>
          <table:table-cell office:value-type="percentage" office:value="0.8632174324537486" table:style-name="ce95">
            <text:p>86,3%</text:p>
          </table:table-cell>
          <table:table-cell office:value-type="float" office:value="173028" table:style-name="ce94">
            <text:p>173.028</text:p>
          </table:table-cell>
          <table:table-cell office:value-type="percentage" office:value="0.79875174842929886" table:style-name="ce95">
            <text:p>79,9%</text:p>
          </table:table-cell>
          <table:table-cell office:value-type="float" office:value="133800" table:style-name="ce94">
            <text:p>133.800</text:p>
          </table:table-cell>
          <table:table-cell office:value-type="percentage" office:value="0.72698821496682908" table:style-name="ce95">
            <text:p>72,7%</text:p>
          </table:table-cell>
          <table:table-cell office:value-type="float" office:value="103109" table:style-name="ce94">
            <text:p>103.109</text:p>
          </table:table-cell>
          <table:table-cell office:value-type="percentage" office:value="0.75145212188349497" table:style-name="ce95">
            <text:p>75,1%</text:p>
          </table:table-cell>
          <table:table-cell office:value-type="float" office:value="86022" table:style-name="ce94">
            <text:p>86.022</text:p>
          </table:table-cell>
          <table:table-cell office:value-type="percentage" office:value="0.86423002732679632" table:style-name="ce95">
            <text:p>86,4%</text:p>
          </table:table-cell>
          <table:table-cell office:value-type="float" office:value="892754" table:style-name="ce94">
            <text:p>892.754</text:p>
          </table:table-cell>
          <table:table-cell office:value-type="float" office:value="1083187" table:style-name="ce94">
            <text:p>1.083.187</text:p>
          </table:table-cell>
          <table:table-cell office:value-type="percentage" office:value="0.82419194469652979" table:style-name="ce95">
            <text:p>82,4%</text:p>
          </table:table-cell>
          <table:table-cell office:value-type="percentage" office:value="0.73190055543030474" table:style-name="ce95">
            <text:p>73,2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narias</text:p>
          </table:table-cell>
          <table:table-cell office:value-type="float" office:value="93334" table:style-name="ce94">
            <text:p>93.334</text:p>
          </table:table-cell>
          <table:table-cell office:value-type="percentage" office:value="0.92997349594468026" table:style-name="ce95">
            <text:p>93,0%</text:p>
          </table:table-cell>
          <table:table-cell office:value-type="float" office:value="152664" table:style-name="ce94">
            <text:p>152.664</text:p>
          </table:table-cell>
          <table:table-cell office:value-type="percentage" office:value="0.91172079356927005" table:style-name="ce95">
            <text:p>91,2%</text:p>
          </table:table-cell>
          <table:table-cell office:value-type="float" office:value="226372" table:style-name="ce94">
            <text:p>226.372</text:p>
          </table:table-cell>
          <table:table-cell office:value-type="percentage" office:value="0.89989067997058292" table:style-name="ce95">
            <text:p>90,0%</text:p>
          </table:table-cell>
          <table:table-cell office:value-type="float" office:value="325170" table:style-name="ce94">
            <text:p>325.170</text:p>
          </table:table-cell>
          <table:table-cell office:value-type="percentage" office:value="0.88302145027658063" table:style-name="ce95">
            <text:p>88,3%</text:p>
          </table:table-cell>
          <table:table-cell office:value-type="float" office:value="322849" table:style-name="ce94">
            <text:p>322.849</text:p>
          </table:table-cell>
          <table:table-cell office:value-type="percentage" office:value="0.81919539209094028" table:style-name="ce95">
            <text:p>81,9%</text:p>
          </table:table-cell>
          <table:table-cell office:value-type="float" office:value="234504" table:style-name="ce94">
            <text:p>234.504</text:p>
          </table:table-cell>
          <table:table-cell office:value-type="percentage" office:value="0.74954452761920587" table:style-name="ce95">
            <text:p>75,0%</text:p>
          </table:table-cell>
          <table:table-cell office:value-type="float" office:value="192777" table:style-name="ce94">
            <text:p>192.777</text:p>
          </table:table-cell>
          <table:table-cell office:value-type="percentage" office:value="0.75696486839883614" table:style-name="ce95">
            <text:p>75,7%</text:p>
          </table:table-cell>
          <table:table-cell office:value-type="float" office:value="171343" table:style-name="ce94">
            <text:p>171.343</text:p>
          </table:table-cell>
          <table:table-cell office:value-type="percentage" office:value="0.92987273763329992" table:style-name="ce95">
            <text:p>93,0%</text:p>
          </table:table-cell>
          <table:table-cell office:value-type="float" office:value="1719013" table:style-name="ce94">
            <text:p>1.719.013</text:p>
          </table:table-cell>
          <table:table-cell office:value-type="float" office:value="2033513" table:style-name="ce94">
            <text:p>2.033.513</text:p>
          </table:table-cell>
          <table:table-cell office:value-type="percentage" office:value="0.84534153457587924" table:style-name="ce95">
            <text:p>84,5%</text:p>
          </table:table-cell>
          <table:table-cell office:value-type="percentage" office:value="0.76592262680512879" table:style-name="ce95">
            <text:p>76,6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ntabria</text:p>
          </table:table-cell>
          <table:table-cell office:value-type="float" office:value="42303" table:style-name="ce94">
            <text:p>42.303</text:p>
          </table:table-cell>
          <table:table-cell office:value-type="percentage" office:value="1" table:style-name="ce95">
            <text:p>100,0%</text:p>
          </table:table-cell>
          <table:table-cell office:value-type="float" office:value="56123" table:style-name="ce94">
            <text:p>56.123</text:p>
          </table:table-cell>
          <table:table-cell office:value-type="percentage" office:value="1" table:style-name="ce95">
            <text:p>100,0%</text:p>
          </table:table-cell>
          <table:table-cell office:value-type="float" office:value="77188" table:style-name="ce94">
            <text:p>77.188</text:p>
          </table:table-cell>
          <table:table-cell office:value-type="percentage" office:value="0.97389505027947054" table:style-name="ce95">
            <text:p>97,4%</text:p>
          </table:table-cell>
          <table:table-cell office:value-type="float" office:value="85144" table:style-name="ce94">
            <text:p>85.144</text:p>
          </table:table-cell>
          <table:table-cell office:value-type="percentage" office:value="0.93595690887105643" table:style-name="ce95">
            <text:p>93,6%</text:p>
          </table:table-cell>
          <table:table-cell office:value-type="float" office:value="89358" table:style-name="ce94">
            <text:p>89.358</text:p>
          </table:table-cell>
          <table:table-cell office:value-type="percentage" office:value="0.91756515310208864" table:style-name="ce95">
            <text:p>91,8%</text:p>
          </table:table-cell>
          <table:table-cell office:value-type="float" office:value="56822" table:style-name="ce94">
            <text:p>56.822</text:p>
          </table:table-cell>
          <table:table-cell office:value-type="percentage" office:value="0.84609428511867535" table:style-name="ce95">
            <text:p>84,6%</text:p>
          </table:table-cell>
          <table:table-cell office:value-type="float" office:value="43420" table:style-name="ce94">
            <text:p>43.420</text:p>
          </table:table-cell>
          <table:table-cell office:value-type="percentage" office:value="0.85349792620840126" table:style-name="ce95">
            <text:p>85,3%</text:p>
          </table:table-cell>
          <table:table-cell office:value-type="float" office:value="46231" table:style-name="ce94">
            <text:p>46.231</text:p>
          </table:table-cell>
          <table:table-cell office:value-type="percentage" office:value="1.0209350087229203" table:style-name="ce95">
            <text:p>102,1%</text:p>
          </table:table-cell>
          <table:table-cell office:value-type="float" office:value="496589" table:style-name="ce94">
            <text:p>496.589</text:p>
          </table:table-cell>
          <table:table-cell office:value-type="float" office:value="527062" table:style-name="ce94">
            <text:p>527.062</text:p>
          </table:table-cell>
          <table:table-cell office:value-type="percentage" office:value="0.94218327255616985" table:style-name="ce95">
            <text:p>94,2%</text:p>
          </table:table-cell>
          <table:table-cell office:value-type="percentage" office:value="0.85082625866308004" table:style-name="ce95">
            <text:p>85,1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stilla y Leon</text:p>
          </table:table-cell>
          <table:table-cell office:value-type="float" office:value="228306" table:style-name="ce94">
            <text:p>228.306</text:p>
          </table:table-cell>
          <table:table-cell office:value-type="percentage" office:value="1" table:style-name="ce95">
            <text:p>100,0%</text:p>
          </table:table-cell>
          <table:table-cell office:value-type="float" office:value="250788" table:style-name="ce94">
            <text:p>250.788</text:p>
          </table:table-cell>
          <table:table-cell office:value-type="percentage" office:value="1" table:style-name="ce95">
            <text:p>100,0%</text:p>
          </table:table-cell>
          <table:table-cell office:value-type="float" office:value="324018" table:style-name="ce94">
            <text:p>324.018</text:p>
          </table:table-cell>
          <table:table-cell office:value-type="percentage" office:value="0.99014493816521665" table:style-name="ce95">
            <text:p>99,0%</text:p>
          </table:table-cell>
          <table:table-cell office:value-type="float" office:value="355580" table:style-name="ce94">
            <text:p>355.580</text:p>
          </table:table-cell>
          <table:table-cell office:value-type="percentage" office:value="0.93278384482808374" table:style-name="ce95">
            <text:p>93,3%</text:p>
          </table:table-cell>
          <table:table-cell office:value-type="float" office:value="324139" table:style-name="ce94">
            <text:p>324.139</text:p>
          </table:table-cell>
          <table:table-cell office:value-type="percentage" office:value="0.89988117778357701" table:style-name="ce95">
            <text:p>90,0%</text:p>
          </table:table-cell>
          <table:table-cell office:value-type="float" office:value="216541" table:style-name="ce94">
            <text:p>216.541</text:p>
          </table:table-cell>
          <table:table-cell office:value-type="percentage" office:value="0.83638210597059892" table:style-name="ce95">
            <text:p>83,6%</text:p>
          </table:table-cell>
          <table:table-cell office:value-type="float" office:value="178738" table:style-name="ce94">
            <text:p>178.738</text:p>
          </table:table-cell>
          <table:table-cell office:value-type="percentage" office:value="0.84398358666345574" table:style-name="ce95">
            <text:p>84,4%</text:p>
          </table:table-cell>
          <table:table-cell office:value-type="float" office:value="164219" table:style-name="ce94">
            <text:p>164.219</text:p>
          </table:table-cell>
          <table:table-cell office:value-type="percentage" office:value="0.97634335723373644" table:style-name="ce95">
            <text:p>97,6%</text:p>
          </table:table-cell>
          <table:table-cell office:value-type="float" office:value="2042329" table:style-name="ce94">
            <text:p>2.042.329</text:p>
          </table:table-cell>
          <table:table-cell office:value-type="float" office:value="2172149" table:style-name="ce94">
            <text:p>2.172.149</text:p>
          </table:table-cell>
          <table:table-cell office:value-type="percentage" office:value="0.9402343025271287" table:style-name="ce95">
            <text:p>94,0%</text:p>
          </table:table-cell>
          <table:table-cell office:value-type="percentage" office:value="0.8557307756607696" table:style-name="ce95">
            <text:p>85,6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stilla - La Mancha</text:p>
          </table:table-cell>
          <table:table-cell office:value-type="float" office:value="137239" table:style-name="ce94">
            <text:p>137.239</text:p>
          </table:table-cell>
          <table:table-cell office:value-type="percentage" office:value="1" table:style-name="ce95">
            <text:p>100,0%</text:p>
          </table:table-cell>
          <table:table-cell office:value-type="float" office:value="158448" table:style-name="ce94">
            <text:p>158.448</text:p>
          </table:table-cell>
          <table:table-cell office:value-type="percentage" office:value="1" table:style-name="ce95">
            <text:p>100,0%</text:p>
          </table:table-cell>
          <table:table-cell office:value-type="float" office:value="223334" table:style-name="ce94">
            <text:p>223.334</text:p>
          </table:table-cell>
          <table:table-cell office:value-type="percentage" office:value="0.97941480870770259" table:style-name="ce95">
            <text:p>97,9%</text:p>
          </table:table-cell>
          <table:table-cell office:value-type="float" office:value="286870" table:style-name="ce94">
            <text:p>286.870</text:p>
          </table:table-cell>
          <table:table-cell office:value-type="percentage" office:value="0.9212060101410694" table:style-name="ce95">
            <text:p>92,1%</text:p>
          </table:table-cell>
          <table:table-cell office:value-type="float" office:value="287389" table:style-name="ce94">
            <text:p>287.389</text:p>
          </table:table-cell>
          <table:table-cell office:value-type="percentage" office:value="0.86908228776373608" table:style-name="ce95">
            <text:p>86,9%</text:p>
          </table:table-cell>
          <table:table-cell office:value-type="float" office:value="207171" table:style-name="ce94">
            <text:p>207.171</text:p>
          </table:table-cell>
          <table:table-cell office:value-type="percentage" office:value="0.8037640979084465" table:style-name="ce95">
            <text:p>80,4%</text:p>
          </table:table-cell>
          <table:table-cell office:value-type="float" office:value="174924" table:style-name="ce94">
            <text:p>174.924</text:p>
          </table:table-cell>
          <table:table-cell office:value-type="percentage" office:value="0.79876890480017537" table:style-name="ce95">
            <text:p>79,9%</text:p>
          </table:table-cell>
          <table:table-cell office:value-type="float" office:value="167948" table:style-name="ce94">
            <text:p>167.948</text:p>
          </table:table-cell>
          <table:table-cell office:value-type="percentage" office:value="0.9445044315472173" table:style-name="ce95">
            <text:p>94,5%</text:p>
          </table:table-cell>
          <table:table-cell office:value-type="float" office:value="1643323" table:style-name="ce94">
            <text:p>1.643.323</text:p>
          </table:table-cell>
          <table:table-cell office:value-type="float" office:value="1816082" table:style-name="ce94">
            <text:p>1.816.082</text:p>
          </table:table-cell>
          <table:table-cell office:value-type="percentage" office:value="0.90487268746675531" table:style-name="ce95">
            <text:p>90,5%</text:p>
          </table:table-cell>
          <table:table-cell office:value-type="percentage" office:value="0.80214687092415715" table:style-name="ce95">
            <text:p>80,2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taluña</text:p>
          </table:table-cell>
          <table:table-cell office:value-type="float" office:value="455855" table:style-name="ce94">
            <text:p>455.855</text:p>
          </table:table-cell>
          <table:table-cell office:value-type="percentage" office:value="1" table:style-name="ce95">
            <text:p>100,0%</text:p>
          </table:table-cell>
          <table:table-cell office:value-type="float" office:value="618655" table:style-name="ce94">
            <text:p>618.655</text:p>
          </table:table-cell>
          <table:table-cell office:value-type="percentage" office:value="0.973131928976808" table:style-name="ce95">
            <text:p>97,3%</text:p>
          </table:table-cell>
          <table:table-cell office:value-type="float" office:value="802597" table:style-name="ce94">
            <text:p>802.597</text:p>
          </table:table-cell>
          <table:table-cell office:value-type="percentage" office:value="0.9414804266121124" table:style-name="ce95">
            <text:p>94,1%</text:p>
          </table:table-cell>
          <table:table-cell office:value-type="float" office:value="1040396" table:style-name="ce94">
            <text:p>1.040.396</text:p>
          </table:table-cell>
          <table:table-cell office:value-type="percentage" office:value="0.94805453977169696" table:style-name="ce95">
            <text:p>94,8%</text:p>
          </table:table-cell>
          <table:table-cell office:value-type="float" office:value="1157024" table:style-name="ce94">
            <text:p>1.157.024</text:p>
          </table:table-cell>
          <table:table-cell office:value-type="percentage" office:value="0.90709273792070744" table:style-name="ce95">
            <text:p>90,7%</text:p>
          </table:table-cell>
          <table:table-cell office:value-type="float" office:value="820628" table:style-name="ce94">
            <text:p>820.628</text:p>
          </table:table-cell>
          <table:table-cell office:value-type="percentage" office:value="0.84895947562040408" table:style-name="ce95">
            <text:p>84,9%</text:p>
          </table:table-cell>
          <table:table-cell office:value-type="float" office:value="685825" table:style-name="ce94">
            <text:p>685.825</text:p>
          </table:table-cell>
          <table:table-cell office:value-type="percentage" office:value="0.8272430218238005" table:style-name="ce95">
            <text:p>82,7%</text:p>
          </table:table-cell>
          <table:table-cell office:value-type="float" office:value="613465" table:style-name="ce94">
            <text:p>613.465</text:p>
          </table:table-cell>
          <table:table-cell office:value-type="percentage" office:value="0.91376051405871339" table:style-name="ce95">
            <text:p>91,4%</text:p>
          </table:table-cell>
          <table:table-cell office:value-type="float" office:value="6194445" table:style-name="ce94">
            <text:p>6.194.445</text:p>
          </table:table-cell>
          <table:table-cell office:value-type="float" office:value="6782414" table:style-name="ce94">
            <text:p>6.782.414</text:p>
          </table:table-cell>
          <table:table-cell office:value-type="percentage" office:value="0.91330977436647187" table:style-name="ce95">
            <text:p>91,3%</text:p>
          </table:table-cell>
          <table:table-cell office:value-type="percentage" office:value="0.80748803357156906" table:style-name="ce95">
            <text:p>80,7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. Valenciana</text:p>
          </table:table-cell>
          <table:table-cell office:value-type="float" office:value="295582" table:style-name="ce94">
            <text:p>295.582</text:p>
          </table:table-cell>
          <table:table-cell office:value-type="percentage" office:value="1" table:style-name="ce95">
            <text:p>100,0%</text:p>
          </table:table-cell>
          <table:table-cell office:value-type="float" office:value="435747" table:style-name="ce94">
            <text:p>435.747</text:p>
          </table:table-cell>
          <table:table-cell office:value-type="percentage" office:value="0.99083851779087539" table:style-name="ce95">
            <text:p>99,1%</text:p>
          </table:table-cell>
          <table:table-cell office:value-type="float" office:value="579763" table:style-name="ce94">
            <text:p>579.763</text:p>
          </table:table-cell>
          <table:table-cell office:value-type="percentage" office:value="0.97089962152928966" table:style-name="ce95">
            <text:p>97,1%</text:p>
          </table:table-cell>
          <table:table-cell office:value-type="float" office:value="733800" table:style-name="ce94">
            <text:p>733.800</text:p>
          </table:table-cell>
          <table:table-cell office:value-type="percentage" office:value="0.96261819555658168" table:style-name="ce95">
            <text:p>96,3%</text:p>
          </table:table-cell>
          <table:table-cell office:value-type="float" office:value="770033" table:style-name="ce94">
            <text:p>770.033</text:p>
          </table:table-cell>
          <table:table-cell office:value-type="percentage" office:value="0.91591760901033992" table:style-name="ce95">
            <text:p>91,6%</text:p>
          </table:table-cell>
          <table:table-cell office:value-type="float" office:value="530694" table:style-name="ce94">
            <text:p>530.694</text:p>
          </table:table-cell>
          <table:table-cell office:value-type="percentage" office:value="0.86443369749528032" table:style-name="ce95">
            <text:p>86,4%</text:p>
          </table:table-cell>
          <table:table-cell office:value-type="float" office:value="447377" table:style-name="ce94">
            <text:p>447.377</text:p>
          </table:table-cell>
          <table:table-cell office:value-type="percentage" office:value="0.87246598397341513" table:style-name="ce95">
            <text:p>87,2%</text:p>
          </table:table-cell>
          <table:table-cell office:value-type="float" office:value="430285" table:style-name="ce94">
            <text:p>430.285</text:p>
          </table:table-cell>
          <table:table-cell office:value-type="percentage" office:value="0.99426021734458803" table:style-name="ce95">
            <text:p>99,4%</text:p>
          </table:table-cell>
          <table:table-cell office:value-type="float" office:value="4223281" table:style-name="ce94">
            <text:p>4.223.281</text:p>
          </table:table-cell>
          <table:table-cell office:value-type="float" office:value="4492026" table:style-name="ce94">
            <text:p>4.492.026</text:p>
          </table:table-cell>
          <table:table-cell office:value-type="percentage" office:value="0.94017287522378545" table:style-name="ce95">
            <text:p>94,0%</text:p>
          </table:table-cell>
          <table:table-cell office:value-type="percentage" office:value="0.83678290960354029" table:style-name="ce95">
            <text:p>83,7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Extremadura</text:p>
          </table:table-cell>
          <table:table-cell office:value-type="float" office:value="77697" table:style-name="ce94">
            <text:p>77.697</text:p>
          </table:table-cell>
          <table:table-cell office:value-type="percentage" office:value="1" table:style-name="ce95">
            <text:p>100,0%</text:p>
          </table:table-cell>
          <table:table-cell office:value-type="float" office:value="95789" table:style-name="ce94">
            <text:p>95.789</text:p>
          </table:table-cell>
          <table:table-cell office:value-type="percentage" office:value="1" table:style-name="ce95">
            <text:p>100,0%</text:p>
          </table:table-cell>
          <table:table-cell office:value-type="float" office:value="132908" table:style-name="ce94">
            <text:p>132.908</text:p>
          </table:table-cell>
          <table:table-cell office:value-type="percentage" office:value="1.017010368443203" table:style-name="ce95">
            <text:p>101,7%</text:p>
          </table:table-cell>
          <table:table-cell office:value-type="float" office:value="161626" table:style-name="ce94">
            <text:p>161.626</text:p>
          </table:table-cell>
          <table:table-cell office:value-type="percentage" office:value="0.96232874673271684" table:style-name="ce95">
            <text:p>96,2%</text:p>
          </table:table-cell>
          <table:table-cell office:value-type="float" office:value="146269" table:style-name="ce94">
            <text:p>146.269</text:p>
          </table:table-cell>
          <table:table-cell office:value-type="percentage" office:value="0.92847983952874269" table:style-name="ce95">
            <text:p>92,8%</text:p>
          </table:table-cell>
          <table:table-cell office:value-type="float" office:value="113412" table:style-name="ce94">
            <text:p>113.412</text:p>
          </table:table-cell>
          <table:table-cell office:value-type="percentage" office:value="0.87346159178077976" table:style-name="ce95">
            <text:p>87,3%</text:p>
          </table:table-cell>
          <table:table-cell office:value-type="float" office:value="93653" table:style-name="ce94">
            <text:p>93.653</text:p>
          </table:table-cell>
          <table:table-cell office:value-type="percentage" office:value="0.83242671501964338" table:style-name="ce95">
            <text:p>83,2%</text:p>
          </table:table-cell>
          <table:table-cell office:value-type="float" office:value="86635" table:style-name="ce94">
            <text:p>86.635</text:p>
          </table:table-cell>
          <table:table-cell office:value-type="percentage" office:value="1.010803999579974" table:style-name="ce95">
            <text:p>101,1%</text:p>
          </table:table-cell>
          <table:table-cell office:value-type="float" office:value="907989" table:style-name="ce94">
            <text:p>907.989</text:p>
          </table:table-cell>
          <table:table-cell office:value-type="float" office:value="949890" table:style-name="ce94">
            <text:p>949.890</text:p>
          </table:table-cell>
          <table:table-cell office:value-type="percentage" office:value="0.95588857657202408" table:style-name="ce95">
            <text:p>95,6%</text:p>
          </table:table-cell>
          <table:table-cell office:value-type="percentage" office:value="0.85821347657228408" table:style-name="ce95">
            <text:p>85,8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Galicia</text:p>
          </table:table-cell>
          <table:table-cell office:value-type="float" office:value="241813" table:style-name="ce94">
            <text:p>241.813</text:p>
          </table:table-cell>
          <table:table-cell office:value-type="percentage" office:value="1" table:style-name="ce95">
            <text:p>100,0%</text:p>
          </table:table-cell>
          <table:table-cell office:value-type="float" office:value="291574" table:style-name="ce94">
            <text:p>291.574</text:p>
          </table:table-cell>
          <table:table-cell office:value-type="percentage" office:value="0.99857871358167605" table:style-name="ce95">
            <text:p>99,9%</text:p>
          </table:table-cell>
          <table:table-cell office:value-type="float" office:value="348195" table:style-name="ce94">
            <text:p>348.195</text:p>
          </table:table-cell>
          <table:table-cell office:value-type="percentage" office:value="0.98480905969465393" table:style-name="ce95">
            <text:p>98,5%</text:p>
          </table:table-cell>
          <table:table-cell office:value-type="float" office:value="393030" table:style-name="ce94">
            <text:p>393.030</text:p>
          </table:table-cell>
          <table:table-cell office:value-type="percentage" office:value="0.9604838709677419" table:style-name="ce95">
            <text:p>96,0%</text:p>
          </table:table-cell>
          <table:table-cell office:value-type="float" office:value="411453" table:style-name="ce94">
            <text:p>411.453</text:p>
          </table:table-cell>
          <table:table-cell office:value-type="percentage" office:value="0.92912967976930561" table:style-name="ce95">
            <text:p>92,9%</text:p>
          </table:table-cell>
          <table:table-cell office:value-type="float" office:value="267512" table:style-name="ce94">
            <text:p>267.512</text:p>
          </table:table-cell>
          <table:table-cell office:value-type="percentage" office:value="0.86686239055340608" table:style-name="ce95">
            <text:p>86,7%</text:p>
          </table:table-cell>
          <table:table-cell office:value-type="float" office:value="202649" table:style-name="ce94">
            <text:p>202.649</text:p>
          </table:table-cell>
          <table:table-cell office:value-type="percentage" office:value="0.87969804047542566" table:style-name="ce95">
            <text:p>88,0%</text:p>
          </table:table-cell>
          <table:table-cell office:value-type="float" office:value="193161" table:style-name="ce94">
            <text:p>193.161</text:p>
          </table:table-cell>
          <table:table-cell office:value-type="percentage" office:value="1.0535441574308404" table:style-name="ce95">
            <text:p>105,4%</text:p>
          </table:table-cell>
          <table:table-cell office:value-type="float" office:value="2349387" table:style-name="ce94">
            <text:p>2.349.387</text:p>
          </table:table-cell>
          <table:table-cell office:value-type="float" office:value="2456127" table:style-name="ce94">
            <text:p>2.456.127</text:p>
          </table:table-cell>
          <table:table-cell office:value-type="percentage" office:value="0.95654133519968632" table:style-name="ce95">
            <text:p>95,7%</text:p>
          </table:table-cell>
          <table:table-cell office:value-type="percentage" office:value="0.87115128763799299" table:style-name="ce95">
            <text:p>87,1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La Rioja</text:p>
          </table:table-cell>
          <table:table-cell office:value-type="float" office:value="25127" table:style-name="ce94">
            <text:p>25.127</text:p>
          </table:table-cell>
          <table:table-cell office:value-type="percentage" office:value="1" table:style-name="ce95">
            <text:p>100,0%</text:p>
          </table:table-cell>
          <table:table-cell office:value-type="float" office:value="30720" table:style-name="ce94">
            <text:p>30.720</text:p>
          </table:table-cell>
          <table:table-cell office:value-type="percentage" office:value="1" table:style-name="ce95">
            <text:p>100,0%</text:p>
          </table:table-cell>
          <table:table-cell office:value-type="float" office:value="39723" table:style-name="ce94">
            <text:p>39.723</text:p>
          </table:table-cell>
          <table:table-cell office:value-type="percentage" office:value="1.0287201533122701" table:style-name="ce95">
            <text:p>102,9%</text:p>
          </table:table-cell>
          <table:table-cell office:value-type="float" office:value="46327" table:style-name="ce94">
            <text:p>46.327</text:p>
          </table:table-cell>
          <table:table-cell office:value-type="percentage" office:value="0.97530526315789479" table:style-name="ce95">
            <text:p>97,5%</text:p>
          </table:table-cell>
          <table:table-cell office:value-type="float" office:value="48669" table:style-name="ce94">
            <text:p>48.669</text:p>
          </table:table-cell>
          <table:table-cell office:value-type="percentage" office:value="0.94093650916402449" table:style-name="ce95">
            <text:p>94,1%</text:p>
          </table:table-cell>
          <table:table-cell office:value-type="float" office:value="32476" table:style-name="ce94">
            <text:p>32.476</text:p>
          </table:table-cell>
          <table:table-cell office:value-type="percentage" office:value="0.87687655254347119" table:style-name="ce95">
            <text:p>87,7%</text:p>
          </table:table-cell>
          <table:table-cell office:value-type="float" office:value="25549" table:style-name="ce94">
            <text:p>25.549</text:p>
          </table:table-cell>
          <table:table-cell office:value-type="percentage" office:value="0.84694689385400779" table:style-name="ce95">
            <text:p>84,7%</text:p>
          </table:table-cell>
          <table:table-cell office:value-type="float" office:value="25732" table:style-name="ce94">
            <text:p>25.732</text:p>
          </table:table-cell>
          <table:table-cell office:value-type="percentage" office:value="0.99026361362324422" table:style-name="ce95">
            <text:p>99,0%</text:p>
          </table:table-cell>
          <table:table-cell office:value-type="float" office:value="274323" table:style-name="ce94">
            <text:p>274.323</text:p>
          </table:table-cell>
          <table:table-cell office:value-type="float" office:value="281479" table:style-name="ce94">
            <text:p>281.479</text:p>
          </table:table-cell>
          <table:table-cell office:value-type="percentage" office:value="0.97457714429850895" table:style-name="ce95">
            <text:p>97,5%</text:p>
          </table:table-cell>
          <table:table-cell office:value-type="percentage" office:value="0.86762752391073328" table:style-name="ce95">
            <text:p>86,8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Madrid</text:p>
          </table:table-cell>
          <table:table-cell office:value-type="float" office:value="372399" table:style-name="ce94">
            <text:p>372.399</text:p>
          </table:table-cell>
          <table:table-cell office:value-type="percentage" office:value="1" table:style-name="ce95">
            <text:p>100,0%</text:p>
          </table:table-cell>
          <table:table-cell office:value-type="float" office:value="511509" table:style-name="ce94">
            <text:p>511.509</text:p>
          </table:table-cell>
          <table:table-cell office:value-type="percentage" office:value="0.9705132340385163" table:style-name="ce95">
            <text:p>97,1%</text:p>
          </table:table-cell>
          <table:table-cell office:value-type="float" office:value="691819" table:style-name="ce94">
            <text:p>691.819</text:p>
          </table:table-cell>
          <table:table-cell office:value-type="percentage" office:value="0.96024889722926254" table:style-name="ce95">
            <text:p>96,0%</text:p>
          </table:table-cell>
          <table:table-cell office:value-type="float" office:value="962852" table:style-name="ce94">
            <text:p>962.852</text:p>
          </table:table-cell>
          <table:table-cell office:value-type="percentage" office:value="0.97281459425981476" table:style-name="ce95">
            <text:p>97,3%</text:p>
          </table:table-cell>
          <table:table-cell office:value-type="float" office:value="1054043" table:style-name="ce94">
            <text:p>1.054.043</text:p>
          </table:table-cell>
          <table:table-cell office:value-type="percentage" office:value="0.91177587491014533" table:style-name="ce95">
            <text:p>91,2%</text:p>
          </table:table-cell>
          <table:table-cell office:value-type="float" office:value="775106" table:style-name="ce94">
            <text:p>775.106</text:p>
          </table:table-cell>
          <table:table-cell office:value-type="percentage" office:value="0.86042200425378867" table:style-name="ce95">
            <text:p>86,0%</text:p>
          </table:table-cell>
          <table:table-cell office:value-type="float" office:value="631246" table:style-name="ce94">
            <text:p>631.246</text:p>
          </table:table-cell>
          <table:table-cell office:value-type="percentage" office:value="0.85818774071893822" table:style-name="ce95">
            <text:p>85,8%</text:p>
          </table:table-cell>
          <table:table-cell office:value-type="float" office:value="540409" table:style-name="ce94">
            <text:p>540.409</text:p>
          </table:table-cell>
          <table:table-cell office:value-type="percentage" office:value="0.94685671233836777" table:style-name="ce95">
            <text:p>94,7%</text:p>
          </table:table-cell>
          <table:table-cell office:value-type="float" office:value="5539383" table:style-name="ce94">
            <text:p>5.539.383</text:p>
          </table:table-cell>
          <table:table-cell office:value-type="float" office:value="5970908" table:style-name="ce94">
            <text:p>5.970.908</text:p>
          </table:table-cell>
          <table:table-cell office:value-type="percentage" office:value="0.9277287474534861" table:style-name="ce95">
            <text:p>92,8%</text:p>
          </table:table-cell>
          <table:table-cell office:value-type="percentage" office:value="0.81994138986368514" table:style-name="ce95">
            <text:p>82,0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Murcia</text:p>
          </table:table-cell>
          <table:table-cell office:value-type="float" office:value="75971" table:style-name="ce94">
            <text:p>75.971</text:p>
          </table:table-cell>
          <table:table-cell office:value-type="percentage" office:value="1" table:style-name="ce95">
            <text:p>100,0%</text:p>
          </table:table-cell>
          <table:table-cell office:value-type="float" office:value="108347" table:style-name="ce94">
            <text:p>108.347</text:p>
          </table:table-cell>
          <table:table-cell office:value-type="percentage" office:value="1" table:style-name="ce95">
            <text:p>100,0%</text:p>
          </table:table-cell>
          <table:table-cell office:value-type="float" office:value="154051" table:style-name="ce94">
            <text:p>154.051</text:p>
          </table:table-cell>
          <table:table-cell office:value-type="percentage" office:value="1.0033215883705329" table:style-name="ce95">
            <text:p>100,3%</text:p>
          </table:table-cell>
          <table:table-cell office:value-type="float" office:value="212074" table:style-name="ce94">
            <text:p>212.074</text:p>
          </table:table-cell>
          <table:table-cell office:value-type="percentage" office:value="0.97235709733474551" table:style-name="ce95">
            <text:p>97,2%</text:p>
          </table:table-cell>
          <table:table-cell office:value-type="float" office:value="236113" table:style-name="ce94">
            <text:p>236.113</text:p>
          </table:table-cell>
          <table:table-cell office:value-type="percentage" office:value="0.93521951296798012" table:style-name="ce95">
            <text:p>93,5%</text:p>
          </table:table-cell>
          <table:table-cell office:value-type="float" office:value="172185" table:style-name="ce94">
            <text:p>172.185</text:p>
          </table:table-cell>
          <table:table-cell office:value-type="percentage" office:value="0.86492962415986019" table:style-name="ce95">
            <text:p>86,5%</text:p>
          </table:table-cell>
          <table:table-cell office:value-type="float" office:value="145882" table:style-name="ce94">
            <text:p>145.882</text:p>
          </table:table-cell>
          <table:table-cell office:value-type="percentage" office:value="0.83869632457355736" table:style-name="ce95">
            <text:p>83,9%</text:p>
          </table:table-cell>
          <table:table-cell office:value-type="float" office:value="134183" table:style-name="ce94">
            <text:p>134.183</text:p>
          </table:table-cell>
          <table:table-cell office:value-type="percentage" office:value="0.9278572218841622" table:style-name="ce95">
            <text:p>92,8%</text:p>
          </table:table-cell>
          <table:table-cell office:value-type="float" office:value="1238806" table:style-name="ce94">
            <text:p>1.238.806</text:p>
          </table:table-cell>
          <table:table-cell office:value-type="float" office:value="1317614" table:style-name="ce94">
            <text:p>1.317.614</text:p>
          </table:table-cell>
          <table:table-cell office:value-type="percentage" office:value="0.94018885652398954" table:style-name="ce95">
            <text:p>94,0%</text:p>
          </table:table-cell>
          <table:table-cell office:value-type="percentage" office:value="0.8187334938892693" table:style-name="ce95">
            <text:p>81,9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Navarra</text:p>
          </table:table-cell>
          <table:table-cell office:value-type="float" office:value="42325" table:style-name="ce94">
            <text:p>42.325</text:p>
          </table:table-cell>
          <table:table-cell office:value-type="percentage" office:value="1" table:style-name="ce95">
            <text:p>100,0%</text:p>
          </table:table-cell>
          <table:table-cell office:value-type="float" office:value="55913" table:style-name="ce94">
            <text:p>55.913</text:p>
          </table:table-cell>
          <table:table-cell office:value-type="percentage" office:value="0.9871645480225989" table:style-name="ce95">
            <text:p>98,7%</text:p>
          </table:table-cell>
          <table:table-cell office:value-type="float" office:value="72498" table:style-name="ce94">
            <text:p>72.498</text:p>
          </table:table-cell>
          <table:table-cell office:value-type="percentage" office:value="0.95808114179992065" table:style-name="ce95">
            <text:p>95,8%</text:p>
          </table:table-cell>
          <table:table-cell office:value-type="float" office:value="92828" table:style-name="ce94">
            <text:p>92.828</text:p>
          </table:table-cell>
          <table:table-cell office:value-type="percentage" office:value="0.95015251079858343" table:style-name="ce95">
            <text:p>95,0%</text:p>
          </table:table-cell>
          <table:table-cell office:value-type="float" office:value="96616" table:style-name="ce94">
            <text:p>96.616</text:p>
          </table:table-cell>
          <table:table-cell office:value-type="percentage" office:value="0.9138598034486346" table:style-name="ce95">
            <text:p>91,4%</text:p>
          </table:table-cell>
          <table:table-cell office:value-type="float" office:value="65828" table:style-name="ce94">
            <text:p>65.828</text:p>
          </table:table-cell>
          <table:table-cell office:value-type="percentage" office:value="0.85792855374108878" table:style-name="ce95">
            <text:p>85,8%</text:p>
          </table:table-cell>
          <table:table-cell office:value-type="float" office:value="59490" table:style-name="ce94">
            <text:p>59.490</text:p>
          </table:table-cell>
          <table:table-cell office:value-type="percentage" office:value="0.86465509723554546" table:style-name="ce95">
            <text:p>86,5%</text:p>
          </table:table-cell>
          <table:table-cell office:value-type="float" office:value="56191" table:style-name="ce94">
            <text:p>56.191</text:p>
          </table:table-cell>
          <table:table-cell office:value-type="percentage" office:value="0.97687800977034478" table:style-name="ce95">
            <text:p>97,7%</text:p>
          </table:table-cell>
          <table:table-cell office:value-type="float" office:value="541689" table:style-name="ce94">
            <text:p>541.689</text:p>
          </table:table-cell>
          <table:table-cell office:value-type="float" office:value="580174" table:style-name="ce94">
            <text:p>580.174</text:p>
          </table:table-cell>
          <table:table-cell office:value-type="percentage" office:value="0.9336664517886013" table:style-name="ce95">
            <text:p>93,4%</text:p>
          </table:table-cell>
          <table:table-cell office:value-type="percentage" office:value="0.82366867684223011" table:style-name="ce95">
            <text:p>82,4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País Vasco</text:p>
          </table:table-cell>
          <table:table-cell office:value-type="float" office:value="164042" table:style-name="ce94">
            <text:p>164.042</text:p>
          </table:table-cell>
          <table:table-cell office:value-type="percentage" office:value="1.0283088650125998" table:style-name="ce95">
            <text:p>102,8%</text:p>
          </table:table-cell>
          <table:table-cell office:value-type="float" office:value="214933" table:style-name="ce94">
            <text:p>214.933</text:p>
          </table:table-cell>
          <table:table-cell office:value-type="percentage" office:value="0.99337696310880641" table:style-name="ce95">
            <text:p>99,3%</text:p>
          </table:table-cell>
          <table:table-cell office:value-type="float" office:value="278696" table:style-name="ce94">
            <text:p>278.696</text:p>
          </table:table-cell>
          <table:table-cell office:value-type="percentage" office:value="0.98076104207796233" table:style-name="ce95">
            <text:p>98,1%</text:p>
          </table:table-cell>
          <table:table-cell office:value-type="float" office:value="327498" table:style-name="ce94">
            <text:p>327.498</text:p>
          </table:table-cell>
          <table:table-cell office:value-type="percentage" office:value="0.97045933380152727" table:style-name="ce95">
            <text:p>97,0%</text:p>
          </table:table-cell>
          <table:table-cell office:value-type="float" office:value="325276" table:style-name="ce94">
            <text:p>325.276</text:p>
          </table:table-cell>
          <table:table-cell office:value-type="percentage" office:value="0.93452928197113172" table:style-name="ce95">
            <text:p>93,5%</text:p>
          </table:table-cell>
          <table:table-cell office:value-type="float" office:value="210051" table:style-name="ce94">
            <text:p>210.051</text:p>
          </table:table-cell>
          <table:table-cell office:value-type="percentage" office:value="0.88392282281650425" table:style-name="ce95">
            <text:p>88,4%</text:p>
          </table:table-cell>
          <table:table-cell office:value-type="float" office:value="173871" table:style-name="ce94">
            <text:p>173.871</text:p>
          </table:table-cell>
          <table:table-cell office:value-type="percentage" office:value="0.87278066410661848" table:style-name="ce95">
            <text:p>87,3%</text:p>
          </table:table-cell>
          <table:table-cell office:value-type="float" office:value="167408" table:style-name="ce94">
            <text:p>167.408</text:p>
          </table:table-cell>
          <table:table-cell office:value-type="percentage" office:value="0.96870099585110259" table:style-name="ce95">
            <text:p>96,9%</text:p>
          </table:table-cell>
          <table:table-cell office:value-type="float" office:value="1861775" table:style-name="ce94">
            <text:p>1.861.775</text:p>
          </table:table-cell>
          <table:table-cell office:value-type="float" office:value="1955253" table:style-name="ce94">
            <text:p>1.955.253</text:p>
          </table:table-cell>
          <table:table-cell office:value-type="percentage" office:value="0.95219135324175441" table:style-name="ce95">
            <text:p>95,2%</text:p>
          </table:table-cell>
          <table:table-cell office:value-type="percentage" office:value="0.85171699815362767" table:style-name="ce95">
            <text:p>85,2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Ceuta</text:p>
          </table:table-cell>
          <table:table-cell office:value-type="float" office:value="2398" table:style-name="ce94">
            <text:p>2.398</text:p>
          </table:table-cell>
          <table:table-cell office:value-type="percentage" office:value="0.84525907648924925" table:style-name="ce95">
            <text:p>84,5%</text:p>
          </table:table-cell>
          <table:table-cell office:value-type="float" office:value="3908" table:style-name="ce94">
            <text:p>3.908</text:p>
          </table:table-cell>
          <table:table-cell office:value-type="percentage" office:value="0.88737511353315168" table:style-name="ce95">
            <text:p>88,7%</text:p>
          </table:table-cell>
          <table:table-cell office:value-type="float" office:value="7658" table:style-name="ce94">
            <text:p>7.658</text:p>
          </table:table-cell>
          <table:table-cell office:value-type="percentage" office:value="0.91943810781606439" table:style-name="ce95">
            <text:p>91,9%</text:p>
          </table:table-cell>
          <table:table-cell office:value-type="float" office:value="10625" table:style-name="ce94">
            <text:p>10.625</text:p>
          </table:table-cell>
          <table:table-cell office:value-type="percentage" office:value="0.9193562343168642" table:style-name="ce95">
            <text:p>91,9%</text:p>
          </table:table-cell>
          <table:table-cell office:value-type="float" office:value="11218" table:style-name="ce94">
            <text:p>11.218</text:p>
          </table:table-cell>
          <table:table-cell office:value-type="percentage" office:value="0.90782552399449701" table:style-name="ce95">
            <text:p>90,8%</text:p>
          </table:table-cell>
          <table:table-cell office:value-type="float" office:value="9406" table:style-name="ce94">
            <text:p>9.406</text:p>
          </table:table-cell>
          <table:table-cell office:value-type="percentage" office:value="0.82516010176331256" table:style-name="ce95">
            <text:p>82,5%</text:p>
          </table:table-cell>
          <table:table-cell office:value-type="float" office:value="9268" table:style-name="ce94">
            <text:p>9.268</text:p>
          </table:table-cell>
          <table:table-cell office:value-type="percentage" office:value="0.85301426599171648" table:style-name="ce95">
            <text:p>85,3%</text:p>
          </table:table-cell>
          <table:table-cell office:value-type="float" office:value="9466" table:style-name="ce94">
            <text:p>9.466</text:p>
          </table:table-cell>
          <table:table-cell office:value-type="percentage" office:value="1.0199331968537872" table:style-name="ce95">
            <text:p>102,0%</text:p>
          </table:table-cell>
          <table:table-cell office:value-type="float" office:value="63947" table:style-name="ce94">
            <text:p>63.947</text:p>
          </table:table-cell>
          <table:table-cell office:value-type="float" office:value="71029" table:style-name="ce94">
            <text:p>71.029</text:p>
          </table:table-cell>
          <table:table-cell office:value-type="percentage" office:value="0.90029424601219221" table:style-name="ce95">
            <text:p>90,0%</text:p>
          </table:table-cell>
          <table:table-cell office:value-type="percentage" office:value="0.76567644910617005" table:style-name="ce95">
            <text:p>76,6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Melilla</text:p>
          </table:table-cell>
          <table:table-cell office:value-type="float" office:value="2057" table:style-name="ce94">
            <text:p>2.057</text:p>
          </table:table-cell>
          <table:table-cell office:value-type="percentage" office:value="0.81919553962564717" table:style-name="ce95">
            <text:p>81,9%</text:p>
          </table:table-cell>
          <table:table-cell office:value-type="float" office:value="3372" table:style-name="ce94">
            <text:p>3.372</text:p>
          </table:table-cell>
          <table:table-cell office:value-type="percentage" office:value="0.88666841966868259" table:style-name="ce95">
            <text:p>88,7%</text:p>
          </table:table-cell>
          <table:table-cell office:value-type="float" office:value="7415" table:style-name="ce94">
            <text:p>7.415</text:p>
          </table:table-cell>
          <table:table-cell office:value-type="percentage" office:value="0.92629606495940042" table:style-name="ce95">
            <text:p>92,6%</text:p>
          </table:table-cell>
          <table:table-cell office:value-type="float" office:value="10071" table:style-name="ce94">
            <text:p>10.071</text:p>
          </table:table-cell>
          <table:table-cell office:value-type="percentage" office:value="0.93241366540135173" table:style-name="ce95">
            <text:p>93,2%</text:p>
          </table:table-cell>
          <table:table-cell office:value-type="float" office:value="10596" table:style-name="ce94">
            <text:p>10.596</text:p>
          </table:table-cell>
          <table:table-cell office:value-type="percentage" office:value="0.97006316945893989" table:style-name="ce95">
            <text:p>97,0%</text:p>
          </table:table-cell>
          <table:table-cell office:value-type="float" office:value="9176" table:style-name="ce94">
            <text:p>9.176</text:p>
          </table:table-cell>
          <table:table-cell office:value-type="percentage" office:value="0.83783783783783783" table:style-name="ce95">
            <text:p>83,8%</text:p>
          </table:table-cell>
          <table:table-cell office:value-type="float" office:value="9768" table:style-name="ce94">
            <text:p>9.768</text:p>
          </table:table-cell>
          <table:table-cell office:value-type="percentage" office:value="0.83551449833205027" table:style-name="ce95">
            <text:p>83,6%</text:p>
          </table:table-cell>
          <table:table-cell office:value-type="float" office:value="9044" table:style-name="ce94">
            <text:p>9.044</text:p>
          </table:table-cell>
          <table:table-cell office:value-type="percentage" office:value="0.94405010438413361" table:style-name="ce95">
            <text:p>94,4%</text:p>
          </table:table-cell>
          <table:table-cell office:value-type="float" office:value="61499" table:style-name="ce94">
            <text:p>61.499</text:p>
          </table:table-cell>
          <table:table-cell office:value-type="float" office:value="68266" table:style-name="ce94">
            <text:p>68.266</text:p>
          </table:table-cell>
          <table:table-cell office:value-type="percentage" office:value="0.90087305540093165" table:style-name="ce95">
            <text:p>90,1%</text:p>
          </table:table-cell>
          <table:table-cell office:value-type="percentage" office:value="0.73193925400490345" table:style-name="ce95">
            <text:p>73,2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Fuerzas Armadas</text:p>
          </table:table-cell>
          <table:table-cell office:value-type="float" office:value="23" table:style-name="ce94">
            <text:p>23</text:p>
          </table:table-cell>
          <table:table-cell office:value-type="string" table:style-name="ce95">
            <text:p>-</text:p>
          </table:table-cell>
          <table:table-cell office:value-type="float" office:value="19" table:style-name="ce94">
            <text:p>19</text:p>
          </table:table-cell>
          <table:table-cell office:value-type="string" table:style-name="ce95">
            <text:p>-</text:p>
          </table:table-cell>
          <table:table-cell office:value-type="float" office:value="3703" table:style-name="ce94">
            <text:p>3.703</text:p>
          </table:table-cell>
          <table:table-cell office:value-type="string" table:style-name="ce95">
            <text:p>-</text:p>
          </table:table-cell>
          <table:table-cell office:value-type="float" office:value="9845" table:style-name="ce94">
            <text:p>9.845</text:p>
          </table:table-cell>
          <table:table-cell office:value-type="string" table:style-name="ce95">
            <text:p>-</text:p>
          </table:table-cell>
          <table:table-cell office:value-type="float" office:value="22738" table:style-name="ce94">
            <text:p>22.738</text:p>
          </table:table-cell>
          <table:table-cell office:value-type="string" table:style-name="ce95">
            <text:p>-</text:p>
          </table:table-cell>
          <table:table-cell office:value-type="float" office:value="32579" table:style-name="ce94">
            <text:p>32.579</text:p>
          </table:table-cell>
          <table:table-cell office:value-type="string" table:style-name="ce95">
            <text:p>-</text:p>
          </table:table-cell>
          <table:table-cell office:value-type="float" office:value="24588" table:style-name="ce94">
            <text:p>24.588</text:p>
          </table:table-cell>
          <table:table-cell office:value-type="string" table:style-name="ce95">
            <text:p>-</text:p>
          </table:table-cell>
          <table:table-cell office:value-type="float" office:value="1338" table:style-name="ce94">
            <text:p>1.338</text:p>
          </table:table-cell>
          <table:table-cell office:value-type="string" table:style-name="ce95">
            <text:p>-</text:p>
          </table:table-cell>
          <table:table-cell office:value-type="float" office:value="94833" table:style-name="ce94">
            <text:p>94.833</text:p>
          </table:table-cell>
          <table:table-cell office:value-type="string" table:style-name="ce94">
            <text:p>-</text:p>
          </table:table-cell>
          <table:table-cell office:value-type="string" table:style-name="ce95">
            <text:p>-</text:p>
          </table:table-cell>
          <table:table-cell office:value-type="string" table:style-name="ce95">
            <text:p>-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96">
            <text:p>Sanidad Exterior</text:p>
          </table:table-cell>
          <table:table-cell office:value-type="float" office:value="31" table:style-name="ce97">
            <text:p>31</text:p>
          </table:table-cell>
          <table:table-cell office:value-type="string" table:style-name="ce98">
            <text:p>-</text:p>
          </table:table-cell>
          <table:table-cell office:value-type="float" office:value="49" table:style-name="ce97">
            <text:p>49</text:p>
          </table:table-cell>
          <table:table-cell office:value-type="string" table:style-name="ce98">
            <text:p>-</text:p>
          </table:table-cell>
          <table:table-cell office:value-type="float" office:value="312" table:style-name="ce97">
            <text:p>312</text:p>
          </table:table-cell>
          <table:table-cell office:value-type="string" table:style-name="ce98">
            <text:p>-</text:p>
          </table:table-cell>
          <table:table-cell office:value-type="float" office:value="922" table:style-name="ce97">
            <text:p>922</text:p>
          </table:table-cell>
          <table:table-cell office:value-type="string" table:style-name="ce98">
            <text:p>-</text:p>
          </table:table-cell>
          <table:table-cell office:value-type="float" office:value="1983" table:style-name="ce97">
            <text:p>1.983</text:p>
          </table:table-cell>
          <table:table-cell office:value-type="string" table:style-name="ce98">
            <text:p>-</text:p>
          </table:table-cell>
          <table:table-cell office:value-type="float" office:value="2449" table:style-name="ce97">
            <text:p>2.449</text:p>
          </table:table-cell>
          <table:table-cell office:value-type="string" table:style-name="ce98">
            <text:p>-</text:p>
          </table:table-cell>
          <table:table-cell office:value-type="float" office:value="2140" table:style-name="ce97">
            <text:p>2.140</text:p>
          </table:table-cell>
          <table:table-cell office:value-type="string" table:style-name="ce98">
            <text:p>-</text:p>
          </table:table-cell>
          <table:table-cell office:value-type="float" office:value="257" table:style-name="ce97">
            <text:p>257</text:p>
          </table:table-cell>
          <table:table-cell office:value-type="string" table:style-name="ce98">
            <text:p>-</text:p>
          </table:table-cell>
          <table:table-cell office:value-type="float" office:value="8143" table:style-name="ce97">
            <text:p>8.143</text:p>
          </table:table-cell>
          <table:table-cell office:value-type="string" table:style-name="ce97">
            <text:p>-</text:p>
          </table:table-cell>
          <table:table-cell office:value-type="string" table:style-name="ce98">
            <text:p>-</text:p>
          </table:table-cell>
          <table:table-cell office:value-type="string" table:style-name="ce98">
            <text:p>-</text:p>
          </table:table-cell>
          <table:table-cell table:number-columns-repeated="20" table:style-name="ce61"/>
          <table:table-cell table:number-columns-repeated="16343" table:style-name="ce87"/>
        </table:table-row>
        <table:table-row table:style-name="ro5">
          <table:table-cell office:value-type="string" table:style-name="ce88">
            <text:p>Total España</text:p>
          </table:table-cell>
          <table:table-cell office:value-type="float" office:value="2928045" table:style-name="ce99">
            <text:p>2.928.045</text:p>
          </table:table-cell>
          <table:table-cell office:value-type="percentage" office:value="1" table:style-name="ce100">
            <text:p>100,0%</text:p>
          </table:table-cell>
          <table:table-cell office:value-type="float" office:value="3955615" table:style-name="ce99">
            <text:p>3.955.615</text:p>
          </table:table-cell>
          <table:table-cell office:value-type="percentage" office:value="0.98968832541997664" table:style-name="ce100">
            <text:p>99,0%</text:p>
          </table:table-cell>
          <table:table-cell office:value-type="float" office:value="5322636" table:style-name="ce99">
            <text:p>5.322.636</text:p>
          </table:table-cell>
          <table:table-cell office:value-type="percentage" office:value="0.96640605992381523" table:style-name="ce100">
            <text:p>96,6%</text:p>
          </table:table-cell>
          <table:table-cell office:value-type="float" office:value="6777002" table:style-name="ce99">
            <text:p>6.777.002</text:p>
          </table:table-cell>
          <table:table-cell office:value-type="percentage" office:value="0.95052929191830138" table:style-name="ce100">
            <text:p>95,1%</text:p>
          </table:table-cell>
          <table:table-cell office:value-type="float" office:value="7105506" table:style-name="ce99">
            <text:p>7.105.506</text:p>
          </table:table-cell>
          <table:table-cell office:value-type="percentage" office:value="0.90900352164208209" table:style-name="ce100">
            <text:p>90,9%</text:p>
          </table:table-cell>
          <table:table-cell office:value-type="float" office:value="5070553" table:style-name="ce99">
            <text:p>5.070.553</text:p>
          </table:table-cell>
          <table:table-cell office:value-type="percentage" office:value="0.85333825870663516" table:style-name="ce100">
            <text:p>85,3%</text:p>
          </table:table-cell>
          <table:table-cell office:value-type="float" office:value="4179928" table:style-name="ce99">
            <text:p>4.179.928</text:p>
          </table:table-cell>
          <table:table-cell office:value-type="percentage" office:value="0.84878442027330114" table:style-name="ce100">
            <text:p>84,9%</text:p>
          </table:table-cell>
          <table:table-cell office:value-type="float" office:value="3831877" table:style-name="ce99">
            <text:p>3.831.877</text:p>
          </table:table-cell>
          <table:table-cell office:value-type="percentage" office:value="0.96182569010447394" table:style-name="ce100">
            <text:p>96,2%</text:p>
          </table:table-cell>
          <table:table-cell office:value-type="float" office:value="39171162" table:style-name="ce99">
            <text:p>39.171.162</text:p>
          </table:table-cell>
          <table:table-cell office:value-type="float" office:value="42185033" table:style-name="ce99">
            <text:p>42.185.033</text:p>
          </table:table-cell>
          <table:table-cell office:value-type="percentage" office:value="0.92855591697652573" table:style-name="ce100">
            <text:p>92,9%</text:p>
          </table:table-cell>
          <table:table-cell office:value-type="percentage" office:value="0.82641854057718089" table:style-name="ce100">
            <text:p>82,6%</text:p>
          </table:table-cell>
          <table:table-cell table:number-columns-repeated="16363" table:style-name="ce61"/>
        </table:table-row>
        <table:table-row table:style-name="ro5">
          <table:table-cell table:number-columns-repeated="16384"/>
        </table:table-row>
        <table:table-row table:style-name="ro11">
          <table:table-cell table:number-columns-spanned="7" table:number-rows-spanned="1" table:style-name="ce26"/>
          <table:covered-table-cell table:number-columns-repeated="6"/>
          <table:table-cell table:style-name="ce61"/>
          <table:table-cell table:style-name="ce91"/>
          <table:table-cell table:style-name="ce61"/>
          <table:table-cell table:style-name="ce91"/>
          <table:table-cell table:style-name="ce87"/>
          <table:table-cell table:style-name="ce91"/>
          <table:table-cell table:style-name="ce61"/>
          <table:table-cell table:style-name="ce91"/>
          <table:table-cell table:number-columns-repeated="2" table:style-name="ce61"/>
          <table:table-cell table:style-name="ce91"/>
          <table:table-cell table:number-columns-repeated="16366" table:style-name="ce61"/>
        </table:table-row>
        <table:table-row table:number-rows-repeated="1048551" table:style-name="ro5">
          <table:table-cell table:number-columns-repeated="16384"/>
        </table:table-row>
      </table:table>
      <table:table table:name="Vacunas_Adaptadas" table:style-name="ta2">
        <table:table-column table:style-name="co4" table:number-columns-repeated="16384" table:default-cell-style-name="ce1"/>
        <table:table-row table:style-name="ro12">
          <table:table-cell table:number-columns-spanned="1" table:number-rows-spanned="2" table:style-name="ce47"/>
          <table:table-cell office:value-type="string" table:number-columns-spanned="2" table:number-rows-spanned="1" table:style-name="ce48">
            <text:p><text:s/>Mayores de 80 años</text:p>
          </table:table-cell>
          <table:covered-table-cell/>
          <table:table-cell office:value-type="string" table:number-columns-spanned="2" table:number-rows-spanned="1" table:style-name="ce48">
            <text:p>70-79 años</text:p>
          </table:table-cell>
          <table:covered-table-cell/>
          <table:table-cell office:value-type="string" table:number-columns-spanned="2" table:number-rows-spanned="1" table:style-name="ce48">
            <text:p>60-69 años</text:p>
          </table:table-cell>
          <table:covered-table-cell/>
          <table:table-cell table:number-columns-repeated="16377"/>
        </table:table-row>
        <table:table-row table:style-name="ro13">
          <table:covered-table-cell/>
          <table:table-cell office:value-type="string" table:style-name="ce101">
            <text:p>Nº Personas &gt; 80 años con <text:s/>dosis de recuerdo adaptadas</text:p>
          </table:table-cell>
          <table:table-cell office:value-type="string" table:style-name="ce101">
            <text:p>% Dosis de recuerdo adaptadas en &gt; 80 años (1)</text:p>
          </table:table-cell>
          <table:table-cell office:value-type="string" table:style-name="ce101">
            <text:p>Nº Personas 70-79 años con <text:s/>dosis de recuerdo adaptadas</text:p>
          </table:table-cell>
          <table:table-cell office:value-type="string" table:style-name="ce101">
            <text:p>% Dosis de recuerdo adaptadas en 70-79 años (1)</text:p>
          </table:table-cell>
          <table:table-cell office:value-type="string" table:style-name="ce101">
            <text:p>Nº Personas 60-69 años con <text:s/>dosis de recuerdo adaptadas</text:p>
          </table:table-cell>
          <table:table-cell office:value-type="string" table:style-name="ce101">
            <text:p>% Dosis de recuerdo adaptadas en 60-69 años (1)</text:p>
          </table:table-cell>
          <table:table-cell table:number-columns-repeated="16377"/>
        </table:table-row>
        <table:table-row table:style-name="ro5">
          <table:table-cell office:value-type="string" table:style-name="ce29">
            <text:p>Andalucía</text:p>
          </table:table-cell>
          <table:table-cell office:value-type="float" office:value="265250" table:style-name="ce102">
            <text:p>265.250</text:p>
          </table:table-cell>
          <table:table-cell office:value-type="percentage" office:value="0.62737260374413129" table:style-name="ce103">
            <text:p>62,74%</text:p>
          </table:table-cell>
          <table:table-cell office:value-type="float" office:value="300576" table:style-name="ce102">
            <text:p>300.576</text:p>
          </table:table-cell>
          <table:table-cell office:value-type="percentage" office:value="0.45936945514677002" table:style-name="ce103">
            <text:p>45,94%</text:p>
          </table:table-cell>
          <table:table-cell office:value-type="float" office:value="232133" table:style-name="ce102">
            <text:p>232.133</text:p>
          </table:table-cell>
          <table:table-cell office:value-type="percentage" office:value="0.24225211301265145" table:style-name="ce103">
            <text:p>24,23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Aragón</text:p>
          </table:table-cell>
          <table:table-cell office:value-type="float" office:value="70211" table:style-name="ce104">
            <text:p>70.211</text:p>
          </table:table-cell>
          <table:table-cell office:value-type="percentage" office:value="0.71824905629494751" table:style-name="ce105">
            <text:p>71,82%</text:p>
          </table:table-cell>
          <table:table-cell office:value-type="float" office:value="71514" table:style-name="ce104">
            <text:p>71.514</text:p>
          </table:table-cell>
          <table:table-cell office:value-type="percentage" office:value="0.5978181818181818" table:style-name="ce105">
            <text:p>59,78%</text:p>
          </table:table-cell>
          <table:table-cell office:value-type="float" office:value="59417" table:style-name="ce104">
            <text:p>59.417</text:p>
          </table:table-cell>
          <table:table-cell office:value-type="percentage" office:value="0.36834046246357943" table:style-name="ce105">
            <text:p>36,83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Asturias<text:s/></text:p>
          </table:table-cell>
          <table:table-cell office:value-type="float" office:value="68936" table:style-name="ce104">
            <text:p>68.936</text:p>
          </table:table-cell>
          <table:table-cell office:value-type="percentage" office:value="0.80564710282121399" table:style-name="ce105">
            <text:p>80,56%</text:p>
          </table:table-cell>
          <table:table-cell office:value-type="float" office:value="83944" table:style-name="ce104">
            <text:p>83.944</text:p>
          </table:table-cell>
          <table:table-cell office:value-type="percentage" office:value="0.75084750310825676" table:style-name="ce105">
            <text:p>75,08%</text:p>
          </table:table-cell>
          <table:table-cell office:value-type="float" office:value="91103" table:style-name="ce104">
            <text:p>91.103</text:p>
          </table:table-cell>
          <table:table-cell office:value-type="percentage" office:value="0.59940127639976315" table:style-name="ce105">
            <text:p>59,94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Baleares</text:p>
          </table:table-cell>
          <table:table-cell office:value-type="float" office:value="34751" table:style-name="ce104">
            <text:p>34.751</text:p>
          </table:table-cell>
          <table:table-cell office:value-type="percentage" office:value="0.64794063356515574" table:style-name="ce105">
            <text:p>64,79%</text:p>
          </table:table-cell>
          <table:table-cell office:value-type="float" office:value="41856" table:style-name="ce104">
            <text:p>41.856</text:p>
          </table:table-cell>
          <table:table-cell office:value-type="percentage" office:value="0.4798129169819107" table:style-name="ce105">
            <text:p>47,98%</text:p>
          </table:table-cell>
          <table:table-cell office:value-type="float" office:value="34568" table:style-name="ce104">
            <text:p>34.568</text:p>
          </table:table-cell>
          <table:table-cell office:value-type="percentage" office:value="0.2713492892074133" table:style-name="ce105">
            <text:p>27,13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anarias</text:p>
          </table:table-cell>
          <table:table-cell office:value-type="float" office:value="45351" table:style-name="ce104">
            <text:p>45.351</text:p>
          </table:table-cell>
          <table:table-cell office:value-type="percentage" office:value="0.45187421534046751" table:style-name="ce105">
            <text:p>45,19%</text:p>
          </table:table-cell>
          <table:table-cell office:value-type="float" office:value="51617" table:style-name="ce104">
            <text:p>51.617</text:p>
          </table:table-cell>
          <table:table-cell office:value-type="percentage" office:value="0.30826057355804259" table:style-name="ce105">
            <text:p>30,83%</text:p>
          </table:table-cell>
          <table:table-cell office:value-type="float" office:value="48662" table:style-name="ce104">
            <text:p>48.662</text:p>
          </table:table-cell>
          <table:table-cell office:value-type="percentage" office:value="0.19344477350877542" table:style-name="ce105">
            <text:p>19,34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antabria</text:p>
          </table:table-cell>
          <table:table-cell office:value-type="float" office:value="29486" table:style-name="ce104">
            <text:p>29.486</text:p>
          </table:table-cell>
          <table:table-cell office:value-type="percentage" office:value="0.71460423634336678" table:style-name="ce105">
            <text:p>71,46%</text:p>
          </table:table-cell>
          <table:table-cell office:value-type="float" office:value="28094" table:style-name="ce104">
            <text:p>28.094</text:p>
          </table:table-cell>
          <table:table-cell office:value-type="percentage" office:value="0.51198221347475081" table:style-name="ce105">
            <text:p>51,20%</text:p>
          </table:table-cell>
          <table:table-cell office:value-type="float" office:value="20776" table:style-name="ce104">
            <text:p>20.776</text:p>
          </table:table-cell>
          <table:table-cell office:value-type="percentage" office:value="0.26213457486404984" table:style-name="ce105">
            <text:p>26,21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astilla y León<text:s/></text:p>
          </table:table-cell>
          <table:table-cell office:value-type="float" office:value="175815" table:style-name="ce104">
            <text:p>175.815</text:p>
          </table:table-cell>
          <table:table-cell office:value-type="percentage" office:value="0.80485527116913791" table:style-name="ce105">
            <text:p>80,49%</text:p>
          </table:table-cell>
          <table:table-cell office:value-type="float" office:value="164257" table:style-name="ce104">
            <text:p>164.257</text:p>
          </table:table-cell>
          <table:table-cell office:value-type="percentage" office:value="0.66722588035535124" table:style-name="ce105">
            <text:p>66,72%</text:p>
          </table:table-cell>
          <table:table-cell office:value-type="float" office:value="144860" table:style-name="ce104">
            <text:p>144.860</text:p>
          </table:table-cell>
          <table:table-cell office:value-type="percentage" office:value="0.44266798678657754" table:style-name="ce105">
            <text:p>44,27%</text:p>
          </table:table-cell>
          <table:table-cell table:number-columns-repeated="16377"/>
        </table:table-row>
        <table:table-row table:style-name="ro7">
          <table:table-cell office:value-type="string" table:style-name="ce32">
            <text:p>Castilla - La Mancha</text:p>
          </table:table-cell>
          <table:table-cell office:value-type="float" office:value="97294" table:style-name="ce104">
            <text:p>97.294</text:p>
          </table:table-cell>
          <table:table-cell office:value-type="percentage" office:value="0.72240330855874246" table:style-name="ce105">
            <text:p>72,24%</text:p>
          </table:table-cell>
          <table:table-cell office:value-type="float" office:value="95058" table:style-name="ce104">
            <text:p>95.058</text:p>
          </table:table-cell>
          <table:table-cell office:value-type="percentage" office:value="0.60652348684966118" table:style-name="ce105">
            <text:p>60,65%</text:p>
          </table:table-cell>
          <table:table-cell office:value-type="float" office:value="84989" table:style-name="ce104">
            <text:p>84.989</text:p>
          </table:table-cell>
          <table:table-cell office:value-type="percentage" office:value="0.37271300015787534" table:style-name="ce105">
            <text:p>37,27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ataluña</text:p>
          </table:table-cell>
          <table:table-cell office:value-type="float" office:value="314206" table:style-name="ce104">
            <text:p>314.206</text:p>
          </table:table-cell>
          <table:table-cell office:value-type="percentage" office:value="0.69174392313907485" table:style-name="ce105">
            <text:p>69,17%</text:p>
          </table:table-cell>
          <table:table-cell office:value-type="float" office:value="329478" table:style-name="ce104">
            <text:p>329.478</text:p>
          </table:table-cell>
          <table:table-cell office:value-type="percentage" office:value="0.51826229755747666" table:style-name="ce105">
            <text:p>51,83%</text:p>
          </table:table-cell>
          <table:table-cell office:value-type="float" office:value="273199" table:style-name="ce104">
            <text:p>273.199</text:p>
          </table:table-cell>
          <table:table-cell office:value-type="percentage" office:value="0.32047404995284368" table:style-name="ce105">
            <text:p>32,05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. Valenciana</text:p>
          </table:table-cell>
          <table:table-cell office:value-type="float" office:value="183974" table:style-name="ce104">
            <text:p>183.974</text:p>
          </table:table-cell>
          <table:table-cell office:value-type="percentage" office:value="0.62869581858195389" table:style-name="ce105">
            <text:p>62,87%</text:p>
          </table:table-cell>
          <table:table-cell office:value-type="float" office:value="233759" table:style-name="ce104">
            <text:p>233.759</text:p>
          </table:table-cell>
          <table:table-cell office:value-type="percentage" office:value="0.53154105726551704" table:style-name="ce105">
            <text:p>53,15%</text:p>
          </table:table-cell>
          <table:table-cell office:value-type="float" office:value="165277" table:style-name="ce104">
            <text:p>165.277</text:p>
          </table:table-cell>
          <table:table-cell office:value-type="percentage" office:value="0.27678098938272433" table:style-name="ce105">
            <text:p>27,68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Extremadura</text:p>
          </table:table-cell>
          <table:table-cell office:value-type="float" office:value="51021" table:style-name="ce104">
            <text:p>51.021</text:p>
          </table:table-cell>
          <table:table-cell office:value-type="percentage" office:value="0.6806430096051227" table:style-name="ce105">
            <text:p>68,06%</text:p>
          </table:table-cell>
          <table:table-cell office:value-type="float" office:value="52422" table:style-name="ce104">
            <text:p>52.422</text:p>
          </table:table-cell>
          <table:table-cell office:value-type="percentage" office:value="0.5779777064796745" table:style-name="ce105">
            <text:p>57,80%</text:p>
          </table:table-cell>
          <table:table-cell office:value-type="float" office:value="53415" table:style-name="ce104">
            <text:p>53.415</text:p>
          </table:table-cell>
          <table:table-cell office:value-type="percentage" office:value="0.40873091785591309" table:style-name="ce105">
            <text:p>40,87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Galicia</text:p>
          </table:table-cell>
          <table:table-cell office:value-type="float" office:value="201473" table:style-name="ce104">
            <text:p>201.473</text:p>
          </table:table-cell>
          <table:table-cell office:value-type="percentage" office:value="0.85286435734514099" table:style-name="ce105">
            <text:p>85,29%</text:p>
          </table:table-cell>
          <table:table-cell office:value-type="float" office:value="230625" table:style-name="ce104">
            <text:p>230.625</text:p>
          </table:table-cell>
          <table:table-cell office:value-type="percentage" office:value="0.78984139813486121" table:style-name="ce105">
            <text:p>78,98%</text:p>
          </table:table-cell>
          <table:table-cell office:value-type="float" office:value="245808" table:style-name="ce104">
            <text:p>245.808</text:p>
          </table:table-cell>
          <table:table-cell office:value-type="percentage" office:value="0.69522521961953354" table:style-name="ce105">
            <text:p>69,52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La Rioja</text:p>
          </table:table-cell>
          <table:table-cell office:value-type="float" office:value="16618" table:style-name="ce104">
            <text:p>16.618</text:p>
          </table:table-cell>
          <table:table-cell office:value-type="percentage" office:value="0.74805311726311052" table:style-name="ce105">
            <text:p>74,81%</text:p>
          </table:table-cell>
          <table:table-cell office:value-type="float" office:value="18401" table:style-name="ce104">
            <text:p>18.401</text:p>
          </table:table-cell>
          <table:table-cell office:value-type="percentage" office:value="0.65161655866000923" table:style-name="ce105">
            <text:p>65,16%</text:p>
          </table:table-cell>
          <table:table-cell office:value-type="float" office:value="16415" table:style-name="ce104">
            <text:p>16.415</text:p>
          </table:table-cell>
          <table:table-cell office:value-type="percentage" office:value="0.4251048842388771" table:style-name="ce105">
            <text:p>42,51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Madrid</text:p>
          </table:table-cell>
          <table:table-cell office:value-type="float" office:value="234281" table:style-name="ce104">
            <text:p>234.281</text:p>
          </table:table-cell>
          <table:table-cell office:value-type="percentage" office:value="0.63239370848145715" table:style-name="ce105">
            <text:p>63,24%</text:p>
          </table:table-cell>
          <table:table-cell office:value-type="float" office:value="258139" table:style-name="ce104">
            <text:p>258.139</text:p>
          </table:table-cell>
          <table:table-cell office:value-type="percentage" office:value="0.48978085570628971" table:style-name="ce105">
            <text:p>48,98%</text:p>
          </table:table-cell>
          <table:table-cell office:value-type="float" office:value="199272" table:style-name="ce104">
            <text:p>199.272</text:p>
          </table:table-cell>
          <table:table-cell office:value-type="percentage" office:value="0.27659072423375131" table:style-name="ce105">
            <text:p>27,66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Murcia<text:s/></text:p>
          </table:table-cell>
          <table:table-cell office:value-type="float" office:value="43064" table:style-name="ce104">
            <text:p>43.064</text:p>
          </table:table-cell>
          <table:table-cell office:value-type="percentage" office:value="0.59851843615794087" table:style-name="ce105">
            <text:p>59,85%</text:p>
          </table:table-cell>
          <table:table-cell office:value-type="float" office:value="55481" table:style-name="ce104">
            <text:p>55.481</text:p>
          </table:table-cell>
          <table:table-cell office:value-type="percentage" office:value="0.53387155751428961" table:style-name="ce105">
            <text:p>53,39%</text:p>
          </table:table-cell>
          <table:table-cell office:value-type="float" office:value="53097" table:style-name="ce104">
            <text:p>53.097</text:p>
          </table:table-cell>
          <table:table-cell office:value-type="percentage" office:value="0.34581642688272191" table:style-name="ce105">
            <text:p>34,58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Navarra</text:p>
          </table:table-cell>
          <table:table-cell office:value-type="float" office:value="34660" table:style-name="ce104">
            <text:p>34.660</text:p>
          </table:table-cell>
          <table:table-cell office:value-type="percentage" office:value="0.83738010678649943" table:style-name="ce105">
            <text:p>83,74%</text:p>
          </table:table-cell>
          <table:table-cell office:value-type="float" office:value="37933" table:style-name="ce104">
            <text:p>37.933</text:p>
          </table:table-cell>
          <table:table-cell office:value-type="percentage" office:value="0.66972104519774012" table:style-name="ce105">
            <text:p>66,97%</text:p>
          </table:table-cell>
          <table:table-cell office:value-type="float" office:value="37273" table:style-name="ce104">
            <text:p>37.273</text:p>
          </table:table-cell>
          <table:table-cell office:value-type="percentage" office:value="0.49257301440465179" table:style-name="ce105">
            <text:p>49,26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País Vasco</text:p>
          </table:table-cell>
          <table:table-cell office:value-type="float" office:value="117468" table:style-name="ce104">
            <text:p>117.468</text:p>
          </table:table-cell>
          <table:table-cell office:value-type="percentage" office:value="0.73635645600090271" table:style-name="ce105">
            <text:p>73,64%</text:p>
          </table:table-cell>
          <table:table-cell office:value-type="float" office:value="128751" table:style-name="ce104">
            <text:p>128.751</text:p>
          </table:table-cell>
          <table:table-cell office:value-type="percentage" office:value="0.59506114639083774" table:style-name="ce105">
            <text:p>59,51%</text:p>
          </table:table-cell>
          <table:table-cell office:value-type="float" office:value="95585" table:style-name="ce104">
            <text:p>95.585</text:p>
          </table:table-cell>
          <table:table-cell office:value-type="percentage" office:value="0.33637384177391144" table:style-name="ce105">
            <text:p>33,64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euta</text:p>
          </table:table-cell>
          <table:table-cell office:value-type="float" office:value="810" table:style-name="ce106">
            <text:p>810</text:p>
          </table:table-cell>
          <table:table-cell office:value-type="percentage" office:value="0.28551286570320761" table:style-name="ce105">
            <text:p>28,55%</text:p>
          </table:table-cell>
          <table:table-cell office:value-type="float" office:value="880" table:style-name="ce106">
            <text:p>880</text:p>
          </table:table-cell>
          <table:table-cell office:value-type="percentage" office:value="0.19981834695731154" table:style-name="ce105">
            <text:p>19,98%</text:p>
          </table:table-cell>
          <table:table-cell office:value-type="float" office:value="1001" table:style-name="ce106">
            <text:p>1001</text:p>
          </table:table-cell>
          <table:table-cell office:value-type="percentage" office:value="0.12018249489734661" table:style-name="ce105">
            <text:p>12,02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Melilla</text:p>
          </table:table-cell>
          <table:table-cell office:value-type="float" office:value="831" table:style-name="ce106">
            <text:p>831</text:p>
          </table:table-cell>
          <table:table-cell office:value-type="percentage" office:value="0.33094384707287933" table:style-name="ce105">
            <text:p>33,09%</text:p>
          </table:table-cell>
          <table:table-cell office:value-type="float" office:value="947" table:style-name="ce106">
            <text:p>947</text:p>
          </table:table-cell>
          <table:table-cell office:value-type="percentage" office:value="0.24901393636602681" table:style-name="ce105">
            <text:p>24,90%</text:p>
          </table:table-cell>
          <table:table-cell office:value-type="float" office:value="1312" table:style-name="ce104">
            <text:p>1.312</text:p>
          </table:table-cell>
          <table:table-cell office:value-type="percentage" office:value="0.16389756402248595" table:style-name="ce105">
            <text:p>16,39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Fuerzas Armadas</text:p>
          </table:table-cell>
          <table:table-cell office:value-type="float" office:value="0" table:style-name="ce106">
            <text:p>0</text:p>
          </table:table-cell>
          <table:table-cell office:value-type="percentage" office:value="0" table:style-name="ce105">
            <text:p>0,00%</text:p>
          </table:table-cell>
          <table:table-cell office:value-type="float" office:value="0" table:style-name="ce106">
            <text:p>0</text:p>
          </table:table-cell>
          <table:table-cell office:value-type="percentage" office:value="0" table:style-name="ce105">
            <text:p>0,00%</text:p>
          </table:table-cell>
          <table:table-cell office:value-type="float" office:value="0" table:style-name="ce106">
            <text:p>0</text:p>
          </table:table-cell>
          <table:table-cell office:value-type="percentage" office:value="0" table:style-name="ce105">
            <text:p>0,00%</text:p>
          </table:table-cell>
          <table:table-cell table:number-columns-repeated="16377"/>
        </table:table-row>
        <table:table-row table:style-name="ro5">
          <table:table-cell office:value-type="string" table:style-name="ce107">
            <text:p>Sanidad Exterior</text:p>
          </table:table-cell>
          <table:table-cell office:value-type="float" office:value="2" table:style-name="ce108">
            <text:p>2</text:p>
          </table:table-cell>
          <table:table-cell office:value-type="percentage" office:value="0" table:style-name="ce109">
            <text:p>0,00%</text:p>
          </table:table-cell>
          <table:table-cell office:value-type="float" office:value="15" table:style-name="ce108">
            <text:p>15</text:p>
          </table:table-cell>
          <table:table-cell office:value-type="percentage" office:value="0" table:style-name="ce109">
            <text:p>0,00%</text:p>
          </table:table-cell>
          <table:table-cell office:value-type="float" office:value="52" table:style-name="ce108">
            <text:p>52</text:p>
          </table:table-cell>
          <table:table-cell office:value-type="percentage" office:value="0" table:style-name="ce109">
            <text:p>0,00%</text:p>
          </table:table-cell>
          <table:table-cell table:number-columns-repeated="16377"/>
        </table:table-row>
        <table:table-row table:style-name="ro5">
          <table:table-cell office:value-type="string" table:style-name="ce110">
            <text:p>Totales</text:p>
          </table:table-cell>
          <table:table-cell office:value-type="float" office:value="1985502" table:style-name="ce111">
            <text:p>1.985.502</text:p>
          </table:table-cell>
          <table:table-cell office:value-type="percentage" office:value="0.68858913067227112" table:style-name="ce112">
            <text:p>68,86%</text:p>
          </table:table-cell>
          <table:table-cell office:value-type="float" office:value="2183747" table:style-name="ce111">
            <text:p>2.183.747</text:p>
          </table:table-cell>
          <table:table-cell office:value-type="percentage" office:value="0.54636988472611658" table:style-name="ce112">
            <text:p>54,64%</text:p>
          </table:table-cell>
          <table:table-cell office:value-type="float" office:value="1858214" table:style-name="ce111">
            <text:p>1.858.214</text:p>
          </table:table-cell>
          <table:table-cell office:value-type="percentage" office:value="0.33738720255062948" table:style-name="ce112">
            <text:p>33,74%</text:p>
          </table:table-cell>
          <table:table-cell table:number-columns-repeated="16377"/>
        </table:table-row>
        <table:table-row table:number-rows-repeated="1048552" table:style-name="ro5">
          <table:table-cell table:number-columns-repeated="16384"/>
        </table:table-row>
      </table:table>
      <table:table table:name="Dosis_refuerzo" table:style-name="ta3">
        <table:table-column table:style-name="co4" table:number-columns-repeated="16384" table:default-cell-style-name="ce113"/>
        <table:table-row table:style-name="ro14">
          <table:table-cell table:number-columns-spanned="1" table:number-rows-spanned="2" table:style-name="ce124"/>
          <table:table-cell office:value-type="string" table:number-columns-spanned="2" table:number-rows-spanned="1" table:style-name="ce125">
            <text:p><text:s/>Mayores de 70 años</text:p>
          </table:table-cell>
          <table:covered-table-cell/>
          <table:table-cell office:value-type="string" table:number-columns-spanned="2" table:number-rows-spanned="1" table:style-name="ce125">
            <text:p>60-69 años</text:p>
          </table:table-cell>
          <table:covered-table-cell/>
          <table:table-cell office:value-type="string" table:number-columns-spanned="2" table:number-rows-spanned="1" table:style-name="ce125">
            <text:p>50-59 años</text:p>
          </table:table-cell>
          <table:covered-table-cell/>
          <table:table-cell office:value-type="string" table:number-columns-spanned="2" table:number-rows-spanned="1" table:style-name="ce125">
            <text:p>40-49 años</text:p>
          </table:table-cell>
          <table:covered-table-cell/>
          <table:table-cell office:value-type="string" table:number-columns-spanned="2" table:number-rows-spanned="1" table:style-name="ce125">
            <text:p>30-39 años</text:p>
          </table:table-cell>
          <table:covered-table-cell/>
          <table:table-cell office:value-type="string" table:number-columns-spanned="2" table:number-rows-spanned="1" table:style-name="ce125">
            <text:p>20-29 años</text:p>
          </table:table-cell>
          <table:covered-table-cell/>
          <table:table-cell office:value-type="string" table:number-columns-spanned="2" table:number-rows-spanned="1" table:style-name="ce126">
            <text:p>18-19 años</text:p>
          </table:table-cell>
          <table:covered-table-cell/>
          <table:table-cell table:number-columns-repeated="16369"/>
        </table:table-row>
        <table:table-row table:style-name="ro15">
          <table:covered-table-cell/>
          <table:table-cell office:value-type="string" table:style-name="ce114">
            <text:p>Nº Personas &gt; 70 años con <text:s/>dosis de recuerdo</text:p>
          </table:table-cell>
          <table:table-cell office:value-type="string" table:style-name="ce114">
            <text:p>% Dosis de recuerdo en &gt; 70 años</text:p>
          </table:table-cell>
          <table:table-cell office:value-type="string" table:style-name="ce114">
            <text:p>Nº Personas 60-69 años con <text:s/>dosis de recuerdo</text:p>
          </table:table-cell>
          <table:table-cell office:value-type="string" table:style-name="ce114">
            <text:p>% Dosis de recuerdo en 60-69 años</text:p>
          </table:table-cell>
          <table:table-cell office:value-type="string" table:style-name="ce114">
            <text:p>Nº Personas 50-59 años con <text:s/>dosis de recuerdo</text:p>
          </table:table-cell>
          <table:table-cell office:value-type="string" table:style-name="ce114">
            <text:p>% Dosis de recuerdo en 50-59 años</text:p>
          </table:table-cell>
          <table:table-cell office:value-type="string" table:style-name="ce114">
            <text:p>Nº Personas 40-49 años con <text:s/>dosis de recuerdo</text:p>
          </table:table-cell>
          <table:table-cell office:value-type="string" table:style-name="ce114">
            <text:p>% Dosis de recuerdo en 40-49 años</text:p>
          </table:table-cell>
          <table:table-cell office:value-type="string" table:style-name="ce114">
            <text:p>Nº Personas 30-39 años con <text:s/>dosis de recuerdo</text:p>
          </table:table-cell>
          <table:table-cell office:value-type="string" table:style-name="ce114">
            <text:p>% Dosis de recuerdo en 30-39 años</text:p>
          </table:table-cell>
          <table:table-cell office:value-type="string" table:style-name="ce114">
            <text:p>Nº Personas 20-29 años con <text:s/>dosis de recuerdo</text:p>
          </table:table-cell>
          <table:table-cell office:value-type="string" table:style-name="ce114">
            <text:p>% Dosis de recuerdo en 20-29 años</text:p>
          </table:table-cell>
          <table:table-cell office:value-type="string" table:style-name="ce114">
            <text:p>Nº Personas 18-19 años con <text:s/>dosis de recuerdo</text:p>
          </table:table-cell>
          <table:table-cell office:value-type="string" table:style-name="ce114">
            <text:p>% Dosis de recuerdo en 18-19 años</text:p>
          </table:table-cell>
          <table:table-cell table:number-columns-repeated="16369"/>
        </table:table-row>
        <table:table-row table:style-name="ro5">
          <table:table-cell office:value-type="string" table:style-name="ce115">
            <text:p>Andalucía</text:p>
          </table:table-cell>
          <table:table-cell office:value-type="float" office:value="1007351" table:style-name="ce116">
            <text:p>1.007.351</text:p>
          </table:table-cell>
          <table:table-cell office:value-type="percentage" office:value="0.92921344168842068" table:style-name="ce117">
            <text:p>92,9%</text:p>
          </table:table-cell>
          <table:table-cell office:value-type="float" office:value="880653" table:style-name="ce116">
            <text:p>880.653</text:p>
          </table:table-cell>
          <table:table-cell office:value-type="percentage" office:value="0.94184867586569787" table:style-name="ce117">
            <text:p>94,2%</text:p>
          </table:table-cell>
          <table:table-cell office:value-type="float" office:value="899509" table:style-name="ce116">
            <text:p>899.509</text:p>
          </table:table-cell>
          <table:table-cell office:value-type="percentage" office:value="0.73396232881183332" table:style-name="ce117">
            <text:p>73,4%</text:p>
          </table:table-cell>
          <table:table-cell office:value-type="float" office:value="731414" table:style-name="ce116">
            <text:p>731.414</text:p>
          </table:table-cell>
          <table:table-cell office:value-type="percentage" office:value="0.574562468136117" table:style-name="ce117">
            <text:p>57,5%</text:p>
          </table:table-cell>
          <table:table-cell office:value-type="float" office:value="410975" table:style-name="ce116">
            <text:p>410.975</text:p>
          </table:table-cell>
          <table:table-cell office:value-type="percentage" office:value="0.4290231456930137" table:style-name="ce117">
            <text:p>42,9%</text:p>
          </table:table-cell>
          <table:table-cell office:value-type="float" office:value="293446" table:style-name="ce116">
            <text:p>293.446</text:p>
          </table:table-cell>
          <table:table-cell office:value-type="percentage" office:value="0.367039652580257" table:style-name="ce117">
            <text:p>36,7%</text:p>
          </table:table-cell>
          <table:table-cell office:value-type="float" office:value="35807" table:style-name="ce116">
            <text:p>35.807</text:p>
          </table:table-cell>
          <table:table-cell office:value-type="percentage" office:value="0.21187448594978728" table:style-name="ce117">
            <text:p>21,2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Aragón</text:p>
          </table:table-cell>
          <table:table-cell office:value-type="float" office:value="204986" table:style-name="ce119">
            <text:p>204.986</text:p>
          </table:table-cell>
          <table:table-cell office:value-type="percentage" office:value="0.93248357807012761" table:style-name="ce83">
            <text:p>93,2%</text:p>
          </table:table-cell>
          <table:table-cell office:value-type="float" office:value="147795" table:style-name="ce119">
            <text:p>147.795</text:p>
          </table:table-cell>
          <table:table-cell office:value-type="percentage" office:value="0.94993701151789389" table:style-name="ce83">
            <text:p>95,0%</text:p>
          </table:table-cell>
          <table:table-cell office:value-type="float" office:value="146968" table:style-name="ce119">
            <text:p>146.968</text:p>
          </table:table-cell>
          <table:table-cell office:value-type="percentage" office:value="0.77943539619319357" table:style-name="ce83">
            <text:p>77,9%</text:p>
          </table:table-cell>
          <table:table-cell office:value-type="float" office:value="118493" table:style-name="ce119">
            <text:p>118.493</text:p>
          </table:table-cell>
          <table:table-cell office:value-type="percentage" office:value="0.61940930475692635" table:style-name="ce83">
            <text:p>61,9%</text:p>
          </table:table-cell>
          <table:table-cell office:value-type="float" office:value="62353" table:style-name="ce119">
            <text:p>62.353</text:p>
          </table:table-cell>
          <table:table-cell office:value-type="percentage" office:value="0.47851211763080748" table:style-name="ce83">
            <text:p>47,9%</text:p>
          </table:table-cell>
          <table:table-cell office:value-type="float" office:value="47651" table:style-name="ce119">
            <text:p>47.651</text:p>
          </table:table-cell>
          <table:table-cell office:value-type="percentage" office:value="0.43845233713654769" table:style-name="ce83">
            <text:p>43,8%</text:p>
          </table:table-cell>
          <table:table-cell office:value-type="float" office:value="10643" table:style-name="ce116">
            <text:p>10.643</text:p>
          </table:table-cell>
          <table:table-cell office:value-type="percentage" office:value="0.47036726035267601" table:style-name="ce117">
            <text:p>47,0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Asturias<text:s/></text:p>
          </table:table-cell>
          <table:table-cell office:value-type="float" office:value="193540" table:style-name="ce119">
            <text:p>193.540</text:p>
          </table:table-cell>
          <table:table-cell office:value-type="percentage" office:value="0.95181890162636407" table:style-name="ce83">
            <text:p>95,2%</text:p>
          </table:table-cell>
          <table:table-cell office:value-type="float" office:value="144544" table:style-name="ce119">
            <text:p>144.544</text:p>
          </table:table-cell>
          <table:table-cell office:value-type="percentage" office:value="0.96650039450633218" table:style-name="ce83">
            <text:p>96,7%</text:p>
          </table:table-cell>
          <table:table-cell office:value-type="float" office:value="146630" table:style-name="ce119">
            <text:p>146.630</text:p>
          </table:table-cell>
          <table:table-cell office:value-type="percentage" office:value="0.94595727934867457" table:style-name="ce83">
            <text:p>94,6%</text:p>
          </table:table-cell>
          <table:table-cell office:value-type="float" office:value="129601" table:style-name="ce119">
            <text:p>129.601</text:p>
          </table:table-cell>
          <table:table-cell office:value-type="percentage" office:value="0.85029425465329123" table:style-name="ce83">
            <text:p>85,0%</text:p>
          </table:table-cell>
          <table:table-cell office:value-type="float" office:value="64285" table:style-name="ce119">
            <text:p>64.285</text:p>
          </table:table-cell>
          <table:table-cell office:value-type="percentage" office:value="0.69893992932862192" table:style-name="ce83">
            <text:p>69,9%</text:p>
          </table:table-cell>
          <table:table-cell office:value-type="float" office:value="45670" table:style-name="ce119">
            <text:p>45.670</text:p>
          </table:table-cell>
          <table:table-cell office:value-type="percentage" office:value="0.67679312388855961" table:style-name="ce83">
            <text:p>67,7%</text:p>
          </table:table-cell>
          <table:table-cell office:value-type="float" office:value="10339" table:style-name="ce116">
            <text:p>10.339</text:p>
          </table:table-cell>
          <table:table-cell office:value-type="percentage" office:value="0.7180858452562856" table:style-name="ce117">
            <text:p>71,8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Baleares</text:p>
          </table:table-cell>
          <table:table-cell office:value-type="float" office:value="121967" table:style-name="ce119">
            <text:p>121.967</text:p>
          </table:table-cell>
          <table:table-cell office:value-type="percentage" office:value="0.92860025124671663" table:style-name="ce83">
            <text:p>92,9%</text:p>
          </table:table-cell>
          <table:table-cell office:value-type="float" office:value="100981" table:style-name="ce119">
            <text:p>100.981</text:p>
          </table:table-cell>
          <table:table-cell office:value-type="percentage" office:value="0.89983247491579188" table:style-name="ce83">
            <text:p>90,0%</text:p>
          </table:table-cell>
          <table:table-cell office:value-type="float" office:value="113545" table:style-name="ce119">
            <text:p>113.545</text:p>
          </table:table-cell>
          <table:table-cell office:value-type="percentage" office:value="0.74101991803064715" table:style-name="ce83">
            <text:p>74,1%</text:p>
          </table:table-cell>
          <table:table-cell office:value-type="float" office:value="89432" table:style-name="ce119">
            <text:p>89.432</text:p>
          </table:table-cell>
          <table:table-cell office:value-type="percentage" office:value="0.51686432253739278" table:style-name="ce83">
            <text:p>51,7%</text:p>
          </table:table-cell>
          <table:table-cell office:value-type="float" office:value="43565" table:style-name="ce119">
            <text:p>43.565</text:p>
          </table:table-cell>
          <table:table-cell office:value-type="percentage" office:value="0.32559790732436472" table:style-name="ce83">
            <text:p>32,6%</text:p>
          </table:table-cell>
          <table:table-cell office:value-type="float" office:value="30085" table:style-name="ce119">
            <text:p>30.085</text:p>
          </table:table-cell>
          <table:table-cell office:value-type="percentage" office:value="0.29177860322571259" table:style-name="ce83">
            <text:p>29,2%</text:p>
          </table:table-cell>
          <table:table-cell office:value-type="float" office:value="3846" table:style-name="ce116">
            <text:p>3.846</text:p>
          </table:table-cell>
          <table:table-cell office:value-type="percentage" office:value="0.19295605057194462" table:style-name="ce117">
            <text:p>19,3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Canarias</text:p>
          </table:table-cell>
          <table:table-cell office:value-type="float" office:value="227092" table:style-name="ce119">
            <text:p>227.092</text:p>
          </table:table-cell>
          <table:table-cell office:value-type="percentage" office:value="0.92314571663184253" table:style-name="ce83">
            <text:p>92,3%</text:p>
          </table:table-cell>
          <table:table-cell office:value-type="float" office:value="202715" table:style-name="ce119">
            <text:p>202.715</text:p>
          </table:table-cell>
          <table:table-cell office:value-type="percentage" office:value="0.8954950258865938" table:style-name="ce83">
            <text:p>89,5%</text:p>
          </table:table-cell>
          <table:table-cell office:value-type="float" office:value="250237" table:style-name="ce119">
            <text:p>250.237</text:p>
          </table:table-cell>
          <table:table-cell office:value-type="percentage" office:value="0.76955746225051513" table:style-name="ce83">
            <text:p>77,0%</text:p>
          </table:table-cell>
          <table:table-cell office:value-type="float" office:value="197334" table:style-name="ce119">
            <text:p>197.334</text:p>
          </table:table-cell>
          <table:table-cell office:value-type="percentage" office:value="0.6112269203249816" table:style-name="ce83">
            <text:p>61,1%</text:p>
          </table:table-cell>
          <table:table-cell office:value-type="float" office:value="92734" table:style-name="ce119">
            <text:p>92.734</text:p>
          </table:table-cell>
          <table:table-cell office:value-type="percentage" office:value="0.39544741241087572" table:style-name="ce83">
            <text:p>39,5%</text:p>
          </table:table-cell>
          <table:table-cell office:value-type="float" office:value="56502" table:style-name="ce119">
            <text:p>56.502</text:p>
          </table:table-cell>
          <table:table-cell office:value-type="percentage" office:value="0.29309513064317838" table:style-name="ce83">
            <text:p>29,3%</text:p>
          </table:table-cell>
          <table:table-cell office:value-type="float" office:value="6819" table:style-name="ce116">
            <text:p>6.819</text:p>
          </table:table-cell>
          <table:table-cell office:value-type="percentage" office:value="0.16575512287610297" table:style-name="ce117">
            <text:p>16,6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Cantabria</text:p>
          </table:table-cell>
          <table:table-cell office:value-type="float" office:value="92930" table:style-name="ce119">
            <text:p>92.930</text:p>
          </table:table-cell>
          <table:table-cell office:value-type="percentage" office:value="0.94416109564545958" table:style-name="ce83">
            <text:p>94,4%</text:p>
          </table:table-cell>
          <table:table-cell office:value-type="float" office:value="76768" table:style-name="ce119">
            <text:p>76.768</text:p>
          </table:table-cell>
          <table:table-cell office:value-type="percentage" office:value="0.99455873970047159" table:style-name="ce83">
            <text:p>99,5%</text:p>
          </table:table-cell>
          <table:table-cell office:value-type="float" office:value="74106" table:style-name="ce119">
            <text:p>74.106</text:p>
          </table:table-cell>
          <table:table-cell office:value-type="percentage" office:value="0.87036080052616749" table:style-name="ce83">
            <text:p>87,0%</text:p>
          </table:table-cell>
          <table:table-cell office:value-type="float" office:value="64447" table:style-name="ce119">
            <text:p>64.447</text:p>
          </table:table-cell>
          <table:table-cell office:value-type="percentage" office:value="0.7212224982654043" table:style-name="ce83">
            <text:p>72,1%</text:p>
          </table:table-cell>
          <table:table-cell office:value-type="float" office:value="32970" table:style-name="ce119">
            <text:p>32.970</text:p>
          </table:table-cell>
          <table:table-cell office:value-type="percentage" office:value="0.58023300834183944" table:style-name="ce83">
            <text:p>58,0%</text:p>
          </table:table-cell>
          <table:table-cell office:value-type="float" office:value="21739" table:style-name="ce119">
            <text:p>21.739</text:p>
          </table:table-cell>
          <table:table-cell office:value-type="percentage" office:value="0.50066789497927222" table:style-name="ce83">
            <text:p>50,1%</text:p>
          </table:table-cell>
          <table:table-cell office:value-type="float" office:value="3133" table:style-name="ce116">
            <text:p>3.133</text:p>
          </table:table-cell>
          <table:table-cell office:value-type="percentage" office:value="0.3150010054293183" table:style-name="ce117">
            <text:p>31,5%</text:p>
          </table:table-cell>
          <table:table-cell table:number-columns-repeated="16369"/>
        </table:table-row>
        <table:table-row table:style-name="ro16">
          <table:table-cell office:value-type="string" table:style-name="ce118">
            <text:p>Castilla y León<text:s/></text:p>
          </table:table-cell>
          <table:table-cell office:value-type="float" office:value="452461" table:style-name="ce119">
            <text:p>452.461</text:p>
          </table:table-cell>
          <table:table-cell office:value-type="percentage" office:value="0.94440965656009046" table:style-name="ce83">
            <text:p>94,4%</text:p>
          </table:table-cell>
          <table:table-cell office:value-type="float" office:value="307276" table:style-name="ce119">
            <text:p>307.276</text:p>
          </table:table-cell>
          <table:table-cell office:value-type="percentage" office:value="0.9483300310476579" table:style-name="ce83">
            <text:p>94,8%</text:p>
          </table:table-cell>
          <table:table-cell office:value-type="float" office:value="314859" table:style-name="ce119">
            <text:p>314.859</text:p>
          </table:table-cell>
          <table:table-cell office:value-type="percentage" office:value="0.88548006074582375" table:style-name="ce83">
            <text:p>88,5%</text:p>
          </table:table-cell>
          <table:table-cell office:value-type="float" office:value="241895" table:style-name="ce119">
            <text:p>241.895</text:p>
          </table:table-cell>
          <table:table-cell office:value-type="percentage" office:value="0.74626934740959894" table:style-name="ce83">
            <text:p>74,6%</text:p>
          </table:table-cell>
          <table:table-cell office:value-type="float" office:value="132346" table:style-name="ce119">
            <text:p>132.346</text:p>
          </table:table-cell>
          <table:table-cell office:value-type="percentage" office:value="0.61118217797091545" table:style-name="ce83">
            <text:p>61,1%</text:p>
          </table:table-cell>
          <table:table-cell office:value-type="float" office:value="101035" table:style-name="ce119">
            <text:p>101.035</text:p>
          </table:table-cell>
          <table:table-cell office:value-type="percentage" office:value="0.5652687173404648" table:style-name="ce83">
            <text:p>56,5%</text:p>
          </table:table-cell>
          <table:table-cell office:value-type="float" office:value="13514" table:style-name="ce116">
            <text:p>13.514</text:p>
          </table:table-cell>
          <table:table-cell office:value-type="percentage" office:value="0.3603252899613385" table:style-name="ce117">
            <text:p>36,0%</text:p>
          </table:table-cell>
          <table:table-cell table:number-columns-repeated="16369"/>
        </table:table-row>
        <table:table-row table:style-name="ro16">
          <table:table-cell office:value-type="string" table:style-name="ce118">
            <text:p>Castilla - La Mancha</text:p>
          </table:table-cell>
          <table:table-cell office:value-type="float" office:value="277899" table:style-name="ce119">
            <text:p>277.899</text:p>
          </table:table-cell>
          <table:table-cell office:value-type="percentage" office:value="0.93984179216536401" table:style-name="ce83">
            <text:p>94,0%</text:p>
          </table:table-cell>
          <table:table-cell office:value-type="float" office:value="214307" table:style-name="ce119">
            <text:p>214.307</text:p>
          </table:table-cell>
          <table:table-cell office:value-type="percentage" office:value="0.95958071766949948" table:style-name="ce83">
            <text:p>96,0%</text:p>
          </table:table-cell>
          <table:table-cell office:value-type="float" office:value="236610" table:style-name="ce119">
            <text:p>236.610</text:p>
          </table:table-cell>
          <table:table-cell office:value-type="percentage" office:value="0.82479868930177436" table:style-name="ce83">
            <text:p>82,5%</text:p>
          </table:table-cell>
          <table:table-cell office:value-type="float" office:value="194381" table:style-name="ce119">
            <text:p>194.381</text:p>
          </table:table-cell>
          <table:table-cell office:value-type="percentage" office:value="0.6763689633214911" table:style-name="ce83">
            <text:p>67,6%</text:p>
          </table:table-cell>
          <table:table-cell office:value-type="float" office:value="106431" table:style-name="ce119">
            <text:p>106.431</text:p>
          </table:table-cell>
          <table:table-cell office:value-type="percentage" office:value="0.51373503048206559" table:style-name="ce83">
            <text:p>51,4%</text:p>
          </table:table-cell>
          <table:table-cell office:value-type="float" office:value="78994" table:style-name="ce119">
            <text:p>78.994</text:p>
          </table:table-cell>
          <table:table-cell office:value-type="percentage" office:value="0.45159040497587521" table:style-name="ce83">
            <text:p>45,2%</text:p>
          </table:table-cell>
          <table:table-cell office:value-type="float" office:value="12061" table:style-name="ce116">
            <text:p>12.061</text:p>
          </table:table-cell>
          <table:table-cell office:value-type="percentage" office:value="0.32636107803874881" table:style-name="ce117">
            <text:p>32,6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Cataluña</text:p>
          </table:table-cell>
          <table:table-cell office:value-type="float" office:value="991147" table:style-name="ce119">
            <text:p>991.147</text:p>
          </table:table-cell>
          <table:table-cell office:value-type="percentage" office:value="0.92241766014276272" table:style-name="ce83">
            <text:p>92,2%</text:p>
          </table:table-cell>
          <table:table-cell office:value-type="float" office:value="745764" table:style-name="ce119">
            <text:p>745.764</text:p>
          </table:table-cell>
          <table:table-cell office:value-type="percentage" office:value="0.92918862143765801" table:style-name="ce83">
            <text:p>92,9%</text:p>
          </table:table-cell>
          <table:table-cell office:value-type="float" office:value="815888" table:style-name="ce119">
            <text:p>815.888</text:p>
          </table:table-cell>
          <table:table-cell office:value-type="percentage" office:value="0.78420908961587699" table:style-name="ce83">
            <text:p>78,4%</text:p>
          </table:table-cell>
          <table:table-cell office:value-type="float" office:value="711751" table:style-name="ce119">
            <text:p>711.751</text:p>
          </table:table-cell>
          <table:table-cell office:value-type="percentage" office:value="0.61515664325026964" table:style-name="ce83">
            <text:p>61,5%</text:p>
          </table:table-cell>
          <table:table-cell office:value-type="float" office:value="383009" table:style-name="ce119">
            <text:p>383.009</text:p>
          </table:table-cell>
          <table:table-cell office:value-type="percentage" office:value="0.46672670198920829" table:style-name="ce83">
            <text:p>46,7%</text:p>
          </table:table-cell>
          <table:table-cell office:value-type="float" office:value="269664" table:style-name="ce119">
            <text:p>269.664</text:p>
          </table:table-cell>
          <table:table-cell office:value-type="percentage" office:value="0.39319651514599208" table:style-name="ce83">
            <text:p>39,3%</text:p>
          </table:table-cell>
          <table:table-cell office:value-type="float" office:value="39141" table:style-name="ce116">
            <text:p>39.141</text:p>
          </table:table-cell>
          <table:table-cell office:value-type="percentage" office:value="0.27513127095590562" table:style-name="ce117">
            <text:p>27,5%</text:p>
          </table:table-cell>
          <table:table-cell table:number-columns-repeated="16369"/>
        </table:table-row>
        <table:table-row table:style-name="ro16">
          <table:table-cell office:value-type="string" table:style-name="ce118">
            <text:p>C. Valenciana</text:p>
          </table:table-cell>
          <table:table-cell office:value-type="float" office:value="699298" table:style-name="ce119">
            <text:p>699.298</text:p>
          </table:table-cell>
          <table:table-cell office:value-type="percentage" office:value="0.9562016547955845" table:style-name="ce83">
            <text:p>95,6%</text:p>
          </table:table-cell>
          <table:table-cell office:value-type="float" office:value="566776" table:style-name="ce119">
            <text:p>566.776</text:p>
          </table:table-cell>
          <table:table-cell office:value-type="percentage" office:value="0.97759946736856262" table:style-name="ce83">
            <text:p>97,8%</text:p>
          </table:table-cell>
          <table:table-cell office:value-type="float" office:value="621230" table:style-name="ce119">
            <text:p>621.230</text:p>
          </table:table-cell>
          <table:table-cell office:value-type="percentage" office:value="0.84659307713273368" table:style-name="ce83">
            <text:p>84,7%</text:p>
          </table:table-cell>
          <table:table-cell office:value-type="float" office:value="549308" table:style-name="ce119">
            <text:p>549.308</text:p>
          </table:table-cell>
          <table:table-cell office:value-type="percentage" office:value="0.71335644056813152" table:style-name="ce83">
            <text:p>71,3%</text:p>
          </table:table-cell>
          <table:table-cell office:value-type="float" office:value="307703" table:style-name="ce119">
            <text:p>307.703</text:p>
          </table:table-cell>
          <table:table-cell office:value-type="percentage" office:value="0.57981247197066488" table:style-name="ce83">
            <text:p>58,0%</text:p>
          </table:table-cell>
          <table:table-cell office:value-type="float" office:value="240207" table:style-name="ce119">
            <text:p>240.207</text:p>
          </table:table-cell>
          <table:table-cell office:value-type="percentage" office:value="0.53692299782957098" table:style-name="ce83">
            <text:p>53,7%</text:p>
          </table:table-cell>
          <table:table-cell office:value-type="float" office:value="50358" table:style-name="ce116">
            <text:p>50.358</text:p>
          </table:table-cell>
          <table:table-cell office:value-type="percentage" office:value="0.52692818801075658" table:style-name="ce117">
            <text:p>52,7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Extremadura</text:p>
          </table:table-cell>
          <table:table-cell office:value-type="float" office:value="156440" table:style-name="ce119">
            <text:p>156.440</text:p>
          </table:table-cell>
          <table:table-cell office:value-type="percentage" office:value="0.90174423296404316" table:style-name="ce83">
            <text:p>90,2%</text:p>
          </table:table-cell>
          <table:table-cell office:value-type="float" office:value="128594" table:style-name="ce119">
            <text:p>128.594</text:p>
          </table:table-cell>
          <table:table-cell office:value-type="percentage" office:value="0.96754145724862306" table:style-name="ce83">
            <text:p>96,8%</text:p>
          </table:table-cell>
          <table:table-cell office:value-type="float" office:value="137081" table:style-name="ce119">
            <text:p>137.081</text:p>
          </table:table-cell>
          <table:table-cell office:value-type="percentage" office:value="0.84813705715664556" table:style-name="ce83">
            <text:p>84,8%</text:p>
          </table:table-cell>
          <table:table-cell office:value-type="float" office:value="108591" table:style-name="ce119">
            <text:p>108.591</text:p>
          </table:table-cell>
          <table:table-cell office:value-type="percentage" office:value="0.74240611476115925" table:style-name="ce83">
            <text:p>74,2%</text:p>
          </table:table-cell>
          <table:table-cell office:value-type="float" office:value="73372" table:style-name="ce119">
            <text:p>73.372</text:p>
          </table:table-cell>
          <table:table-cell office:value-type="percentage" office:value="0.64695093993580921" table:style-name="ce83">
            <text:p>64,7%</text:p>
          </table:table-cell>
          <table:table-cell office:value-type="float" office:value="51886" table:style-name="ce119">
            <text:p>51.886</text:p>
          </table:table-cell>
          <table:table-cell office:value-type="percentage" office:value="0.55402389672514496" table:style-name="ce83">
            <text:p>55,4%</text:p>
          </table:table-cell>
          <table:table-cell office:value-type="float" office:value="6864" table:style-name="ce116">
            <text:p>6.864</text:p>
          </table:table-cell>
          <table:table-cell office:value-type="percentage" office:value="0.35620134924753505" table:style-name="ce117">
            <text:p>35,6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Galicia</text:p>
          </table:table-cell>
          <table:table-cell office:value-type="float" office:value="510022" table:style-name="ce119">
            <text:p>510.022</text:p>
          </table:table-cell>
          <table:table-cell office:value-type="percentage" office:value="0.956195032874817" table:style-name="ce83">
            <text:p>95,6%</text:p>
          </table:table-cell>
          <table:table-cell office:value-type="float" office:value="339268" table:style-name="ce119">
            <text:p>339.268</text:p>
          </table:table-cell>
          <table:table-cell office:value-type="percentage" office:value="0.97436206723244156" table:style-name="ce83">
            <text:p>97,4%</text:p>
          </table:table-cell>
          <table:table-cell office:value-type="float" office:value="379119" table:style-name="ce119">
            <text:p>379.119</text:p>
          </table:table-cell>
          <table:table-cell office:value-type="percentage" office:value="0.96460575528585601" table:style-name="ce83">
            <text:p>96,5%</text:p>
          </table:table-cell>
          <table:table-cell office:value-type="float" office:value="393673" table:style-name="ce119">
            <text:p>393.673</text:p>
          </table:table-cell>
          <table:table-cell office:value-type="percentage" office:value="0.95678728797699863" table:style-name="ce83">
            <text:p>95,7%</text:p>
          </table:table-cell>
          <table:table-cell office:value-type="float" office:value="208978" table:style-name="ce119">
            <text:p>208.978</text:p>
          </table:table-cell>
          <table:table-cell office:value-type="percentage" office:value="0.78119112413648728" table:style-name="ce83">
            <text:p>78,1%</text:p>
          </table:table-cell>
          <table:table-cell office:value-type="float" office:value="152622" table:style-name="ce119">
            <text:p>152.622</text:p>
          </table:table-cell>
          <table:table-cell office:value-type="percentage" office:value="0.753134730494599" table:style-name="ce83">
            <text:p>75,3%</text:p>
          </table:table-cell>
          <table:table-cell office:value-type="float" office:value="26647" table:style-name="ce116">
            <text:p>26.647</text:p>
          </table:table-cell>
          <table:table-cell office:value-type="percentage" office:value="0.63858799846625769" table:style-name="ce117">
            <text:p>63,9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La Rioja</text:p>
          </table:table-cell>
          <table:table-cell office:value-type="float" office:value="46253" table:style-name="ce119">
            <text:p>46.253</text:p>
          </table:table-cell>
          <table:table-cell office:value-type="percentage" office:value="0.82820921446093787" table:style-name="ce83">
            <text:p>82,8%</text:p>
          </table:table-cell>
          <table:table-cell office:value-type="float" office:value="37284" table:style-name="ce119">
            <text:p>37.284</text:p>
          </table:table-cell>
          <table:table-cell office:value-type="percentage" office:value="0.93859980364020845" table:style-name="ce83">
            <text:p>93,9%</text:p>
          </table:table-cell>
          <table:table-cell office:value-type="float" office:value="38239" table:style-name="ce119">
            <text:p>38.239</text:p>
          </table:table-cell>
          <table:table-cell office:value-type="percentage" office:value="0.82541498478209252" table:style-name="ce83">
            <text:p>82,5%</text:p>
          </table:table-cell>
          <table:table-cell office:value-type="float" office:value="34730" table:style-name="ce119">
            <text:p>34.730</text:p>
          </table:table-cell>
          <table:table-cell office:value-type="percentage" office:value="0.71359592348312062" table:style-name="ce83">
            <text:p>71,4%</text:p>
          </table:table-cell>
          <table:table-cell office:value-type="float" office:value="18234" table:style-name="ce119">
            <text:p>18.234</text:p>
          </table:table-cell>
          <table:table-cell office:value-type="percentage" office:value="0.56146077103091518" table:style-name="ce83">
            <text:p>56,1%</text:p>
          </table:table-cell>
          <table:table-cell office:value-type="float" office:value="12500" table:style-name="ce119">
            <text:p>12.500</text:p>
          </table:table-cell>
          <table:table-cell office:value-type="percentage" office:value="0.48925593956710633" table:style-name="ce83">
            <text:p>48,9%</text:p>
          </table:table-cell>
          <table:table-cell office:value-type="float" office:value="2119" table:style-name="ce116">
            <text:p>2.119</text:p>
          </table:table-cell>
          <table:table-cell office:value-type="percentage" office:value="0.38063589006646309" table:style-name="ce117">
            <text:p>38,1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Madrid</text:p>
          </table:table-cell>
          <table:table-cell office:value-type="float" office:value="839110" table:style-name="ce119">
            <text:p>839.110</text:p>
          </table:table-cell>
          <table:table-cell office:value-type="percentage" office:value="0.94931825484100152" table:style-name="ce83">
            <text:p>94,9%</text:p>
          </table:table-cell>
          <table:table-cell office:value-type="float" office:value="637694" table:style-name="ce119">
            <text:p>637.694</text:p>
          </table:table-cell>
          <table:table-cell office:value-type="percentage" office:value="0.92176421867569402" table:style-name="ce83">
            <text:p>92,2%</text:p>
          </table:table-cell>
          <table:table-cell office:value-type="float" office:value="737444" table:style-name="ce119">
            <text:p>737.444</text:p>
          </table:table-cell>
          <table:table-cell office:value-type="percentage" office:value="0.76589548549517472" table:style-name="ce83">
            <text:p>76,6%</text:p>
          </table:table-cell>
          <table:table-cell office:value-type="float" office:value="652094" table:style-name="ce119">
            <text:p>652.094</text:p>
          </table:table-cell>
          <table:table-cell office:value-type="percentage" office:value="0.61865977004733208" table:style-name="ce83">
            <text:p>61,9%</text:p>
          </table:table-cell>
          <table:table-cell office:value-type="float" office:value="384970" table:style-name="ce119">
            <text:p>384.970</text:p>
          </table:table-cell>
          <table:table-cell office:value-type="percentage" office:value="0.49666755256700373" table:style-name="ce83">
            <text:p>49,7%</text:p>
          </table:table-cell>
          <table:table-cell office:value-type="float" office:value="279623" table:style-name="ce119">
            <text:p>279.623</text:p>
          </table:table-cell>
          <table:table-cell office:value-type="percentage" office:value="0.4429699356510774" table:style-name="ce83">
            <text:p>44,3%</text:p>
          </table:table-cell>
          <table:table-cell office:value-type="float" office:value="33250" table:style-name="ce116">
            <text:p>33.250</text:p>
          </table:table-cell>
          <table:table-cell office:value-type="percentage" office:value="0.26921551005206185" table:style-name="ce117">
            <text:p>26,9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Murcia<text:s/></text:p>
          </table:table-cell>
          <table:table-cell office:value-type="float" office:value="163799" table:style-name="ce119">
            <text:p>163.799</text:p>
          </table:table-cell>
          <table:table-cell office:value-type="percentage" office:value="0.88867609240551659" table:style-name="ce83">
            <text:p>88,9%</text:p>
          </table:table-cell>
          <table:table-cell office:value-type="float" office:value="136593" table:style-name="ce119">
            <text:p>136.593</text:p>
          </table:table-cell>
          <table:table-cell office:value-type="percentage" office:value="0.88667389371052441" table:style-name="ce83">
            <text:p>88,7%</text:p>
          </table:table-cell>
          <table:table-cell office:value-type="float" office:value="157216" table:style-name="ce119">
            <text:p>157.216</text:p>
          </table:table-cell>
          <table:table-cell office:value-type="percentage" office:value="0.74132614087535487" table:style-name="ce83">
            <text:p>74,1%</text:p>
          </table:table-cell>
          <table:table-cell office:value-type="float" office:value="138246" table:style-name="ce119">
            <text:p>138.246</text:p>
          </table:table-cell>
          <table:table-cell office:value-type="percentage" office:value="0.58550778652594304" table:style-name="ce83">
            <text:p>58,6%</text:p>
          </table:table-cell>
          <table:table-cell office:value-type="float" office:value="69147" table:style-name="ce119">
            <text:p>69.147</text:p>
          </table:table-cell>
          <table:table-cell office:value-type="percentage" office:value="0.40158550396375992" table:style-name="ce83">
            <text:p>40,2%</text:p>
          </table:table-cell>
          <table:table-cell office:value-type="float" office:value="51545" table:style-name="ce119">
            <text:p>51.545</text:p>
          </table:table-cell>
          <table:table-cell office:value-type="percentage" office:value="0.3533335161294745" table:style-name="ce83">
            <text:p>35,3%</text:p>
          </table:table-cell>
          <table:table-cell office:value-type="float" office:value="6430" table:style-name="ce116">
            <text:p>6.430</text:p>
          </table:table-cell>
          <table:table-cell office:value-type="percentage" office:value="0.20974686847599164" table:style-name="ce117">
            <text:p>21,0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Navarra</text:p>
          </table:table-cell>
          <table:table-cell office:value-type="float" office:value="93665" table:style-name="ce119">
            <text:p>93.665</text:p>
          </table:table-cell>
          <table:table-cell office:value-type="percentage" office:value="0.95344978521549706" table:style-name="ce83">
            <text:p>95,3%</text:p>
          </table:table-cell>
          <table:table-cell office:value-type="float" office:value="72332" table:style-name="ce119">
            <text:p>72.332</text:p>
          </table:table-cell>
          <table:table-cell office:value-type="percentage" office:value="0.9977102816629424" table:style-name="ce83">
            <text:p>99,8%</text:p>
          </table:table-cell>
          <table:table-cell office:value-type="float" office:value="77405" table:style-name="ce119">
            <text:p>77.405</text:p>
          </table:table-cell>
          <table:table-cell office:value-type="percentage" office:value="0.83385400956607925" table:style-name="ce83">
            <text:p>83,4%</text:p>
          </table:table-cell>
          <table:table-cell office:value-type="float" office:value="65323" table:style-name="ce119">
            <text:p>65.323</text:p>
          </table:table-cell>
          <table:table-cell office:value-type="percentage" office:value="0.67610954707294857" table:style-name="ce83">
            <text:p>67,6%</text:p>
          </table:table-cell>
          <table:table-cell office:value-type="float" office:value="34169" table:style-name="ce119">
            <text:p>34.169</text:p>
          </table:table-cell>
          <table:table-cell office:value-type="percentage" office:value="0.51906483563225381" table:style-name="ce83">
            <text:p>51,9%</text:p>
          </table:table-cell>
          <table:table-cell office:value-type="float" office:value="26728" table:style-name="ce119">
            <text:p>26.728</text:p>
          </table:table-cell>
          <table:table-cell office:value-type="percentage" office:value="0.44928559421751557" table:style-name="ce83">
            <text:p>44,9%</text:p>
          </table:table-cell>
          <table:table-cell office:value-type="float" office:value="4001" table:style-name="ce116">
            <text:p>4.001</text:p>
          </table:table-cell>
          <table:table-cell office:value-type="percentage" office:value="0.29914018691588784" table:style-name="ce117">
            <text:p>29,9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País Vasco</text:p>
          </table:table-cell>
          <table:table-cell office:value-type="float" office:value="352331" table:style-name="ce119">
            <text:p>352.331</text:p>
          </table:table-cell>
          <table:table-cell office:value-type="percentage" office:value="0.92969457088198426" table:style-name="ce83">
            <text:p>93,0%</text:p>
          </table:table-cell>
          <table:table-cell office:value-type="float" office:value="260713" table:style-name="ce119">
            <text:p>260.713</text:p>
          </table:table-cell>
          <table:table-cell office:value-type="percentage" office:value="0.93547449550764994" table:style-name="ce83">
            <text:p>93,5%</text:p>
          </table:table-cell>
          <table:table-cell office:value-type="float" office:value="271367" table:style-name="ce119">
            <text:p>271.367</text:p>
          </table:table-cell>
          <table:table-cell office:value-type="percentage" office:value="0.82860658691045441" table:style-name="ce83">
            <text:p>82,9%</text:p>
          </table:table-cell>
          <table:table-cell office:value-type="float" office:value="201235" table:style-name="ce119">
            <text:p>201.235</text:p>
          </table:table-cell>
          <table:table-cell office:value-type="percentage" office:value="0.61865923093004094" table:style-name="ce83">
            <text:p>61,9%</text:p>
          </table:table-cell>
          <table:table-cell office:value-type="float" office:value="92163" table:style-name="ce119">
            <text:p>92.163</text:p>
          </table:table-cell>
          <table:table-cell office:value-type="percentage" office:value="0.43876487138837711" table:style-name="ce83">
            <text:p>43,9%</text:p>
          </table:table-cell>
          <table:table-cell office:value-type="float" office:value="64952" table:style-name="ce119">
            <text:p>64.952</text:p>
          </table:table-cell>
          <table:table-cell office:value-type="percentage" office:value="0.37356430917174227" table:style-name="ce83">
            <text:p>37,4%</text:p>
          </table:table-cell>
          <table:table-cell office:value-type="float" office:value="11544" table:style-name="ce116">
            <text:p>11.544</text:p>
          </table:table-cell>
          <table:table-cell office:value-type="percentage" office:value="0.2995562705970885" table:style-name="ce117">
            <text:p>30,0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Ceuta</text:p>
          </table:table-cell>
          <table:table-cell office:value-type="float" office:value="5744" table:style-name="ce119">
            <text:p>5.744</text:p>
          </table:table-cell>
          <table:table-cell office:value-type="percentage" office:value="0.91087852838566441" table:style-name="ce83">
            <text:p>91,1%</text:p>
          </table:table-cell>
          <table:table-cell office:value-type="float" office:value="7347" table:style-name="ce119">
            <text:p>7.347</text:p>
          </table:table-cell>
          <table:table-cell office:value-type="percentage" office:value="0.95938887437973364" table:style-name="ce83">
            <text:p>95,9%</text:p>
          </table:table-cell>
          <table:table-cell office:value-type="float" office:value="9284" table:style-name="ce119">
            <text:p>9.284</text:p>
          </table:table-cell>
          <table:table-cell office:value-type="percentage" office:value="0.87378823529411764" table:style-name="ce83">
            <text:p>87,4%</text:p>
          </table:table-cell>
          <table:table-cell office:value-type="float" office:value="8960" table:style-name="ce119">
            <text:p>8.960</text:p>
          </table:table-cell>
          <table:table-cell office:value-type="percentage" office:value="0.79871634872526298" table:style-name="ce83">
            <text:p>79,9%</text:p>
          </table:table-cell>
          <table:table-cell office:value-type="float" office:value="6402" table:style-name="ce119">
            <text:p>6.402</text:p>
          </table:table-cell>
          <table:table-cell office:value-type="percentage" office:value="0.68062938549861796" table:style-name="ce83">
            <text:p>68,1%</text:p>
          </table:table-cell>
          <table:table-cell office:value-type="float" office:value="5293" table:style-name="ce119">
            <text:p>5.293</text:p>
          </table:table-cell>
          <table:table-cell office:value-type="percentage" office:value="0.57110487699611567" table:style-name="ce83">
            <text:p>57,1%</text:p>
          </table:table-cell>
          <table:table-cell office:value-type="float" office:value="1025" table:style-name="ce116">
            <text:p>1.025</text:p>
          </table:table-cell>
          <table:table-cell office:value-type="percentage" office:value="0.43654173764906301" table:style-name="ce117">
            <text:p>43,7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Melilla</text:p>
          </table:table-cell>
          <table:table-cell office:value-type="float" office:value="4589" table:style-name="ce119">
            <text:p>4.589</text:p>
          </table:table-cell>
          <table:table-cell office:value-type="percentage" office:value="0.84527537299686872" table:style-name="ce83">
            <text:p>84,5%</text:p>
          </table:table-cell>
          <table:table-cell office:value-type="float" office:value="6219" table:style-name="ce119">
            <text:p>6.219</text:p>
          </table:table-cell>
          <table:table-cell office:value-type="percentage" office:value="0.83870532703978418" table:style-name="ce83">
            <text:p>83,9%</text:p>
          </table:table-cell>
          <table:table-cell office:value-type="float" office:value="8049" table:style-name="ce119">
            <text:p>8.049</text:p>
          </table:table-cell>
          <table:table-cell office:value-type="percentage" office:value="0.79922549895740247" table:style-name="ce83">
            <text:p>79,9%</text:p>
          </table:table-cell>
          <table:table-cell office:value-type="float" office:value="7786" table:style-name="ce119">
            <text:p>7.786</text:p>
          </table:table-cell>
          <table:table-cell office:value-type="percentage" office:value="0.73480558701396759" table:style-name="ce83">
            <text:p>73,5%</text:p>
          </table:table-cell>
          <table:table-cell office:value-type="float" office:value="5085" table:style-name="ce119">
            <text:p>5.085</text:p>
          </table:table-cell>
          <table:table-cell office:value-type="percentage" office:value="0.55416303400174372" table:style-name="ce83">
            <text:p>55,4%</text:p>
          </table:table-cell>
          <table:table-cell office:value-type="float" office:value="4501" table:style-name="ce119">
            <text:p>4.501</text:p>
          </table:table-cell>
          <table:table-cell office:value-type="percentage" office:value="0.46079033579033579" table:style-name="ce83">
            <text:p>46,1%</text:p>
          </table:table-cell>
          <table:table-cell office:value-type="float" office:value="975" table:style-name="ce116">
            <text:p>975</text:p>
          </table:table-cell>
          <table:table-cell office:value-type="percentage" office:value="0.40355960264900664" table:style-name="ce117">
            <text:p>40,4%</text:p>
          </table:table-cell>
          <table:table-cell table:number-columns-repeated="16369"/>
        </table:table-row>
        <table:table-row table:style-name="ro16">
          <table:table-cell office:value-type="string" table:style-name="ce118">
            <text:p>Fuerzas Armadas</text:p>
          </table:table-cell>
          <table:table-cell office:value-type="float" office:value="7" table:style-name="ce119">
            <text:p>7</text:p>
          </table:table-cell>
          <table:table-cell office:value-type="percentage" office:value="0.16666666666666666" table:style-name="ce83">
            <text:p>16,7%</text:p>
          </table:table-cell>
          <table:table-cell office:value-type="float" office:value="2380" table:style-name="ce119">
            <text:p>2.380</text:p>
          </table:table-cell>
          <table:table-cell office:value-type="percentage" office:value="0.64272211720226846" table:style-name="ce83">
            <text:p>64,3%</text:p>
          </table:table-cell>
          <table:table-cell office:value-type="float" office:value="7417" table:style-name="ce119">
            <text:p>7.417</text:p>
          </table:table-cell>
          <table:table-cell office:value-type="percentage" office:value="0.75337734890807517" table:style-name="ce83">
            <text:p>75,3%</text:p>
          </table:table-cell>
          <table:table-cell office:value-type="float" office:value="15313" table:style-name="ce119">
            <text:p>15.313</text:p>
          </table:table-cell>
          <table:table-cell office:value-type="percentage" office:value="0.67345412965080487" table:style-name="ce83">
            <text:p>67,3%</text:p>
          </table:table-cell>
          <table:table-cell office:value-type="float" office:value="15424" table:style-name="ce119">
            <text:p>15.424</text:p>
          </table:table-cell>
          <table:table-cell office:value-type="percentage" office:value="0.47343380705362348" table:style-name="ce83">
            <text:p>47,3%</text:p>
          </table:table-cell>
          <table:table-cell office:value-type="float" office:value="11061" table:style-name="ce119">
            <text:p>11.061</text:p>
          </table:table-cell>
          <table:table-cell office:value-type="percentage" office:value="0.4498535871156662" table:style-name="ce83">
            <text:p>45,0%</text:p>
          </table:table-cell>
          <table:table-cell office:value-type="float" office:value="255" table:style-name="ce116">
            <text:p>255</text:p>
          </table:table-cell>
          <table:table-cell office:value-type="percentage" office:value="0.19347496206373294" table:style-name="ce117">
            <text:p>19,3%</text:p>
          </table:table-cell>
          <table:table-cell table:number-columns-repeated="16369"/>
        </table:table-row>
        <table:table-row table:style-name="ro16">
          <table:table-cell office:value-type="string" table:style-name="ce120">
            <text:p>Sanidad Exterior</text:p>
          </table:table-cell>
          <table:table-cell office:value-type="float" office:value="79" table:style-name="ce119">
            <text:p>79</text:p>
          </table:table-cell>
          <table:table-cell office:value-type="percentage" office:value="0.98750000000000004" table:style-name="ce86">
            <text:p>98,8%</text:p>
          </table:table-cell>
          <table:table-cell office:value-type="float" office:value="300" table:style-name="ce119">
            <text:p>300</text:p>
          </table:table-cell>
          <table:table-cell office:value-type="percentage" office:value="0.96153846153846156" table:style-name="ce86">
            <text:p>96,2%</text:p>
          </table:table-cell>
          <table:table-cell office:value-type="float" office:value="702" table:style-name="ce119">
            <text:p>702</text:p>
          </table:table-cell>
          <table:table-cell office:value-type="percentage" office:value="0.76138828633405642" table:style-name="ce86">
            <text:p>76,1%</text:p>
          </table:table-cell>
          <table:table-cell office:value-type="float" office:value="935" table:style-name="ce119">
            <text:p>935</text:p>
          </table:table-cell>
          <table:table-cell office:value-type="percentage" office:value="0.47150781643973777" table:style-name="ce86">
            <text:p>47,2%</text:p>
          </table:table-cell>
          <table:table-cell office:value-type="float" office:value="1162" table:style-name="ce119">
            <text:p>1.162</text:p>
          </table:table-cell>
          <table:table-cell office:value-type="percentage" office:value="0.47447937933850554" table:style-name="ce86">
            <text:p>47,4%</text:p>
          </table:table-cell>
          <table:table-cell office:value-type="float" office:value="932" table:style-name="ce119">
            <text:p>932</text:p>
          </table:table-cell>
          <table:table-cell office:value-type="percentage" office:value="0.43551401869158879" table:style-name="ce86">
            <text:p>43,6%</text:p>
          </table:table-cell>
          <table:table-cell office:value-type="float" office:value="20" table:style-name="ce116">
            <text:p>20</text:p>
          </table:table-cell>
          <table:table-cell office:value-type="percentage" office:value="0.11627906976744186" table:style-name="ce117">
            <text:p>11,6%</text:p>
          </table:table-cell>
          <table:table-cell table:number-columns-repeated="16369"/>
        </table:table-row>
        <table:table-row table:style-name="ro5">
          <table:table-cell office:value-type="string" table:style-name="ce121">
            <text:p>Totales</text:p>
          </table:table-cell>
          <table:table-cell office:value-type="float" office:value="6440710" table:style-name="ce122">
            <text:p>6.440.710</text:p>
          </table:table-cell>
          <table:table-cell office:value-type="percentage" office:value="0.93565196421671026" table:style-name="ce123">
            <text:p>93,57%</text:p>
          </table:table-cell>
          <table:table-cell office:value-type="float" office:value="5016303" table:style-name="ce122">
            <text:p>5.016.303</text:p>
          </table:table-cell>
          <table:table-cell office:value-type="percentage" office:value="0.94244712582261869" table:style-name="ce123">
            <text:p>94,24%</text:p>
          </table:table-cell>
          <table:table-cell office:value-type="float" office:value="5442905" table:style-name="ce122">
            <text:p>5.442.905</text:p>
          </table:table-cell>
          <table:table-cell office:value-type="percentage" office:value="0.80314348439029526" table:style-name="ce123">
            <text:p>80,31%</text:p>
          </table:table-cell>
          <table:table-cell office:value-type="float" office:value="4654942" table:style-name="ce122">
            <text:p>4.654.942</text:p>
          </table:table-cell>
          <table:table-cell office:value-type="percentage" office:value="0.65511759472161446" table:style-name="ce123">
            <text:p>65,51%</text:p>
          </table:table-cell>
          <table:table-cell office:value-type="float" office:value="2545477" table:style-name="ce122">
            <text:p>2.545.477</text:p>
          </table:table-cell>
          <table:table-cell office:value-type="percentage" office:value="0.50201171351527141" table:style-name="ce123">
            <text:p>50,20%</text:p>
          </table:table-cell>
          <table:table-cell office:value-type="float" office:value="1846636" table:style-name="ce122">
            <text:p>1.846.636</text:p>
          </table:table-cell>
          <table:table-cell office:value-type="percentage" office:value="0.44178655708902165" table:style-name="ce123">
            <text:p>44,18%</text:p>
          </table:table-cell>
          <table:table-cell office:value-type="float" office:value="278791" table:style-name="ce122">
            <text:p>278.791</text:p>
          </table:table-cell>
          <table:table-cell office:value-type="percentage" office:value="0.32110270320076478" table:style-name="ce123">
            <text:p>32,11%</text:p>
          </table:table-cell>
          <table:table-cell table:number-columns-repeated="16369"/>
        </table:table-row>
        <table:table-row table:number-rows-repeated="1048552" table:style-name="ro5">
          <table:table-cell table:number-columns-repeated="16384"/>
        </table:table-row>
      </table:table>
      <table:table table:name="Pediátrica" table:style-name="ta3">
        <table:table-column table:style-name="co4" table:number-columns-repeated="16384" table:default-cell-style-name="ce113"/>
        <table:table-row table:style-name="ro17">
          <table:table-cell table:style-name="ce127"/>
          <table:table-cell office:value-type="string" table:style-name="ce128">
            <text:p>Población a vacunar de 5 a 11 años</text:p>
          </table:table-cell>
          <table:table-cell office:value-type="string" table:style-name="ce128">
            <text:p>Nº Personas con 1 dosis</text:p>
          </table:table-cell>
          <table:table-cell office:value-type="string" table:style-name="ce128">
            <text:p>% 1ª dosis</text:p>
          </table:table-cell>
          <table:table-cell office:value-type="string" table:style-name="ce128">
            <text:p>Nº Personas con pauta completa</text:p>
          </table:table-cell>
          <table:table-cell office:value-type="string" table:style-name="ce129">
            <text:p><text:s/>% PC</text:p>
          </table:table-cell>
          <table:table-cell office:value-type="string" table:style-name="ce130">
            <text:p>Fecha de la última vacuna registrada<text:s/><text:span text:style-name="T5">(2)</text:span></text:p>
          </table:table-cell>
          <table:table-cell table:number-columns-repeated="16377"/>
        </table:table-row>
        <table:table-row table:style-name="ro5">
          <table:table-cell office:value-type="string" table:style-name="ce131">
            <text:p>Andalucía</text:p>
          </table:table-cell>
          <table:table-cell office:value-type="float" office:value="728275" table:style-name="ce132">
            <text:p>728.275</text:p>
          </table:table-cell>
          <table:table-cell office:value-type="float" office:value="453650" table:style-name="ce132">
            <text:p>453.650</text:p>
          </table:table-cell>
          <table:table-cell office:value-type="percentage" office:value="0.62291030174041395" table:style-name="ce133">
            <text:p>62,3%</text:p>
          </table:table-cell>
          <table:table-cell office:value-type="float" office:value="368003" table:style-name="ce132">
            <text:p>368.003</text:p>
          </table:table-cell>
          <table:table-cell office:value-type="percentage" office:value="0.50530774776011811" table:style-name="ce133">
            <text:p>50,5%</text:p>
          </table:table-cell>
          <table:table-cell office:value-type="date" office:date-value="2022-11-16T00:00:00" table:style-name="ce134">
            <text:p>16/11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Aragón</text:p>
          </table:table-cell>
          <table:table-cell office:value-type="float" office:value="103760" table:style-name="ce132">
            <text:p>103.760</text:p>
          </table:table-cell>
          <table:table-cell office:value-type="float" office:value="56142" table:style-name="ce132">
            <text:p>56.142</text:p>
          </table:table-cell>
          <table:table-cell office:value-type="percentage" office:value="0.54107555898226678" table:style-name="ce133">
            <text:p>54,1%</text:p>
          </table:table-cell>
          <table:table-cell office:value-type="float" office:value="47344" table:style-name="ce132">
            <text:p>47.344</text:p>
          </table:table-cell>
          <table:table-cell office:value-type="percentage" office:value="0.45628373168851194" table:style-name="ce133">
            <text:p>45,6%</text:p>
          </table:table-cell>
          <table:table-cell office:value-type="date" office:date-value="2022-11-30T00:00:00" table:style-name="ce134">
            <text:p>30/11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Asturias<text:s/></text:p>
          </table:table-cell>
          <table:table-cell office:value-type="float" office:value="62179" table:style-name="ce132">
            <text:p>62.179</text:p>
          </table:table-cell>
          <table:table-cell office:value-type="float" office:value="45108" table:style-name="ce132">
            <text:p>45.108</text:p>
          </table:table-cell>
          <table:table-cell office:value-type="percentage" office:value="0.72545393139162739" table:style-name="ce133">
            <text:p>72,5%</text:p>
          </table:table-cell>
          <table:table-cell office:value-type="float" office:value="39665" table:style-name="ce132">
            <text:p>39.665</text:p>
          </table:table-cell>
          <table:table-cell office:value-type="percentage" office:value="0.63791633831357852" table:style-name="ce133">
            <text:p>63,8%</text:p>
          </table:table-cell>
          <table:table-cell office:value-type="date" office:date-value="2022-11-30T00:00:00" table:style-name="ce134">
            <text:p>30/11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Baleares</text:p>
          </table:table-cell>
          <table:table-cell office:value-type="float" office:value="97822" table:style-name="ce132">
            <text:p>97.822</text:p>
          </table:table-cell>
          <table:table-cell office:value-type="float" office:value="34341" table:style-name="ce132">
            <text:p>34.341</text:p>
          </table:table-cell>
          <table:table-cell office:value-type="percentage" office:value="0.35105599967287521" table:style-name="ce133">
            <text:p>35,1%</text:p>
          </table:table-cell>
          <table:table-cell office:value-type="float" office:value="27146" table:style-name="ce132">
            <text:p>27.146</text:p>
          </table:table-cell>
          <table:table-cell office:value-type="percentage" office:value="0.27750403794647421" table:style-name="ce133">
            <text:p>27,8%</text:p>
          </table:table-cell>
          <table:table-cell office:value-type="date" office:date-value="2022-12-01T00:00:00" table:style-name="ce134">
            <text:p>01/12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Canarias</text:p>
          </table:table-cell>
          <table:table-cell office:value-type="float" office:value="156104" table:style-name="ce132">
            <text:p>156.104</text:p>
          </table:table-cell>
          <table:table-cell office:value-type="float" office:value="81893" table:style-name="ce132">
            <text:p>81.893</text:p>
          </table:table-cell>
          <table:table-cell office:value-type="percentage" office:value="0.52460539127760974" table:style-name="ce133">
            <text:p>52,5%</text:p>
          </table:table-cell>
          <table:table-cell office:value-type="float" office:value="63409" table:style-name="ce132">
            <text:p>63.409</text:p>
          </table:table-cell>
          <table:table-cell office:value-type="percentage" office:value="0.40619715061753703" table:style-name="ce133">
            <text:p>40,6%</text:p>
          </table:table-cell>
          <table:table-cell office:value-type="date" office:date-value="2022-11-30T00:00:00" table:style-name="ce134">
            <text:p>30/11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Cantabria</text:p>
          </table:table-cell>
          <table:table-cell office:value-type="float" office:value="42931" table:style-name="ce132">
            <text:p>42.931</text:p>
          </table:table-cell>
          <table:table-cell office:value-type="float" office:value="26234" table:style-name="ce132">
            <text:p>26.234</text:p>
          </table:table-cell>
          <table:table-cell office:value-type="percentage" office:value="0.61107358319163307" table:style-name="ce133">
            <text:p>61,1%</text:p>
          </table:table-cell>
          <table:table-cell office:value-type="float" office:value="23804" table:style-name="ce132">
            <text:p>23.804</text:p>
          </table:table-cell>
          <table:table-cell office:value-type="percentage" office:value="0.55447112808925947" table:style-name="ce133">
            <text:p>55,4%</text:p>
          </table:table-cell>
          <table:table-cell office:value-type="date" office:date-value="2022-11-30T00:00:00" table:style-name="ce134">
            <text:p>30/11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Castilla y Leon<text:s/></text:p>
          </table:table-cell>
          <table:table-cell office:value-type="float" office:value="158747" table:style-name="ce132">
            <text:p>158.747</text:p>
          </table:table-cell>
          <table:table-cell office:value-type="float" office:value="106882" table:style-name="ce132">
            <text:p>106.882</text:p>
          </table:table-cell>
          <table:table-cell office:value-type="percentage" office:value="0.67328516444405251" table:style-name="ce133">
            <text:p>67,3%</text:p>
          </table:table-cell>
          <table:table-cell office:value-type="float" office:value="98515" table:style-name="ce132">
            <text:p>98.515</text:p>
          </table:table-cell>
          <table:table-cell office:value-type="percentage" office:value="0.62057865660453426" table:style-name="ce133">
            <text:p>62,1%</text:p>
          </table:table-cell>
          <table:table-cell office:value-type="date" office:date-value="2022-11-30T00:00:00" table:style-name="ce134">
            <text:p>30/11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Castilla - La Mancha</text:p>
          </table:table-cell>
          <table:table-cell office:value-type="float" office:value="171326" table:style-name="ce132">
            <text:p>171.326</text:p>
          </table:table-cell>
          <table:table-cell office:value-type="float" office:value="107305" table:style-name="ce132">
            <text:p>107.305</text:p>
          </table:table-cell>
          <table:table-cell office:value-type="percentage" office:value="0.62632058181478589" table:style-name="ce133">
            <text:p>62,6%</text:p>
          </table:table-cell>
          <table:table-cell office:value-type="float" office:value="89238" table:style-name="ce132">
            <text:p>89.238</text:p>
          </table:table-cell>
          <table:table-cell office:value-type="percentage" office:value="0.52086665188004155" table:style-name="ce133">
            <text:p>52,1%</text:p>
          </table:table-cell>
          <table:table-cell office:value-type="date" office:date-value="2022-11-30T00:00:00" table:style-name="ce134">
            <text:p>30/11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Cataluña</text:p>
          </table:table-cell>
          <table:table-cell office:value-type="float" office:value="648162" table:style-name="ce132">
            <text:p>648.162</text:p>
          </table:table-cell>
          <table:table-cell office:value-type="float" office:value="265117" table:style-name="ce132">
            <text:p>265.117</text:p>
          </table:table-cell>
          <table:table-cell office:value-type="percentage" office:value="0.40902891561060351" table:style-name="ce133">
            <text:p>40,9%</text:p>
          </table:table-cell>
          <table:table-cell office:value-type="float" office:value="208487" table:style-name="ce132">
            <text:p>208.487</text:p>
          </table:table-cell>
          <table:table-cell office:value-type="percentage" office:value="0.32165878283515542" table:style-name="ce133">
            <text:p>32,2%</text:p>
          </table:table-cell>
          <table:table-cell office:value-type="date" office:date-value="2022-11-30T00:00:00" table:style-name="ce134">
            <text:p>30/11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C. Valenciana</text:p>
          </table:table-cell>
          <table:table-cell office:value-type="float" office:value="410244" table:style-name="ce132">
            <text:p>410.244</text:p>
          </table:table-cell>
          <table:table-cell office:value-type="float" office:value="265285" table:style-name="ce132">
            <text:p>265.285</text:p>
          </table:table-cell>
          <table:table-cell office:value-type="percentage" office:value="0.64665174871539866" table:style-name="ce133">
            <text:p>64,7%</text:p>
          </table:table-cell>
          <table:table-cell office:value-type="float" office:value="203074" table:style-name="ce132">
            <text:p>203.074</text:p>
          </table:table-cell>
          <table:table-cell office:value-type="percentage" office:value="0.49500784898743189" table:style-name="ce133">
            <text:p>49,5%</text:p>
          </table:table-cell>
          <table:table-cell office:value-type="date" office:date-value="2022-11-30T00:00:00" table:style-name="ce134">
            <text:p>30/11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Extremadura</text:p>
          </table:table-cell>
          <table:table-cell office:value-type="float" office:value="78583" table:style-name="ce132">
            <text:p>78.583</text:p>
          </table:table-cell>
          <table:table-cell office:value-type="float" office:value="61747" table:style-name="ce132">
            <text:p>61.747</text:p>
          </table:table-cell>
          <table:table-cell office:value-type="percentage" office:value="0.78575518878128858" table:style-name="ce133">
            <text:p>78,6%</text:p>
          </table:table-cell>
          <table:table-cell office:value-type="float" office:value="53014" table:style-name="ce132">
            <text:p>53.014</text:p>
          </table:table-cell>
          <table:table-cell office:value-type="percentage" office:value="0.67462428260565266" table:style-name="ce133">
            <text:p>67,5%</text:p>
          </table:table-cell>
          <table:table-cell office:value-type="date" office:date-value="2022-11-30T00:00:00" table:style-name="ce134">
            <text:p>30/11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Galicia</text:p>
          </table:table-cell>
          <table:table-cell office:value-type="float" office:value="177577" table:style-name="ce132">
            <text:p>177.577</text:p>
          </table:table-cell>
          <table:table-cell office:value-type="float" office:value="143351" table:style-name="ce132">
            <text:p>143.351</text:p>
          </table:table-cell>
          <table:table-cell office:value-type="percentage" office:value="0.80726107547711701" table:style-name="ce133">
            <text:p>80,7%</text:p>
          </table:table-cell>
          <table:table-cell office:value-type="float" office:value="126946" table:style-name="ce132">
            <text:p>126.946</text:p>
          </table:table-cell>
          <table:table-cell office:value-type="percentage" office:value="0.71487861603698677" table:style-name="ce133">
            <text:p>71,5%</text:p>
          </table:table-cell>
          <table:table-cell office:value-type="date" office:date-value="2022-11-30T00:00:00" table:style-name="ce134">
            <text:p>30/11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La Rioja</text:p>
          </table:table-cell>
          <table:table-cell office:value-type="float" office:value="25397" table:style-name="ce132">
            <text:p>25.397</text:p>
          </table:table-cell>
          <table:table-cell office:value-type="float" office:value="17125" table:style-name="ce132">
            <text:p>17.125</text:p>
          </table:table-cell>
          <table:table-cell office:value-type="percentage" office:value="0.67429223924085524" table:style-name="ce133">
            <text:p>67,4%</text:p>
          </table:table-cell>
          <table:table-cell office:value-type="float" office:value="14910" table:style-name="ce132">
            <text:p>14.910</text:p>
          </table:table-cell>
          <table:table-cell office:value-type="percentage" office:value="0.58707721384415479" table:style-name="ce133">
            <text:p>58,7%</text:p>
          </table:table-cell>
          <table:table-cell office:value-type="date" office:date-value="2022-11-30T00:00:00" table:style-name="ce134">
            <text:p>30/11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Madrid</text:p>
          </table:table-cell>
          <table:table-cell office:value-type="float" office:value="567425" table:style-name="ce132">
            <text:p>567.425</text:p>
          </table:table-cell>
          <table:table-cell office:value-type="float" office:value="270970" table:style-name="ce132">
            <text:p>270.970</text:p>
          </table:table-cell>
          <table:table-cell office:value-type="percentage" office:value="0.47754328765916199" table:style-name="ce133">
            <text:p>47,8%</text:p>
          </table:table-cell>
          <table:table-cell office:value-type="float" office:value="243081" table:style-name="ce132">
            <text:p>243.081</text:p>
          </table:table-cell>
          <table:table-cell office:value-type="percentage" office:value="0.42839317971538088" table:style-name="ce133">
            <text:p>42,8%</text:p>
          </table:table-cell>
          <table:table-cell office:value-type="date" office:date-value="2022-11-30T00:00:00" table:style-name="ce134">
            <text:p>30/11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Murcia<text:s/></text:p>
          </table:table-cell>
          <table:table-cell office:value-type="float" office:value="139748" table:style-name="ce132">
            <text:p>139.748</text:p>
          </table:table-cell>
          <table:table-cell office:value-type="float" office:value="72467" table:style-name="ce132">
            <text:p>72.467</text:p>
          </table:table-cell>
          <table:table-cell office:value-type="percentage" office:value="0.51855482726049751" table:style-name="ce133">
            <text:p>51,9%</text:p>
          </table:table-cell>
          <table:table-cell office:value-type="float" office:value="52357" table:style-name="ce132">
            <text:p>52.357</text:p>
          </table:table-cell>
          <table:table-cell office:value-type="percentage" office:value="0.37465294673269028" table:style-name="ce133">
            <text:p>37,5%</text:p>
          </table:table-cell>
          <table:table-cell office:value-type="date" office:date-value="2022-11-30T00:00:00" table:style-name="ce134">
            <text:p>30/11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Navarra</text:p>
          </table:table-cell>
          <table:table-cell office:value-type="float" office:value="56431" table:style-name="ce132">
            <text:p>56.431</text:p>
          </table:table-cell>
          <table:table-cell office:value-type="float" office:value="29940" table:style-name="ce132">
            <text:p>29.940</text:p>
          </table:table-cell>
          <table:table-cell office:value-type="percentage" office:value="0.53055944427708179" table:style-name="ce133">
            <text:p>53,1%</text:p>
          </table:table-cell>
          <table:table-cell office:value-type="float" office:value="26340" table:style-name="ce132">
            <text:p>26.340</text:p>
          </table:table-cell>
          <table:table-cell office:value-type="percentage" office:value="0.46676472151831438" table:style-name="ce133">
            <text:p>46,7%</text:p>
          </table:table-cell>
          <table:table-cell office:value-type="date" office:date-value="2022-11-30T00:00:00" table:style-name="ce134">
            <text:p>30/11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País Vasco</text:p>
          </table:table-cell>
          <table:table-cell office:value-type="float" office:value="170178" table:style-name="ce132">
            <text:p>170.178</text:p>
          </table:table-cell>
          <table:table-cell office:value-type="float" office:value="88589" table:style-name="ce132">
            <text:p>88.589</text:p>
          </table:table-cell>
          <table:table-cell office:value-type="percentage" office:value="0.52056670074862788" table:style-name="ce133">
            <text:p>52,1%</text:p>
          </table:table-cell>
          <table:table-cell office:value-type="float" office:value="71274" table:style-name="ce132">
            <text:p>71.274</text:p>
          </table:table-cell>
          <table:table-cell office:value-type="percentage" office:value="0.41882029404505872" table:style-name="ce133">
            <text:p>41,9%</text:p>
          </table:table-cell>
          <table:table-cell office:value-type="date" office:date-value="2022-11-30T00:00:00" table:style-name="ce134">
            <text:p>30/11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Ceuta</text:p>
          </table:table-cell>
          <table:table-cell office:value-type="float" office:value="9201" table:style-name="ce132">
            <text:p>9.201</text:p>
          </table:table-cell>
          <table:table-cell office:value-type="float" office:value="3244" table:style-name="ce132">
            <text:p>3.244</text:p>
          </table:table-cell>
          <table:table-cell office:value-type="percentage" office:value="0.3525703727855668" table:style-name="ce133">
            <text:p>35,3%</text:p>
          </table:table-cell>
          <table:table-cell office:value-type="float" office:value="2279" table:style-name="ce132">
            <text:p>2.279</text:p>
          </table:table-cell>
          <table:table-cell office:value-type="percentage" office:value="0.24769046842734485" table:style-name="ce133">
            <text:p>24,8%</text:p>
          </table:table-cell>
          <table:table-cell office:value-type="date" office:date-value="2022-11-30T00:00:00" table:style-name="ce134">
            <text:p>30/11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Melilla</text:p>
          </table:table-cell>
          <table:table-cell office:value-type="float" office:value="11074" table:style-name="ce132">
            <text:p>11.074</text:p>
          </table:table-cell>
          <table:table-cell office:value-type="float" office:value="3657" table:style-name="ce132">
            <text:p>3.657</text:p>
          </table:table-cell>
          <table:table-cell office:value-type="percentage" office:value="0.33023297814701102" table:style-name="ce133">
            <text:p>33,0%</text:p>
          </table:table-cell>
          <table:table-cell office:value-type="float" office:value="2188" table:style-name="ce132">
            <text:p>2.188</text:p>
          </table:table-cell>
          <table:table-cell office:value-type="percentage" office:value="0.19757991692252122" table:style-name="ce133">
            <text:p>19,8%</text:p>
          </table:table-cell>
          <table:table-cell office:value-type="date" office:date-value="2022-11-30T00:00:00" table:style-name="ce134">
            <text:p>30/11/2022</text:p>
          </table:table-cell>
          <table:table-cell table:number-columns-repeated="16377"/>
        </table:table-row>
        <table:table-row table:style-name="ro5">
          <table:table-cell office:value-type="string" table:style-name="ce136">
            <text:p>Min. Defensa</text:p>
          </table:table-cell>
          <table:table-cell office:value-type="string" table:style-name="ce132">
            <text:p>-</text:p>
          </table:table-cell>
          <table:table-cell office:value-type="float" office:value="0" table:style-name="ce132">
            <text:p>0</text:p>
          </table:table-cell>
          <table:table-cell office:value-type="string" table:style-name="ce133">
            <text:p>-</text:p>
          </table:table-cell>
          <table:table-cell office:value-type="float" office:value="0" table:style-name="ce132">
            <text:p>0</text:p>
          </table:table-cell>
          <table:table-cell office:value-type="string" table:style-name="ce133">
            <text:p>-</text:p>
          </table:table-cell>
          <table:table-cell office:value-type="date" office:date-value="2022-11-14T00:00:00" table:style-name="ce134">
            <text:p>14/11/2022</text:p>
          </table:table-cell>
          <table:table-cell table:number-columns-repeated="16377"/>
        </table:table-row>
        <table:table-row table:style-name="ro5">
          <table:table-cell office:value-type="string" table:style-name="ce137">
            <text:p>Sanidad Exterior</text:p>
          </table:table-cell>
          <table:table-cell office:value-type="string" table:style-name="ce132">
            <text:p>-</text:p>
          </table:table-cell>
          <table:table-cell office:value-type="float" office:value="0" table:style-name="ce132">
            <text:p>0</text:p>
          </table:table-cell>
          <table:table-cell office:value-type="string" table:style-name="ce133">
            <text:p>-</text:p>
          </table:table-cell>
          <table:table-cell office:value-type="float" office:value="0" table:style-name="ce132">
            <text:p>0</text:p>
          </table:table-cell>
          <table:table-cell office:value-type="string" table:style-name="ce133">
            <text:p>-</text:p>
          </table:table-cell>
          <table:table-cell office:value-type="date" office:date-value="2022-11-30T00:00:00" table:style-name="ce134">
            <text:p>30/11/2022</text:p>
          </table:table-cell>
          <table:table-cell table:number-columns-repeated="16377"/>
        </table:table-row>
        <table:table-row table:style-name="ro5">
          <table:table-cell office:value-type="string" table:style-name="ce138">
            <text:p>Totales</text:p>
          </table:table-cell>
          <table:table-cell office:value-type="float" office:value="3815164" table:style-name="ce139">
            <text:p>3.815.164</text:p>
          </table:table-cell>
          <table:table-cell office:value-type="float" office:value="2133047" table:style-name="ce139">
            <text:p>2.133.047</text:p>
          </table:table-cell>
          <table:table-cell office:value-type="percentage" office:value="0.55909706633843259" table:style-name="ce140">
            <text:p>55,9%</text:p>
          </table:table-cell>
          <table:table-cell office:value-type="float" office:value="1761074" table:style-name="ce139">
            <text:p>1.761.074</text:p>
          </table:table-cell>
          <table:table-cell office:value-type="percentage" office:value="0.46159850533292934" table:style-name="ce140">
            <text:p>46,2%</text:p>
          </table:table-cell>
          <table:table-cell table:style-name="ce139"/>
          <table:table-cell table:number-columns-repeated="16377"/>
        </table:table-row>
        <table:table-row table:number-rows-repeated="1048553" table:style-name="ro5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put_Resultado" table:style-name="ta4">
        <table:table-source xlink:href="file:///C:/Users/mmartingarc/AppData/Local/Microsoft/Windows/INetCache/Content.Outlook/SWPGEOVN/20210611_Plan%20Táctico_PROv10.4%20-%20Base-%20Trabajo%20-%202DAZvariable60+%20-%20copia.xlsm" table:table-name="Input_Resultad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3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3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Gantt_Dosis" table:style-name="ta4">
        <table:table-source xlink:href="file:///C:/Users/mmartingarc/AppData/Local/Microsoft/Windows/INetCache/Content.Outlook/SWPGEOVN/20210611_Plan%20Táctico_PROv10.4%20-%20Base-%20Trabajo%20-%202DAZvariable60+%20-%20copia.xlsm" table:table-name="Gantt_Dosi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odeloPre" table:style-name="ta4">
        <table:table-source xlink:href="file:///C:/Users/mmartingarc/AppData/Local/Microsoft/Windows/INetCache/Content.Outlook/SWPGEOVN/20210611_Plan%20Táctico_PROv10.4%20-%20Base-%20Trabajo%20-%202DAZvariable60+%20-%20copia.xlsm" table:table-name="ModeloPr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odeloB" table:style-name="ta4">
        <table:table-source xlink:href="file:///C:/Users/mmartingarc/AppData/Local/Microsoft/Windows/INetCache/Content.Outlook/SWPGEOVN/20210611_Plan%20Táctico_PROv10.4%20-%20Base-%20Trabajo%20-%202DAZvariable60+%20-%20copia.xlsm" table:table-name="Modelo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3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3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Real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Re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3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3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3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3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3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3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3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Gantt_Vac" table:style-name="ta4">
        <table:table-source xlink:href="file:///C:/Users/mmartingarc/AppData/Local/Microsoft/Windows/INetCache/Content.Outlook/SWPGEOVN/20210611_Plan%20Táctico_PROv10.4%20-%20Base-%20Trabajo%20-%202DAZvariable60+%20-%20copia.xlsm" table:table-name="Gantt_Va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Hoja4" table:style-name="ta4">
        <table:table-source xlink:href="file:///C:/Users/mmartingarc/AppData/Local/Microsoft/Windows/INetCache/Content.Outlook/SWPGEOVN/20210611_Plan%20Táctico_PROv10.4%20-%20Base-%20Trabajo%20-%202DAZvariable60+%20-%20copia.xlsm" table:table-name="Hoj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3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3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3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3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G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G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office:value-type="float" office:value="103350"/>
          <table:table-cell office:value-type="float" office:value="41900"/>
          <table:table-cell office:value-type="float" office:value="35100"/>
          <table:table-cell office:value-type="float" office:value="79560"/>
          <table:table-cell office:value-type="float" office:value="140050"/>
          <table:table-cell office:value-type="float" office:value="114880"/>
          <table:table-cell office:value-type="float" office:value="163300"/>
          <table:table-cell office:value-type="float" office:value="130600"/>
          <table:table-cell office:value-type="float" office:value="1416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2015"/>
          <table:table-cell office:value-type="float" office:value="11700"/>
          <table:table-cell office:value-type="float" office:value="12900"/>
          <table:table-cell office:value-type="float" office:value="5850"/>
          <table:table-cell office:value-type="float" office:value="14040"/>
          <table:table-cell office:value-type="float" office:value="23370"/>
          <table:table-cell office:value-type="float" office:value="19170"/>
          <table:table-cell office:value-type="float" office:value="26110"/>
          <table:table-cell office:value-type="float" office:value="22680"/>
          <table:table-cell office:value-type="float" office:value="2765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2020"/>
          <table:table-cell office:value-type="float" office:value="11700"/>
          <table:table-cell office:value-type="float" office:value="12900"/>
          <table:table-cell office:value-type="float" office:value="8775"/>
          <table:table-cell office:value-type="float" office:value="14040"/>
          <table:table-cell office:value-type="float" office:value="21000"/>
          <table:table-cell office:value-type="float" office:value="18840"/>
          <table:table-cell office:value-type="float" office:value="22440"/>
          <table:table-cell office:value-type="float" office:value="20440"/>
          <table:table-cell office:value-type="float" office:value="2418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990"/>
          <table:table-cell office:value-type="float" office:value="5850"/>
          <table:table-cell office:value-type="float" office:value="6450"/>
          <table:table-cell office:value-type="float" office:value="3900"/>
          <table:table-cell office:value-type="float" office:value="7020"/>
          <table:table-cell office:value-type="float" office:value="13250"/>
          <table:table-cell office:value-type="float" office:value="12520"/>
          <table:table-cell office:value-type="float" office:value="16620"/>
          <table:table-cell office:value-type="float" office:value="10320"/>
          <table:table-cell office:value-type="float" office:value="1826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4010"/>
          <table:table-cell office:value-type="float" office:value="27300"/>
          <table:table-cell office:value-type="float" office:value="1300"/>
          <table:table-cell office:value-type="float" office:value="7800"/>
          <table:table-cell office:value-type="float" office:value="15210"/>
          <table:table-cell office:value-type="float" office:value="29810"/>
          <table:table-cell office:value-type="float" office:value="24340"/>
          <table:table-cell office:value-type="float" office:value="35450"/>
          <table:table-cell office:value-type="float" office:value="26020"/>
          <table:table-cell office:value-type="float" office:value="353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000"/>
          <table:table-cell office:value-type="float" office:value="5850"/>
          <table:table-cell office:value-type="float" office:value="6350"/>
          <table:table-cell office:value-type="float" office:value="2925"/>
          <table:table-cell office:value-type="float" office:value="7020"/>
          <table:table-cell office:value-type="float" office:value="10650"/>
          <table:table-cell office:value-type="float" office:value="8550"/>
          <table:table-cell office:value-type="float" office:value="12990"/>
          <table:table-cell office:value-type="float" office:value="11190"/>
          <table:table-cell office:value-type="float" office:value="114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8000"/>
          <table:table-cell office:value-type="float" office:value="17550"/>
          <table:table-cell office:value-type="float" office:value="19250"/>
          <table:table-cell office:value-type="float" office:value="8775"/>
          <table:table-cell office:value-type="float" office:value="21060"/>
          <table:table-cell office:value-type="float" office:value="34520"/>
          <table:table-cell office:value-type="float" office:value="28420"/>
          <table:table-cell office:value-type="float" office:value="40200"/>
          <table:table-cell office:value-type="float" office:value="32800"/>
          <table:table-cell office:value-type="float" office:value="3900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26040"/>
          <table:table-cell office:value-type="float" office:value="28275"/>
          <table:table-cell office:value-type="float" office:value="24925"/>
          <table:table-cell office:value-type="float" office:value="16575"/>
          <table:table-cell office:value-type="float" office:value="28080"/>
          <table:table-cell office:value-type="float" office:value="48880"/>
          <table:table-cell office:value-type="float" office:value="39380"/>
          <table:table-cell office:value-type="float" office:value="53630"/>
          <table:table-cell office:value-type="float" office:value="48900"/>
          <table:table-cell office:value-type="float" office:value="5681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1070"/>
          <table:table-cell office:value-type="float" office:value="59475"/>
          <table:table-cell office:value-type="float" office:value="65275"/>
          <table:table-cell office:value-type="float" office:value="31200"/>
          <table:table-cell office:value-type="float" office:value="69030"/>
          <table:table-cell office:value-type="float" office:value="122920"/>
          <table:table-cell office:value-type="float" office:value="101150"/>
          <table:table-cell office:value-type="float" office:value="143660"/>
          <table:table-cell office:value-type="float" office:value="112730"/>
          <table:table-cell office:value-type="float" office:value="13993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005"/>
          <table:table-cell office:value-type="float" office:value="0"/>
          <table:table-cell office:value-type="float" office:value="200"/>
          <table:table-cell office:value-type="float" office:value="975"/>
          <table:table-cell office:value-type="float" office:value="0"/>
          <table:table-cell office:value-type="float" office:value="600"/>
          <table:table-cell office:value-type="float" office:value="2740"/>
          <table:table-cell office:value-type="float" office:value="700"/>
          <table:table-cell office:value-type="float" office:value="200"/>
          <table:table-cell office:value-type="float" office:value="18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31000"/>
          <table:table-cell office:value-type="float" office:value="30225"/>
          <table:table-cell office:value-type="float" office:value="33125"/>
          <table:table-cell office:value-type="float" office:value="17550"/>
          <table:table-cell office:value-type="float" office:value="33930"/>
          <table:table-cell office:value-type="float" office:value="66160"/>
          <table:table-cell office:value-type="float" office:value="55490"/>
          <table:table-cell office:value-type="float" office:value="81480"/>
          <table:table-cell office:value-type="float" office:value="56950"/>
          <table:table-cell office:value-type="float" office:value="9115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1000"/>
          <table:table-cell office:value-type="float" office:value="21450"/>
          <table:table-cell office:value-type="float" office:value="1000"/>
          <table:table-cell office:value-type="float" office:value="6825"/>
          <table:table-cell office:value-type="float" office:value="11700"/>
          <table:table-cell office:value-type="float" office:value="20400"/>
          <table:table-cell office:value-type="float" office:value="16700"/>
          <table:table-cell office:value-type="float" office:value="22840"/>
          <table:table-cell office:value-type="float" office:value="19540"/>
          <table:table-cell office:value-type="float" office:value="209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9030"/>
          <table:table-cell office:value-type="float" office:value="18525"/>
          <table:table-cell office:value-type="float" office:value="20325"/>
          <table:table-cell office:value-type="float" office:value="10725"/>
          <table:table-cell office:value-type="float" office:value="21060"/>
          <table:table-cell office:value-type="float" office:value="40060"/>
          <table:table-cell office:value-type="float" office:value="32690"/>
          <table:table-cell office:value-type="float" office:value="46870"/>
          <table:table-cell office:value-type="float" office:value="35840"/>
          <table:table-cell office:value-type="float" office:value="6389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50040"/>
          <table:table-cell office:value-type="float" office:value="48750"/>
          <table:table-cell office:value-type="float" office:value="53450"/>
          <table:table-cell office:value-type="float" office:value="24375"/>
          <table:table-cell office:value-type="float" office:value="56160"/>
          <table:table-cell office:value-type="float" office:value="101050"/>
          <table:table-cell office:value-type="float" office:value="84750"/>
          <table:table-cell office:value-type="float" office:value="121320"/>
          <table:table-cell office:value-type="float" office:value="91420"/>
          <table:table-cell office:value-type="float" office:value="1171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005"/>
          <table:table-cell office:value-type="float" office:value="0"/>
          <table:table-cell office:value-type="float" office:value="200"/>
          <table:table-cell office:value-type="float" office:value="975"/>
          <table:table-cell office:value-type="float" office:value="0"/>
          <table:table-cell office:value-type="float" office:value="600"/>
          <table:table-cell office:value-type="float" office:value="1570"/>
          <table:table-cell office:value-type="float" office:value="700"/>
          <table:table-cell office:value-type="float" office:value="200"/>
          <table:table-cell office:value-type="float" office:value="18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3010"/>
          <table:table-cell office:value-type="float" office:value="12675"/>
          <table:table-cell office:value-type="float" office:value="13875"/>
          <table:table-cell office:value-type="float" office:value="6825"/>
          <table:table-cell office:value-type="float" office:value="14040"/>
          <table:table-cell office:value-type="float" office:value="25640"/>
          <table:table-cell office:value-type="float" office:value="21140"/>
          <table:table-cell office:value-type="float" office:value="28780"/>
          <table:table-cell office:value-type="float" office:value="24350"/>
          <table:table-cell office:value-type="float" office:value="243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000"/>
          <table:table-cell office:value-type="float" office:value="5850"/>
          <table:table-cell office:value-type="float" office:value="6350"/>
          <table:table-cell office:value-type="float" office:value="2925"/>
          <table:table-cell office:value-type="float" office:value="7020"/>
          <table:table-cell office:value-type="float" office:value="10950"/>
          <table:table-cell office:value-type="float" office:value="8950"/>
          <table:table-cell office:value-type="float" office:value="12420"/>
          <table:table-cell office:value-type="float" office:value="12360"/>
          <table:table-cell office:value-type="float" office:value="120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6005"/>
          <table:table-cell office:value-type="float" office:value="15600"/>
          <table:table-cell office:value-type="float" office:value="17000"/>
          <table:table-cell office:value-type="float" office:value="8775"/>
          <table:table-cell office:value-type="float" office:value="18720"/>
          <table:table-cell office:value-type="float" office:value="31980"/>
          <table:table-cell office:value-type="float" office:value="26880"/>
          <table:table-cell office:value-type="float" office:value="38190"/>
          <table:table-cell office:value-type="float" office:value="29160"/>
          <table:table-cell office:value-type="float" office:value="4615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2990"/>
          <table:table-cell office:value-type="float" office:value="2925"/>
          <table:table-cell office:value-type="float" office:value="3125"/>
          <table:table-cell office:value-type="float" office:value="2925"/>
          <table:table-cell office:value-type="float" office:value="2340"/>
          <table:table-cell office:value-type="float" office:value="6010"/>
          <table:table-cell office:value-type="float" office:value="3840"/>
          <table:table-cell office:value-type="float" office:value="6110"/>
          <table:table-cell office:value-type="float" office:value="5980"/>
          <table:table-cell office:value-type="float" office:value="591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378300"/>
          <table:table-cell office:value-type="float" office:value="427050"/>
          <table:table-cell office:value-type="float" office:value="339900"/>
          <table:table-cell office:value-type="float" office:value="203775"/>
          <table:table-cell office:value-type="float" office:value="420030"/>
          <table:table-cell office:value-type="float" office:value="747900"/>
          <table:table-cell office:value-type="float" office:value="622000"/>
          <table:table-cell office:value-type="float" office:value="873810"/>
          <table:table-cell office:value-type="float" office:value="691680"/>
          <table:table-cell office:value-type="float" office:value="87951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 table:number-rows-repeated="1048554">
          <table:table-cell table:number-columns-repeated="16328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3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3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3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3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3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3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3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3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3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3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3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3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4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4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4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4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4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4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4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4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4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4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4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4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5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5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5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5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5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5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5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5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5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5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5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5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6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6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6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6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6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6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6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6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6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6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6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6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7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7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7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7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7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7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7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7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7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7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7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7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8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8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8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8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8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8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8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8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8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8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8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8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9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9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9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9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9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9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9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9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9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9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9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9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2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2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2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2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2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2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2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2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2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2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0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0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0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0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0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0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0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0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0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0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1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1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1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1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1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1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1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1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1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1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3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3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3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3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3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3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3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3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3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3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4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4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4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4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4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4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4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4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4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4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5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5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5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5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5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5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5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5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5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5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6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6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6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6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6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6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6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6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6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6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7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7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7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7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7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7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7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7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7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7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7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8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8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8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8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8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8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8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8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8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8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8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9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9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9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9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9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9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9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9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9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9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9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0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0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0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0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0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0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0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0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0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0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0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0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0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0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0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1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1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1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1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1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1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1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1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1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1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1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1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1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1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1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2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2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2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2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2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2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2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2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2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2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2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2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2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2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2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salafranca/OneDrive%20-%20Indra/X-1%20ROADIS%202.0/2021%20Plan%20de%20trabajo/Plan%20de%20trabajo%202020/20200207%20-%20ROADIS%20-%20Plan%20de%20trabajo%202020%20v1.0.xlsx'#Plan" table:style-name="ta4">
        <table:table-source xlink:href="file:///C:/Users/asalafranca/OneDrive%20-%20Indra/X-1%20ROADIS%202.0/2021%20Plan%20de%20trabajo/Plan%20de%20trabajo%202020/20200207%20-%20ROADIS%20-%20Plan%20de%20trabajo%202020%20v1.0.xlsx" table:table-name="Plan" table:mode="copy-results-only"/>
        <table:table-column/>
        <table:table-row table:number-rows-repeated="2">
          <table:table-cell table:number-columns-repeated="16384"/>
        </table:table-row>
        <table:table-row>
          <table:table-cell/>
          <table:table-cell office:value-type="float" office:value="43868"/>
          <table:table-cell table:number-columns-repeated="16382"/>
        </table:table-row>
        <table:table-row table:number-rows-repeated="1048573">
          <table:table-cell table:number-columns-repeated="16382"/>
        </table:table-row>
      </table:table>
      <table:table table:name="'file:///C:/Users/asalafranca/OneDrive%20-%20Indra/X-1%20ROADIS%202.0/2021%20Plan%20de%20trabajo/Plan%20de%20trabajo%202020/20200207%20-%20ROADIS%20-%20Plan%20de%20trabajo%202020%20v1.0.xlsx'#Aux" table:style-name="ta4">
        <table:table-source xlink:href="file:///C:/Users/asalafranca/OneDrive%20-%20Indra/X-1%20ROADIS%202.0/2021%20Plan%20de%20trabajo/Plan%20de%20trabajo%202020/20200207%20-%20ROADIS%20-%20Plan%20de%20trabajo%202020%20v1.0.xlsx" table:table-name="Aux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Completed" table:expression="of:=(['file:///C:/Users/asalafranca/OneDrive%20-%20Indra/X-1%20ROADIS%202.0/2021%20Plan%20de%20trabajo/Plan%20de%20trabajo%202020/20200207%20-%20ROADIS%20-%20Plan%20de%20trabajo%202020%20v1.0.xlsx'#Plan.A$6]=MEDIAN(['file:///C:/Users/asalafranca/OneDrive%20-%20Indra/X-1%20ROADIS%202.0/2021%20Plan%20de%20trabajo/Plan%20de%20trabajo%202020/20200207%20-%20ROADIS%20-%20Plan%20de%20trabajo%202020%20v1.0.xlsx'#Plan.A$6];['file:///C:/Users/asalafranca/OneDrive%20-%20Indra/X-1%20ROADIS%202.0/2021%20Plan%20de%20trabajo/Plan%20de%20trabajo%202020/20200207%20-%20ROADIS%20-%20Plan%20de%20trabajo%202020%20v1.0.xlsx'#Plan.$E1];['file:///C:/Users/asalafranca/OneDrive%20-%20Indra/X-1%20ROADIS%202.0/2021%20Plan%20de%20trabajo/Plan%20de%20trabajo%202020/20200207%20-%20ROADIS%20-%20Plan%20de%20trabajo%202020%20v1.0.xlsx'#Plan.$E1]+(['file:///C:/Users/asalafranca/OneDrive%20-%20Indra/X-1%20ROADIS%202.0/2021%20Plan%20de%20trabajo/Plan%20de%20trabajo%202020/20200207%20-%20ROADIS%20-%20Plan%20de%20trabajo%202020%20v1.0.xlsx'#Plan.$F1]-['file:///C:/Users/asalafranca/OneDrive%20-%20Indra/X-1%20ROADIS%202.0/2021%20Plan%20de%20trabajo/Plan%20de%20trabajo%202020/20200207%20-%20ROADIS%20-%20Plan%20de%20trabajo%202020%20v1.0.xlsx'#Plan.$E1])*['file:///C:/Users/asalafranca/OneDrive%20-%20Indra/X-1%20ROADIS%202.0/2021%20Plan%20de%20trabajo/Plan%20de%20trabajo%202020/20200207%20-%20ROADIS%20-%20Plan%20de%20trabajo%202020%20v1.0.xlsx'#Plan.$G1]))*(['file:///C:/Users/asalafranca/OneDrive%20-%20Indra/X-1%20ROADIS%202.0/2021%20Plan%20de%20trabajo/Plan%20de%20trabajo%202020/20200207%20-%20ROADIS%20-%20Plan%20de%20trabajo%202020%20v1.0.xlsx'#Plan.$G1]&gt;0)" table:base-cell-address="Comunicación.$A$1"/>
        <table:named-range table:name="ENT_REAL" table:cell-range-address="'file:///C:/Users/mmartingarc/AppData/Local/Microsoft/Windows/INetCache/Content.Outlook/SWPGEOVN/20210611_Plan%20Táctico_PROv10.4%20-%20Base-%20Trabajo%20-%202DAZvariable60+%20-%20copia.xlsm'#Entregas_reales.$D$3:Entregas_reales.$BD$22" table:base-cell-address="Comunicación.$A$1"/>
        <table:named-expression table:name="FechaActual" table:expression="of:=(['file:///C:/Users/asalafranca/OneDrive%20-%20Indra/X-1%20ROADIS%202.0/2021%20Plan%20de%20trabajo/Plan%20de%20trabajo%202020/20200207%20-%20ROADIS%20-%20Plan%20de%20trabajo%202020%20v1.0.xlsx'#Plan.A$6]=['file:///C:/Users/asalafranca/OneDrive%20-%20Indra/X-1%20ROADIS%202.0/2021%20Plan%20de%20trabajo/Plan%20de%20trabajo%202020/20200207%20-%20ROADIS%20-%20Plan%20de%20trabajo%202020%20v1.0.xlsx'#Plan.$B$3])*(['file:///C:/Users/asalafranca/OneDrive%20-%20Indra/X-1%20ROADIS%202.0/2021%20Plan%20de%20trabajo/Plan%20de%20trabajo%202020/20200207%20-%20ROADIS%20-%20Plan%20de%20trabajo%202020%20v1.0.xlsx'#Plan.$C1]&gt;0)" table:base-cell-address="Comunicación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Normal_32_4_32_2" style:display-name="Normal 4 2" style:family="table-cell" style:data-style-name="N0">
      <style:table-cell-properties style:vertical-align="automatic" fo:background-color="transparent"/>
    </style:style>
    <style:style style:name="Normal_32_4_32_3" style:display-name="Normal 4 3" style:family="table-cell" style:data-style-name="N0">
      <style:table-cell-properties style:vertical-align="automatic" fo:background-color="transparent"/>
    </style:style>
    <style:style style:name="Normal_32_4_32_4" style:display-name="Normal 4 4" style:family="table-cell" style:data-style-name="N0">
      <style:table-cell-properties style:vertical-align="automatic" fo:background-color="transparent"/>
    </style:style>
    <style:style style:name="Normal_32_5" style:display-name="Normal 5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style style:name="Porcentaje_32_2" style:display-name="Porcentaje 2" style:family="table-cell" style:data-style-name="N13"/>
    <style:style style:name="Porcentaje_32_3" style:display-name="Porcentaje 3" style:family="table-cell" style:data-style-name="N13"/>
    <style:style style:name="Porcentaje_32_4" style:display-name="Porcentaje 4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2-12-01T15:23:08Z</dc:date>
  </office:meta>
</office:document-meta>
</file>